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7.94pt"/>
    </style:style>
    <style:style style:name="co3" style:family="table-column">
      <style:table-column-properties fo:break-before="auto" style:column-width="93.0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ta2" style:family="table" style:master-page-name="PageStyle_5f_Canary_5f_isolate_5f_requests_5f_per_5f_min">
      <style:table-properties table:display="true" style:writing-mode="lr-tb"/>
    </style:style>
    <style:style style:name="ta3" style:family="table" style:master-page-name="PageStyle_5f_Canary_5f_isolate_5f_failure_5f_per_5f_min">
      <style:table-properties table:display="true" style:writing-mode="lr-tb"/>
    </style:style>
    <style:style style:name="ta4" style:family="table" style:master-page-name="PageStyle_5f_Canary_5f_global_5f_failure_5f_per_5f_min">
      <style:table-properties table:display="true" style:writing-mode="lr-tb"/>
    </style:style>
    <style:style style:name="ta5" style:family="table" style:master-page-name="PageStyle_5f_Canary_5f_global_5f_requests_5f_per_5f_min">
      <style:table-properties table:display="true" style:writing-mode="lr-tb"/>
    </style:style>
    <style:style style:name="ta6" style:family="table" style:master-page-name="PageStyle_5f_Rolling_5f_requests_5f_total_5f_per_5f_min">
      <style:table-properties table:display="true" style:writing-mode="lr-tb"/>
    </style:style>
    <style:style style:name="ta7" style:family="table" style:master-page-name="PageStyle_5f_Rolling_5f_failure_5f_per_5f_min">
      <style:table-properties table:display="true" style:writing-mode="lr-tb"/>
    </style:style>
    <style:style style:name="ta8" style:family="table" style:master-page-name="PageStyle_5f_Canary_5f_global_5f_requests_5f_p95">
      <style:table-properties table:display="true" style:writing-mode="lr-tb"/>
    </style:style>
    <style:style style:name="ta9" style:family="table" style:master-page-name="PageStyle_5f_Rolling_5f_requests_5f_p95">
      <style:table-properties table:display="true" style:writing-mode="lr-tb"/>
    </style:style>
    <style:style style:name="ta10" style:family="table" style:master-page-name="PageStyle_5f_Canary_5f_isolate_5f_requests_5f_p95">
      <style:table-properties table:display="true" style:writing-mode="lr-tb"/>
    </style:style>
    <style:style style:name="ta11" style:family="table" style:master-page-name="PageStyle_5f_canary_5f_isolate_5f_p95_5f_dura">
      <style:table-properties table:display="true" style:writing-mode="lr-tb"/>
    </style:style>
    <style:style style:name="ta12" style:family="table" style:master-page-name="PageStyle_5f_Rolling_5f_p95_5f_dura">
      <style:table-properties table:display="true" style:writing-mode="lr-tb"/>
    </style:style>
    <style:style style:name="ta13" style:family="table" style:master-page-name="PageStyle_5f_canary_5f_global_5f_p95_5f_dura">
      <style:table-properties table:display="true" style:writing-mode="lr-tb"/>
    </style:style>
    <style:style style:name="ta14" style:family="table" style:master-page-name="PageStyle_5f_WRONG_5f_QUERY_5f_canary_5f_isolate_5f_p95_5f_dura">
      <style:table-properties table:display="true" style:writing-mode="lr-tb"/>
    </style:style>
    <style:style style:name="ta15" style:family="table" style:master-page-name="PageStyle_5f_WRONG_5f_QUERY_5f_Rolling_5f_p95_5f_dura">
      <style:table-properties table:display="true" style:writing-mode="lr-tb"/>
    </style:style>
    <style:style style:name="ta16" style:family="table" style:master-page-name="PageStyle_5f_WRONG_5f_QUERY_5f_Canary_5f_global_5f_p95_5f_dur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ry_isolate_requests_per_min" table:style-name="ta2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0:00" calcext:value-type="date">
            <text:p>2026-03-14 22:20:00</text:p>
          </table:table-cell>
          <table:table-cell table:style-name="ce1" office:value-type="float" office:value="43398" calcext:value-type="float">
            <text:p>433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1:00" calcext:value-type="date">
            <text:p>2026-03-14 22:2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2:00" calcext:value-type="date">
            <text:p>2026-03-14 22:2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3:00" calcext:value-type="date">
            <text:p>2026-03-14 22:2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4:00" calcext:value-type="date">
            <text:p>2026-03-14 22:24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5:00" calcext:value-type="date">
            <text:p>2026-03-14 22:2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6:00" calcext:value-type="date">
            <text:p>2026-03-14 22:2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7:00" calcext:value-type="date">
            <text:p>2026-03-14 22:27:00</text:p>
          </table:table-cell>
          <table:table-cell table:style-name="ce1" office:value-type="float" office:value="71996" calcext:value-type="float">
            <text:p>719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8:00" calcext:value-type="date">
            <text:p>2026-03-14 22:28:00</text:p>
          </table:table-cell>
          <table:table-cell table:style-name="ce1" office:value-type="float" office:value="72014" calcext:value-type="float">
            <text:p>720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9:00" calcext:value-type="date">
            <text:p>2026-03-14 22:29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30:00" calcext:value-type="date">
            <text:p>2026-03-14 22:30:00</text:p>
          </table:table-cell>
          <table:table-cell table:style-name="ce1" office:value-type="float" office:value="71996" calcext:value-type="float">
            <text:p>719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31:00" calcext:value-type="date">
            <text:p>2026-03-14 22:3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32:00" calcext:value-type="date">
            <text:p>2026-03-14 22:32:00</text:p>
          </table:table-cell>
          <table:table-cell table:style-name="ce1" office:value-type="float" office:value="71947" calcext:value-type="float">
            <text:p>7194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33:00" calcext:value-type="date">
            <text:p>2026-03-14 22:3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34:00" calcext:value-type="date">
            <text:p>2026-03-14 22:3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35:00" calcext:value-type="date">
            <text:p>2026-03-14 22:3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36:00" calcext:value-type="date">
            <text:p>2026-03-14 22:36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37:00" calcext:value-type="date">
            <text:p>2026-03-14 22:3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38:00" calcext:value-type="date">
            <text:p>2026-03-14 22:38:00</text:p>
          </table:table-cell>
          <table:table-cell table:style-name="ce1" office:value-type="float" office:value="71991" calcext:value-type="float">
            <text:p>719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39:00" calcext:value-type="date">
            <text:p>2026-03-14 22:3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40:00" calcext:value-type="date">
            <text:p>2026-03-14 22:4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41:00" calcext:value-type="date">
            <text:p>2026-03-14 22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42:00" calcext:value-type="date">
            <text:p>2026-03-14 22:42:00</text:p>
          </table:table-cell>
          <table:table-cell table:style-name="ce1" office:value-type="float" office:value="71987" calcext:value-type="float">
            <text:p>7198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43:00" calcext:value-type="date">
            <text:p>2026-03-14 22:4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44:00" calcext:value-type="date">
            <text:p>2026-03-14 22:4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45:00" calcext:value-type="date">
            <text:p>2026-03-14 22:4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46:00" calcext:value-type="date">
            <text:p>2026-03-14 22:4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47:00" calcext:value-type="date">
            <text:p>2026-03-14 22:4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48:00" calcext:value-type="date">
            <text:p>2026-03-14 22:4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49:00" calcext:value-type="date">
            <text:p>2026-03-14 22:49:00</text:p>
          </table:table-cell>
          <table:table-cell table:style-name="ce1" office:value-type="float" office:value="71988" calcext:value-type="float">
            <text:p>719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50:00" calcext:value-type="date">
            <text:p>2026-03-14 22:50:00</text:p>
          </table:table-cell>
          <table:table-cell table:style-name="ce1" office:value-type="float" office:value="30553" calcext:value-type="float">
            <text:p>3055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57:00" calcext:value-type="date">
            <text:p>2026-03-14 22:57:00</text:p>
          </table:table-cell>
          <table:table-cell table:style-name="ce1" office:value-type="float" office:value="23943" calcext:value-type="float">
            <text:p>239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58:00" calcext:value-type="date">
            <text:p>2026-03-14 22:5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59:00" calcext:value-type="date">
            <text:p>2026-03-14 22:5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0:00" calcext:value-type="date">
            <text:p>2026-03-14 23:0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1:00" calcext:value-type="date">
            <text:p>2026-03-14 23:01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2:00" calcext:value-type="date">
            <text:p>2026-03-14 23:0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3:00" calcext:value-type="date">
            <text:p>2026-03-14 23:0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4:00" calcext:value-type="date">
            <text:p>2026-03-14 23:04:00</text:p>
          </table:table-cell>
          <table:table-cell table:style-name="ce1" office:value-type="float" office:value="71961" calcext:value-type="float">
            <text:p>719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5:00" calcext:value-type="date">
            <text:p>2026-03-14 23:05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6:00" calcext:value-type="date">
            <text:p>2026-03-14 23:0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7:00" calcext:value-type="date">
            <text:p>2026-03-14 23:0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8:00" calcext:value-type="date">
            <text:p>2026-03-14 23:08:00</text:p>
          </table:table-cell>
          <table:table-cell table:style-name="ce1" office:value-type="float" office:value="72004" calcext:value-type="float">
            <text:p>720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9:00" calcext:value-type="date">
            <text:p>2026-03-14 23:09:00</text:p>
          </table:table-cell>
          <table:table-cell table:style-name="ce1" office:value-type="float" office:value="71988" calcext:value-type="float">
            <text:p>719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10:00" calcext:value-type="date">
            <text:p>2026-03-14 23:1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11:00" calcext:value-type="date">
            <text:p>2026-03-14 23:1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12:00" calcext:value-type="date">
            <text:p>2026-03-14 23:1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13:00" calcext:value-type="date">
            <text:p>2026-03-14 23:1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14:00" calcext:value-type="date">
            <text:p>2026-03-14 23:1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15:00" calcext:value-type="date">
            <text:p>2026-03-14 23:1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16:00" calcext:value-type="date">
            <text:p>2026-03-14 23:1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17:00" calcext:value-type="date">
            <text:p>2026-03-14 23:17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18:00" calcext:value-type="date">
            <text:p>2026-03-14 23:1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19:00" calcext:value-type="date">
            <text:p>2026-03-14 23:1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20:00" calcext:value-type="date">
            <text:p>2026-03-14 23:2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21:00" calcext:value-type="date">
            <text:p>2026-03-14 23:2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22:00" calcext:value-type="date">
            <text:p>2026-03-14 23:2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23:00" calcext:value-type="date">
            <text:p>2026-03-14 23:23:00</text:p>
          </table:table-cell>
          <table:table-cell table:style-name="ce1" office:value-type="float" office:value="71972" calcext:value-type="float">
            <text:p>719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24:00" calcext:value-type="date">
            <text:p>2026-03-14 23:2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25:00" calcext:value-type="date">
            <text:p>2026-03-14 23:25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26:00" calcext:value-type="date">
            <text:p>2026-03-14 23:26:00</text:p>
          </table:table-cell>
          <table:table-cell table:style-name="ce1" office:value-type="float" office:value="71962" calcext:value-type="float">
            <text:p>719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27:00" calcext:value-type="date">
            <text:p>2026-03-14 23:27:00</text:p>
          </table:table-cell>
          <table:table-cell table:style-name="ce1" office:value-type="float" office:value="49976" calcext:value-type="float">
            <text:p>4997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35:00" calcext:value-type="date">
            <text:p>2026-03-14 23:35:00</text:p>
          </table:table-cell>
          <table:table-cell table:style-name="ce1" office:value-type="float" office:value="12723" calcext:value-type="float">
            <text:p>1272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36:00" calcext:value-type="date">
            <text:p>2026-03-14 23:3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37:00" calcext:value-type="date">
            <text:p>2026-03-14 23:37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38:00" calcext:value-type="date">
            <text:p>2026-03-14 23:3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39:00" calcext:value-type="date">
            <text:p>2026-03-14 23:3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40:00" calcext:value-type="date">
            <text:p>2026-03-14 23:4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41:00" calcext:value-type="date">
            <text:p>2026-03-14 23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42:00" calcext:value-type="date">
            <text:p>2026-03-14 23:42:00</text:p>
          </table:table-cell>
          <table:table-cell table:style-name="ce1" office:value-type="float" office:value="19429" calcext:value-type="float">
            <text:p>1942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47:00" calcext:value-type="date">
            <text:p>2026-03-14 23:47:00</text:p>
          </table:table-cell>
          <table:table-cell table:style-name="ce1" office:value-type="float" office:value="38359" calcext:value-type="float">
            <text:p>3835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48:00" calcext:value-type="date">
            <text:p>2026-03-14 23:4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49:00" calcext:value-type="date">
            <text:p>2026-03-14 23:4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0:00" calcext:value-type="date">
            <text:p>2026-03-14 23:50:00</text:p>
          </table:table-cell>
          <table:table-cell table:style-name="ce1" office:value-type="float" office:value="72017" calcext:value-type="float">
            <text:p>7201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1:00" calcext:value-type="date">
            <text:p>2026-03-14 23:51:00</text:p>
          </table:table-cell>
          <table:table-cell table:style-name="ce1" office:value-type="float" office:value="72012" calcext:value-type="float">
            <text:p>7201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2:00" calcext:value-type="date">
            <text:p>2026-03-14 23:52:00</text:p>
          </table:table-cell>
          <table:table-cell table:style-name="ce1" office:value-type="float" office:value="71996" calcext:value-type="float">
            <text:p>719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3:00" calcext:value-type="date">
            <text:p>2026-03-14 23:5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4:00" calcext:value-type="date">
            <text:p>2026-03-14 23:54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5:00" calcext:value-type="date">
            <text:p>2026-03-14 23:55:00</text:p>
          </table:table-cell>
          <table:table-cell table:style-name="ce1" office:value-type="float" office:value="72013" calcext:value-type="float">
            <text:p>7201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6:00" calcext:value-type="date">
            <text:p>2026-03-14 23:5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7:00" calcext:value-type="date">
            <text:p>2026-03-14 23:57:00</text:p>
          </table:table-cell>
          <table:table-cell table:style-name="ce1" office:value-type="float" office:value="72016" calcext:value-type="float">
            <text:p>7201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8:00" calcext:value-type="date">
            <text:p>2026-03-14 23:58:00</text:p>
          </table:table-cell>
          <table:table-cell table:style-name="ce1" office:value-type="float" office:value="71995" calcext:value-type="float">
            <text:p>719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9:00" calcext:value-type="date">
            <text:p>2026-03-14 23:5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" calcext:value-type="date">
            <text:p>2026-03-15 00:0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01:00" calcext:value-type="date">
            <text:p>2026-03-15 00:0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02:00" calcext:value-type="date">
            <text:p>2026-03-15 00:0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03:00" calcext:value-type="date">
            <text:p>2026-03-15 00:0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04:00" calcext:value-type="date">
            <text:p>2026-03-15 00:0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05:00" calcext:value-type="date">
            <text:p>2026-03-15 00:0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06:00" calcext:value-type="date">
            <text:p>2026-03-15 00:0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07:00" calcext:value-type="date">
            <text:p>2026-03-15 00:07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08:00" calcext:value-type="date">
            <text:p>2026-03-15 00:0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09:00" calcext:value-type="date">
            <text:p>2026-03-15 00:0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10:00" calcext:value-type="date">
            <text:p>2026-03-15 00:1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11:00" calcext:value-type="date">
            <text:p>2026-03-15 00:1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12:00" calcext:value-type="date">
            <text:p>2026-03-15 00:1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13:00" calcext:value-type="date">
            <text:p>2026-03-15 00:1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14:00" calcext:value-type="date">
            <text:p>2026-03-15 00:14:00</text:p>
          </table:table-cell>
          <table:table-cell table:style-name="ce1" office:value-type="float" office:value="72005" calcext:value-type="float">
            <text:p>720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15:00" calcext:value-type="date">
            <text:p>2026-03-15 00:1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16:00" calcext:value-type="date">
            <text:p>2026-03-15 00:1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17:00" calcext:value-type="date">
            <text:p>2026-03-15 00:17:00</text:p>
          </table:table-cell>
          <table:table-cell table:style-name="ce1" office:value-type="float" office:value="32612" calcext:value-type="float">
            <text:p>3261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25:00" calcext:value-type="date">
            <text:p>2026-03-15 00:25:00</text:p>
          </table:table-cell>
          <table:table-cell table:style-name="ce1" office:value-type="float" office:value="47232" calcext:value-type="float">
            <text:p>4723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26:00" calcext:value-type="date">
            <text:p>2026-03-15 00:2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27:00" calcext:value-type="date">
            <text:p>2026-03-15 00:27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28:00" calcext:value-type="date">
            <text:p>2026-03-15 00:2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29:00" calcext:value-type="date">
            <text:p>2026-03-15 00:2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0:00" calcext:value-type="date">
            <text:p>2026-03-15 00:3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1:00" calcext:value-type="date">
            <text:p>2026-03-15 00:3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2:00" calcext:value-type="date">
            <text:p>2026-03-15 00:32:00</text:p>
          </table:table-cell>
          <table:table-cell table:style-name="ce1" office:value-type="float" office:value="71995" calcext:value-type="float">
            <text:p>719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3:00" calcext:value-type="date">
            <text:p>2026-03-15 00:3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4:00" calcext:value-type="date">
            <text:p>2026-03-15 00:34:00</text:p>
          </table:table-cell>
          <table:table-cell table:style-name="ce1" office:value-type="float" office:value="71977" calcext:value-type="float">
            <text:p>7197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5:00" calcext:value-type="date">
            <text:p>2026-03-15 00:35:00</text:p>
          </table:table-cell>
          <table:table-cell table:style-name="ce1" office:value-type="float" office:value="72004" calcext:value-type="float">
            <text:p>720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6:00" calcext:value-type="date">
            <text:p>2026-03-15 00:36:00</text:p>
          </table:table-cell>
          <table:table-cell table:style-name="ce1" office:value-type="float" office:value="72011" calcext:value-type="float">
            <text:p>7201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7:00" calcext:value-type="date">
            <text:p>2026-03-15 00:3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8:00" calcext:value-type="date">
            <text:p>2026-03-15 00:3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9:00" calcext:value-type="date">
            <text:p>2026-03-15 00:3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40:00" calcext:value-type="date">
            <text:p>2026-03-15 00:4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41:00" calcext:value-type="date">
            <text:p>2026-03-15 00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42:00" calcext:value-type="date">
            <text:p>2026-03-15 00:4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43:00" calcext:value-type="date">
            <text:p>2026-03-15 00:4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44:00" calcext:value-type="date">
            <text:p>2026-03-15 00:4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45:00" calcext:value-type="date">
            <text:p>2026-03-15 00:4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46:00" calcext:value-type="date">
            <text:p>2026-03-15 00:4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47:00" calcext:value-type="date">
            <text:p>2026-03-15 00:47:00</text:p>
          </table:table-cell>
          <table:table-cell table:style-name="ce1" office:value-type="float" office:value="71983" calcext:value-type="float">
            <text:p>7198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48:00" calcext:value-type="date">
            <text:p>2026-03-15 00:4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49:00" calcext:value-type="date">
            <text:p>2026-03-15 00:4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50:00" calcext:value-type="date">
            <text:p>2026-03-15 00:50:00</text:p>
          </table:table-cell>
          <table:table-cell table:style-name="ce1" office:value-type="float" office:value="71990" calcext:value-type="float">
            <text:p>7199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51:00" calcext:value-type="date">
            <text:p>2026-03-15 00:5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52:00" calcext:value-type="date">
            <text:p>2026-03-15 00:52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53:00" calcext:value-type="date">
            <text:p>2026-03-15 00:5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54:00" calcext:value-type="date">
            <text:p>2026-03-15 00:54:00</text:p>
          </table:table-cell>
          <table:table-cell table:style-name="ce1" office:value-type="float" office:value="71993" calcext:value-type="float">
            <text:p>719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55:00" calcext:value-type="date">
            <text:p>2026-03-15 00:55:00</text:p>
          </table:table-cell>
          <table:table-cell table:style-name="ce1" office:value-type="float" office:value="26068" calcext:value-type="float">
            <text:p>260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02:00" calcext:value-type="date">
            <text:p>2026-03-15 01:02:00</text:p>
          </table:table-cell>
          <table:table-cell table:style-name="ce1" office:value-type="float" office:value="14640" calcext:value-type="float">
            <text:p>146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03:00" calcext:value-type="date">
            <text:p>2026-03-15 01:03:00</text:p>
          </table:table-cell>
          <table:table-cell table:style-name="ce1" office:value-type="float" office:value="72013" calcext:value-type="float">
            <text:p>7201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04:00" calcext:value-type="date">
            <text:p>2026-03-15 01:0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05:00" calcext:value-type="date">
            <text:p>2026-03-15 01:0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06:00" calcext:value-type="date">
            <text:p>2026-03-15 01:06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07:00" calcext:value-type="date">
            <text:p>2026-03-15 01:0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08:00" calcext:value-type="date">
            <text:p>2026-03-15 01:0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09:00" calcext:value-type="date">
            <text:p>2026-03-15 01:0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0:00" calcext:value-type="date">
            <text:p>2026-03-15 01:10:00</text:p>
          </table:table-cell>
          <table:table-cell table:style-name="ce1" office:value-type="float" office:value="72008" calcext:value-type="float">
            <text:p>7200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1:00" calcext:value-type="date">
            <text:p>2026-03-15 01:11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2:00" calcext:value-type="date">
            <text:p>2026-03-15 01:12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3:00" calcext:value-type="date">
            <text:p>2026-03-15 01:13:00</text:p>
          </table:table-cell>
          <table:table-cell table:style-name="ce1" office:value-type="float" office:value="71986" calcext:value-type="float">
            <text:p>7198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4:00" calcext:value-type="date">
            <text:p>2026-03-15 01:14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5:00" calcext:value-type="date">
            <text:p>2026-03-15 01:15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6:00" calcext:value-type="date">
            <text:p>2026-03-15 01:1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7:00" calcext:value-type="date">
            <text:p>2026-03-15 01:1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8:00" calcext:value-type="date">
            <text:p>2026-03-15 01:1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9:00" calcext:value-type="date">
            <text:p>2026-03-15 01:1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20:00" calcext:value-type="date">
            <text:p>2026-03-15 01:2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21:00" calcext:value-type="date">
            <text:p>2026-03-15 01:2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22:00" calcext:value-type="date">
            <text:p>2026-03-15 01:2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23:00" calcext:value-type="date">
            <text:p>2026-03-15 01:2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24:00" calcext:value-type="date">
            <text:p>2026-03-15 01:2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25:00" calcext:value-type="date">
            <text:p>2026-03-15 01:2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26:00" calcext:value-type="date">
            <text:p>2026-03-15 01:2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27:00" calcext:value-type="date">
            <text:p>2026-03-15 01:2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28:00" calcext:value-type="date">
            <text:p>2026-03-15 01:2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29:00" calcext:value-type="date">
            <text:p>2026-03-15 01:29:00</text:p>
          </table:table-cell>
          <table:table-cell table:style-name="ce1" office:value-type="float" office:value="71975" calcext:value-type="float">
            <text:p>7197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30:00" calcext:value-type="date">
            <text:p>2026-03-15 01:3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31:00" calcext:value-type="date">
            <text:p>2026-03-15 01:31:00</text:p>
          </table:table-cell>
          <table:table-cell table:style-name="ce1" office:value-type="float" office:value="72004" calcext:value-type="float">
            <text:p>720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32:00" calcext:value-type="date">
            <text:p>2026-03-15 01:32:00</text:p>
          </table:table-cell>
          <table:table-cell table:style-name="ce1" office:value-type="float" office:value="59616" calcext:value-type="float">
            <text:p>5961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40:00" calcext:value-type="date">
            <text:p>2026-03-15 01:40:00</text:p>
          </table:table-cell>
          <table:table-cell table:style-name="ce1" office:value-type="float" office:value="28246" calcext:value-type="float">
            <text:p>282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41:00" calcext:value-type="date">
            <text:p>2026-03-15 01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42:00" calcext:value-type="date">
            <text:p>2026-03-15 01:4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43:00" calcext:value-type="date">
            <text:p>2026-03-15 01:4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44:00" calcext:value-type="date">
            <text:p>2026-03-15 01:4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45:00" calcext:value-type="date">
            <text:p>2026-03-15 01:45:00</text:p>
          </table:table-cell>
          <table:table-cell table:style-name="ce1" office:value-type="float" office:value="25065" calcext:value-type="float">
            <text:p>250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25:00" calcext:value-type="date">
            <text:p>2026-03-15 02:25:00</text:p>
          </table:table-cell>
          <table:table-cell table:style-name="ce1" office:value-type="float" office:value="28975" calcext:value-type="float">
            <text:p>2897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26:00" calcext:value-type="date">
            <text:p>2026-03-15 02:26:00</text:p>
          </table:table-cell>
          <table:table-cell table:style-name="ce1" office:value-type="float" office:value="72020" calcext:value-type="float">
            <text:p>7202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27:00" calcext:value-type="date">
            <text:p>2026-03-15 02:27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28:00" calcext:value-type="date">
            <text:p>2026-03-15 02:2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29:00" calcext:value-type="date">
            <text:p>2026-03-15 02:2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30:00" calcext:value-type="date">
            <text:p>2026-03-15 02:3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31:00" calcext:value-type="date">
            <text:p>2026-03-15 02:3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32:00" calcext:value-type="date">
            <text:p>2026-03-15 02:3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33:00" calcext:value-type="date">
            <text:p>2026-03-15 02:33:00</text:p>
          </table:table-cell>
          <table:table-cell table:style-name="ce1" office:value-type="float" office:value="71973" calcext:value-type="float">
            <text:p>719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34:00" calcext:value-type="date">
            <text:p>2026-03-15 02:34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35:00" calcext:value-type="date">
            <text:p>2026-03-15 02:35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36:00" calcext:value-type="date">
            <text:p>2026-03-15 02:36:00</text:p>
          </table:table-cell>
          <table:table-cell table:style-name="ce1" office:value-type="float" office:value="72004" calcext:value-type="float">
            <text:p>720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37:00" calcext:value-type="date">
            <text:p>2026-03-15 02:37:00</text:p>
          </table:table-cell>
          <table:table-cell table:style-name="ce1" office:value-type="float" office:value="72005" calcext:value-type="float">
            <text:p>720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38:00" calcext:value-type="date">
            <text:p>2026-03-15 02:38:00</text:p>
          </table:table-cell>
          <table:table-cell table:style-name="ce1" office:value-type="float" office:value="39857" calcext:value-type="float">
            <text:p>398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6:00" calcext:value-type="date">
            <text:p>2026-03-15 02:46:00</text:p>
          </table:table-cell>
          <table:table-cell table:style-name="ce1" office:value-type="float" office:value="38604" calcext:value-type="float">
            <text:p>386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7:00" calcext:value-type="date">
            <text:p>2026-03-15 02:4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8:00" calcext:value-type="date">
            <text:p>2026-03-15 02:4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9:00" calcext:value-type="date">
            <text:p>2026-03-15 02:4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0:00" calcext:value-type="date">
            <text:p>2026-03-15 02:5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1:00" calcext:value-type="date">
            <text:p>2026-03-15 02:5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2:00" calcext:value-type="date">
            <text:p>2026-03-15 02:5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3:00" calcext:value-type="date">
            <text:p>2026-03-15 02:5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4:00" calcext:value-type="date">
            <text:p>2026-03-15 02:54:00</text:p>
          </table:table-cell>
          <table:table-cell table:style-name="ce1" office:value-type="float" office:value="71992" calcext:value-type="float">
            <text:p>7199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5:00" calcext:value-type="date">
            <text:p>2026-03-15 02:5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6:00" calcext:value-type="date">
            <text:p>2026-03-15 02:56:00</text:p>
          </table:table-cell>
          <table:table-cell table:style-name="ce1" office:value-type="float" office:value="72007" calcext:value-type="float">
            <text:p>7200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7:00" calcext:value-type="date">
            <text:p>2026-03-15 02:57:00</text:p>
          </table:table-cell>
          <table:table-cell table:style-name="ce1" office:value-type="float" office:value="71989" calcext:value-type="float">
            <text:p>719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8:00" calcext:value-type="date">
            <text:p>2026-03-15 02:5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9:00" calcext:value-type="date">
            <text:p>2026-03-15 02:59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0:00" calcext:value-type="date">
            <text:p>2026-03-15 03:00:00</text:p>
          </table:table-cell>
          <table:table-cell table:style-name="ce1" office:value-type="float" office:value="72008" calcext:value-type="float">
            <text:p>7200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1:00" calcext:value-type="date">
            <text:p>2026-03-15 03:01:00</text:p>
          </table:table-cell>
          <table:table-cell table:style-name="ce1" office:value-type="float" office:value="71983" calcext:value-type="float">
            <text:p>7198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2:00" calcext:value-type="date">
            <text:p>2026-03-15 03:02:00</text:p>
          </table:table-cell>
          <table:table-cell table:style-name="ce1" office:value-type="float" office:value="71983" calcext:value-type="float">
            <text:p>7198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3:00" calcext:value-type="date">
            <text:p>2026-03-15 03:0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4:00" calcext:value-type="date">
            <text:p>2026-03-15 03:04:00</text:p>
          </table:table-cell>
          <table:table-cell table:style-name="ce1" office:value-type="float" office:value="71974" calcext:value-type="float">
            <text:p>7197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5:00" calcext:value-type="date">
            <text:p>2026-03-15 03:0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6:00" calcext:value-type="date">
            <text:p>2026-03-15 03:0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7:00" calcext:value-type="date">
            <text:p>2026-03-15 03:07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8:00" calcext:value-type="date">
            <text:p>2026-03-15 03:0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9:00" calcext:value-type="date">
            <text:p>2026-03-15 03:09:00</text:p>
          </table:table-cell>
          <table:table-cell table:style-name="ce1" office:value-type="float" office:value="71988" calcext:value-type="float">
            <text:p>719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0:00" calcext:value-type="date">
            <text:p>2026-03-15 03:10:00</text:p>
          </table:table-cell>
          <table:table-cell table:style-name="ce1" office:value-type="float" office:value="71992" calcext:value-type="float">
            <text:p>7199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1:00" calcext:value-type="date">
            <text:p>2026-03-15 03:1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2:00" calcext:value-type="date">
            <text:p>2026-03-15 03:1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3:00" calcext:value-type="date">
            <text:p>2026-03-15 03:13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4:00" calcext:value-type="date">
            <text:p>2026-03-15 03:1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5:00" calcext:value-type="date">
            <text:p>2026-03-15 03:15:00</text:p>
          </table:table-cell>
          <table:table-cell table:style-name="ce1" office:value-type="float" office:value="71993" calcext:value-type="float">
            <text:p>719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6:00" calcext:value-type="date">
            <text:p>2026-03-15 03:16:00</text:p>
          </table:table-cell>
          <table:table-cell table:style-name="ce1" office:value-type="float" office:value="34580" calcext:value-type="float">
            <text:p>3458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4:00" calcext:value-type="date">
            <text:p>2026-03-15 03:24:00</text:p>
          </table:table-cell>
          <table:table-cell table:style-name="ce1" office:value-type="float" office:value="72205" calcext:value-type="float">
            <text:p>722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5:00" calcext:value-type="date">
            <text:p>2026-03-15 03:2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6:00" calcext:value-type="date">
            <text:p>2026-03-15 03:2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7:00" calcext:value-type="date">
            <text:p>2026-03-15 03:2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8:00" calcext:value-type="date">
            <text:p>2026-03-15 03:2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9:00" calcext:value-type="date">
            <text:p>2026-03-15 03:2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0:00" calcext:value-type="date">
            <text:p>2026-03-15 03:30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1:00" calcext:value-type="date">
            <text:p>2026-03-15 03:31:00</text:p>
          </table:table-cell>
          <table:table-cell table:style-name="ce1" office:value-type="float" office:value="71970" calcext:value-type="float">
            <text:p>719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2:00" calcext:value-type="date">
            <text:p>2026-03-15 03:32:00</text:p>
          </table:table-cell>
          <table:table-cell table:style-name="ce1" office:value-type="float" office:value="72005" calcext:value-type="float">
            <text:p>720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3:00" calcext:value-type="date">
            <text:p>2026-03-15 03:33:00</text:p>
          </table:table-cell>
          <table:table-cell table:style-name="ce1" office:value-type="float" office:value="72021" calcext:value-type="float">
            <text:p>7202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4:00" calcext:value-type="date">
            <text:p>2026-03-15 03:3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5:00" calcext:value-type="date">
            <text:p>2026-03-15 03:3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6:00" calcext:value-type="date">
            <text:p>2026-03-15 03:3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7:00" calcext:value-type="date">
            <text:p>2026-03-15 03:37:00</text:p>
          </table:table-cell>
          <table:table-cell table:style-name="ce1" office:value-type="float" office:value="71989" calcext:value-type="float">
            <text:p>719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8:00" calcext:value-type="date">
            <text:p>2026-03-15 03:38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9:00" calcext:value-type="date">
            <text:p>2026-03-15 03:3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0:00" calcext:value-type="date">
            <text:p>2026-03-15 03:4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1:00" calcext:value-type="date">
            <text:p>2026-03-15 03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2:00" calcext:value-type="date">
            <text:p>2026-03-15 03:4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3:00" calcext:value-type="date">
            <text:p>2026-03-15 03:4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4:00" calcext:value-type="date">
            <text:p>2026-03-15 03:4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5:00" calcext:value-type="date">
            <text:p>2026-03-15 03:4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6:00" calcext:value-type="date">
            <text:p>2026-03-15 03:4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7:00" calcext:value-type="date">
            <text:p>2026-03-15 03:4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8:00" calcext:value-type="date">
            <text:p>2026-03-15 03:4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9:00" calcext:value-type="date">
            <text:p>2026-03-15 03:4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0:00" calcext:value-type="date">
            <text:p>2026-03-15 03:5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1:00" calcext:value-type="date">
            <text:p>2026-03-15 03:5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2:00" calcext:value-type="date">
            <text:p>2026-03-15 03:5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3:00" calcext:value-type="date">
            <text:p>2026-03-15 03:53:00</text:p>
          </table:table-cell>
          <table:table-cell table:style-name="ce1" office:value-type="float" office:value="65304" calcext:value-type="float">
            <text:p>653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2:00" calcext:value-type="date">
            <text:p>2026-03-15 04:02:00</text:p>
          </table:table-cell>
          <table:table-cell table:style-name="ce1" office:value-type="float" office:value="70355" calcext:value-type="float">
            <text:p>703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3:00" calcext:value-type="date">
            <text:p>2026-03-15 04:03:00</text:p>
          </table:table-cell>
          <table:table-cell table:style-name="ce1" office:value-type="float" office:value="72006" calcext:value-type="float">
            <text:p>7200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4:00" calcext:value-type="date">
            <text:p>2026-03-15 04:0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5:00" calcext:value-type="date">
            <text:p>2026-03-15 04:0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6:00" calcext:value-type="date">
            <text:p>2026-03-15 04:0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7:00" calcext:value-type="date">
            <text:p>2026-03-15 04:0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ry_isolate_failure_per_min" table:style-name="ta3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7:00" calcext:value-type="date">
            <text:p>2026-03-14 22:27:00</text:p>
          </table:table-cell>
          <table:table-cell table:style-name="ce1" office:value-type="float" office:value="53.4" calcext:value-type="float">
            <text:p>53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8:00" calcext:value-type="date">
            <text:p>2026-03-14 22:28:00</text:p>
          </table:table-cell>
          <table:table-cell table:style-name="ce1" office:value-type="float" office:value="729" calcext:value-type="float">
            <text:p>72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29:00" calcext:value-type="date">
            <text:p>2026-03-14 22:29:00</text:p>
          </table:table-cell>
          <table:table-cell table:style-name="ce1" office:value-type="float" office:value="705" calcext:value-type="float">
            <text:p>7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2:30:00" calcext:value-type="date">
            <text:p>2026-03-14 22:30:00</text:p>
          </table:table-cell>
          <table:table-cell table:style-name="ce1" office:value-type="float" office:value="372" calcext:value-type="float">
            <text:p>3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5:00" calcext:value-type="date">
            <text:p>2026-03-14 23:05:00</text:p>
          </table:table-cell>
          <table:table-cell table:style-name="ce1" office:value-type="float" office:value="606" calcext:value-type="float">
            <text:p>60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6:00" calcext:value-type="date">
            <text:p>2026-03-14 23:06:00</text:p>
          </table:table-cell>
          <table:table-cell table:style-name="ce1" office:value-type="float" office:value="659" calcext:value-type="float">
            <text:p>65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07:00" calcext:value-type="date">
            <text:p>2026-03-14 23:07:00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4:00" calcext:value-type="date">
            <text:p>2026-03-14 23:54:00</text:p>
          </table:table-cell>
          <table:table-cell table:style-name="ce1" office:value-type="float" office:value="187" calcext:value-type="float">
            <text:p>18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5:00" calcext:value-type="date">
            <text:p>2026-03-14 23:55:00</text:p>
          </table:table-cell>
          <table:table-cell table:style-name="ce1" office:value-type="float" office:value="554" calcext:value-type="float">
            <text:p>5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6:00" calcext:value-type="date">
            <text:p>2026-03-14 23:56:00</text:p>
          </table:table-cell>
          <table:table-cell table:style-name="ce1" office:value-type="float" office:value="574" calcext:value-type="float">
            <text:p>57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3:57:00" calcext:value-type="date">
            <text:p>2026-03-14 23:57:00</text:p>
          </table:table-cell>
          <table:table-cell table:style-name="ce1" office:value-type="float" office:value="279" calcext:value-type="float">
            <text:p>27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4:00" calcext:value-type="date">
            <text:p>2026-03-15 00:34:00</text:p>
          </table:table-cell>
          <table:table-cell table:style-name="ce1" office:value-type="float" office:value="578" calcext:value-type="float">
            <text:p>57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5:00" calcext:value-type="date">
            <text:p>2026-03-15 00:35:00</text:p>
          </table:table-cell>
          <table:table-cell table:style-name="ce1" office:value-type="float" office:value="628" calcext:value-type="float">
            <text:p>62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0:36:00" calcext:value-type="date">
            <text:p>2026-03-15 00:36:00</text:p>
          </table:table-cell>
          <table:table-cell table:style-name="ce1" office:value-type="float" office:value="453" calcext:value-type="float">
            <text:p>45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0:00" calcext:value-type="date">
            <text:p>2026-03-15 01:10:0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1:00" calcext:value-type="date">
            <text:p>2026-03-15 01:11:00</text:p>
          </table:table-cell>
          <table:table-cell table:style-name="ce1" office:value-type="float" office:value="422" calcext:value-type="float">
            <text:p>42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2:00" calcext:value-type="date">
            <text:p>2026-03-15 01:12:00</text:p>
          </table:table-cell>
          <table:table-cell table:style-name="ce1" office:value-type="float" office:value="447" calcext:value-type="float">
            <text:p>44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1:13:00" calcext:value-type="date">
            <text:p>2026-03-15 01:13:00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ry_global_failure_per_min" table:style-name="ta4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6:00" calcext:value-type="date">
            <text:p>2026-03-13 08:56:0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7:00" calcext:value-type="date">
            <text:p>2026-03-13 08:57:00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8:00" calcext:value-type="date">
            <text:p>2026-03-13 08:58:00</text:p>
          </table:table-cell>
          <table:table-cell table:style-name="ce1" office:value-type="float" office:value="796" calcext:value-type="float">
            <text:p>7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9:00" calcext:value-type="date">
            <text:p>2026-03-13 08:59:00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7:00" calcext:value-type="date">
            <text:p>2026-03-13 09:37:00</text:p>
          </table:table-cell>
          <table:table-cell table:style-name="ce1" office:value-type="float" office:value="491" calcext:value-type="float">
            <text:p>4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8:00" calcext:value-type="date">
            <text:p>2026-03-13 09:38:00</text:p>
          </table:table-cell>
          <table:table-cell table:style-name="ce1" office:value-type="float" office:value="563" calcext:value-type="float">
            <text:p>5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9:00" calcext:value-type="date">
            <text:p>2026-03-13 09:39:00</text:p>
          </table:table-cell>
          <table:table-cell table:style-name="ce1" office:value-type="float" office:value="628" calcext:value-type="float">
            <text:p>62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0:00" calcext:value-type="date">
            <text:p>2026-03-13 09:40:00</text:p>
          </table:table-cell>
          <table:table-cell table:style-name="ce1" office:value-type="float" office:value="638" calcext:value-type="float">
            <text:p>6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1:00" calcext:value-type="date">
            <text:p>2026-03-13 09:41:00</text:p>
          </table:table-cell>
          <table:table-cell table:style-name="ce1" office:value-type="float" office:value="571" calcext:value-type="float">
            <text:p>5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2:00" calcext:value-type="date">
            <text:p>2026-03-13 09:42:00</text:p>
          </table:table-cell>
          <table:table-cell table:style-name="ce1" office:value-type="float" office:value="853" calcext:value-type="float">
            <text:p>85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3:00" calcext:value-type="date">
            <text:p>2026-03-13 09:43:00</text:p>
          </table:table-cell>
          <table:table-cell table:style-name="ce1" office:value-type="float" office:value="1689" calcext:value-type="float">
            <text:p>16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4:00" calcext:value-type="date">
            <text:p>2026-03-13 09:44:00</text:p>
          </table:table-cell>
          <table:table-cell table:style-name="ce1" office:value-type="float" office:value="1542" calcext:value-type="float">
            <text:p>15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5:00" calcext:value-type="date">
            <text:p>2026-03-13 09:45:00</text:p>
          </table:table-cell>
          <table:table-cell table:style-name="ce1" office:value-type="float" office:value="731" calcext:value-type="float">
            <text:p>73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2:00" calcext:value-type="date">
            <text:p>2026-03-13 10:22:00</text:p>
          </table:table-cell>
          <table:table-cell table:style-name="ce1" office:value-type="float" office:value="378" calcext:value-type="float">
            <text:p>37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3:00" calcext:value-type="date">
            <text:p>2026-03-13 10:23:00</text:p>
          </table:table-cell>
          <table:table-cell table:style-name="ce1" office:value-type="float" office:value="538" calcext:value-type="float">
            <text:p>5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4:00" calcext:value-type="date">
            <text:p>2026-03-13 10:24:00</text:p>
          </table:table-cell>
          <table:table-cell table:style-name="ce1" office:value-type="float" office:value="523" calcext:value-type="float">
            <text:p>52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5:00" calcext:value-type="date">
            <text:p>2026-03-13 10:25:00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6:00" calcext:value-type="date">
            <text:p>2026-03-13 10:26:00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7:00" calcext:value-type="date">
            <text:p>2026-03-13 10:27:00</text:p>
          </table:table-cell>
          <table:table-cell table:style-name="ce1" office:value-type="float" office:value="611" calcext:value-type="float">
            <text:p>61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8:00" calcext:value-type="date">
            <text:p>2026-03-13 10:28:00</text:p>
          </table:table-cell>
          <table:table-cell table:style-name="ce1" office:value-type="float" office:value="1633" calcext:value-type="float">
            <text:p>16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9:00" calcext:value-type="date">
            <text:p>2026-03-13 10:29:00</text:p>
          </table:table-cell>
          <table:table-cell table:style-name="ce1" office:value-type="float" office:value="1591" calcext:value-type="float">
            <text:p>15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30:00" calcext:value-type="date">
            <text:p>2026-03-13 10:30:00</text:p>
          </table:table-cell>
          <table:table-cell table:style-name="ce1" office:value-type="float" office:value="763" calcext:value-type="float">
            <text:p>7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1:00" calcext:value-type="date">
            <text:p>2026-03-13 11:01:00</text:p>
          </table:table-cell>
          <table:table-cell table:style-name="ce1" office:value-type="float" office:value="285" calcext:value-type="float">
            <text:p>28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2:00" calcext:value-type="date">
            <text:p>2026-03-13 11:02:00</text:p>
          </table:table-cell>
          <table:table-cell table:style-name="ce1" office:value-type="float" office:value="622" calcext:value-type="float">
            <text:p>62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3:00" calcext:value-type="date">
            <text:p>2026-03-13 11:03:00</text:p>
          </table:table-cell>
          <table:table-cell table:style-name="ce1" office:value-type="float" office:value="576" calcext:value-type="float">
            <text:p>57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4:00" calcext:value-type="date">
            <text:p>2026-03-13 11:04:00</text:p>
          </table:table-cell>
          <table:table-cell table:style-name="ce1" office:value-type="float" office:value="629" calcext:value-type="float">
            <text:p>62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5:00" calcext:value-type="date">
            <text:p>2026-03-13 11:05:00</text:p>
          </table:table-cell>
          <table:table-cell table:style-name="ce1" office:value-type="float" office:value="654" calcext:value-type="float">
            <text:p>6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6:00" calcext:value-type="date">
            <text:p>2026-03-13 11:06:00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7:00" calcext:value-type="date">
            <text:p>2026-03-13 11:07:00</text:p>
          </table:table-cell>
          <table:table-cell table:style-name="ce1" office:value-type="float" office:value="1539" calcext:value-type="float">
            <text:p>153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8:00" calcext:value-type="date">
            <text:p>2026-03-13 11:08:00</text:p>
          </table:table-cell>
          <table:table-cell table:style-name="ce1" office:value-type="float" office:value="1669" calcext:value-type="float">
            <text:p>16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9:00" calcext:value-type="date">
            <text:p>2026-03-13 11:09:00</text:p>
          </table:table-cell>
          <table:table-cell table:style-name="ce1" office:value-type="float" office:value="1293" calcext:value-type="float">
            <text:p>12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10:00" calcext:value-type="date">
            <text:p>2026-03-13 11:10:00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0:00" calcext:value-type="date">
            <text:p>2026-03-13 11:40:00</text:p>
          </table:table-cell>
          <table:table-cell table:style-name="ce1" office:value-type="float" office:value="89.1" calcext:value-type="float">
            <text:p>89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1:00" calcext:value-type="date">
            <text:p>2026-03-13 11:41:00</text:p>
          </table:table-cell>
          <table:table-cell table:style-name="ce1" office:value-type="float" office:value="618" calcext:value-type="float">
            <text:p>61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2:00" calcext:value-type="date">
            <text:p>2026-03-13 11:42:00</text:p>
          </table:table-cell>
          <table:table-cell table:style-name="ce1" office:value-type="float" office:value="676" calcext:value-type="float">
            <text:p>67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3:00" calcext:value-type="date">
            <text:p>2026-03-13 11:43:00</text:p>
          </table:table-cell>
          <table:table-cell table:style-name="ce1" office:value-type="float" office:value="665" calcext:value-type="float">
            <text:p>6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4:00" calcext:value-type="date">
            <text:p>2026-03-13 11:44:00</text:p>
          </table:table-cell>
          <table:table-cell table:style-name="ce1" office:value-type="float" office:value="664" calcext:value-type="float">
            <text:p>6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5:00" calcext:value-type="date">
            <text:p>2026-03-13 11:45:00</text:p>
          </table:table-cell>
          <table:table-cell table:style-name="ce1" office:value-type="float" office:value="631" calcext:value-type="float">
            <text:p>63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6:00" calcext:value-type="date">
            <text:p>2026-03-13 11:46:00</text:p>
          </table:table-cell>
          <table:table-cell table:style-name="ce1" office:value-type="float" office:value="1145" calcext:value-type="float">
            <text:p>11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7:00" calcext:value-type="date">
            <text:p>2026-03-13 11:47:00</text:p>
          </table:table-cell>
          <table:table-cell table:style-name="ce1" office:value-type="float" office:value="1623" calcext:value-type="float">
            <text:p>162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8:00" calcext:value-type="date">
            <text:p>2026-03-13 11:48:00</text:p>
          </table:table-cell>
          <table:table-cell table:style-name="ce1" office:value-type="float" office:value="1391" calcext:value-type="float">
            <text:p>13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9:00" calcext:value-type="date">
            <text:p>2026-03-13 11:49:00</text:p>
          </table:table-cell>
          <table:table-cell table:style-name="ce1" office:value-type="float" office:value="409" calcext:value-type="float">
            <text:p>409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ry_global_requests_per_min" table:style-name="ta5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40:00" calcext:value-type="date">
            <text:p>2026-03-13 08:40:00</text:p>
          </table:table-cell>
          <table:table-cell table:style-name="ce1" office:value-type="float" office:value="22070" calcext:value-type="float">
            <text:p>220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41:00" calcext:value-type="date">
            <text:p>2026-03-13 08:41:00</text:p>
          </table:table-cell>
          <table:table-cell table:style-name="ce1" office:value-type="float" office:value="71995" calcext:value-type="float">
            <text:p>719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42:00" calcext:value-type="date">
            <text:p>2026-03-13 08:42:00</text:p>
          </table:table-cell>
          <table:table-cell table:style-name="ce1" office:value-type="float" office:value="22877" calcext:value-type="float">
            <text:p>2287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49:00" calcext:value-type="date">
            <text:p>2026-03-13 08:49:00</text:p>
          </table:table-cell>
          <table:table-cell table:style-name="ce1" office:value-type="float" office:value="35986" calcext:value-type="float">
            <text:p>3598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0:00" calcext:value-type="date">
            <text:p>2026-03-13 08:50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1:00" calcext:value-type="date">
            <text:p>2026-03-13 08:5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2:00" calcext:value-type="date">
            <text:p>2026-03-13 08:5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3:00" calcext:value-type="date">
            <text:p>2026-03-13 08:5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4:00" calcext:value-type="date">
            <text:p>2026-03-13 08:5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5:00" calcext:value-type="date">
            <text:p>2026-03-13 08:5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6:00" calcext:value-type="date">
            <text:p>2026-03-13 08:56:00</text:p>
          </table:table-cell>
          <table:table-cell table:style-name="ce1" office:value-type="float" office:value="71993" calcext:value-type="float">
            <text:p>719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7:00" calcext:value-type="date">
            <text:p>2026-03-13 08:5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8:00" calcext:value-type="date">
            <text:p>2026-03-13 08:5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8:59:00" calcext:value-type="date">
            <text:p>2026-03-13 08:59:00</text:p>
          </table:table-cell>
          <table:table-cell table:style-name="ce1" office:value-type="float" office:value="71955" calcext:value-type="float">
            <text:p>719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00:00" calcext:value-type="date">
            <text:p>2026-03-13 09:00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01:00" calcext:value-type="date">
            <text:p>2026-03-13 09:01:00</text:p>
          </table:table-cell>
          <table:table-cell table:style-name="ce1" office:value-type="float" office:value="71955" calcext:value-type="float">
            <text:p>719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02:00" calcext:value-type="date">
            <text:p>2026-03-13 09:0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03:00" calcext:value-type="date">
            <text:p>2026-03-13 09:0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04:00" calcext:value-type="date">
            <text:p>2026-03-13 09:0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05:00" calcext:value-type="date">
            <text:p>2026-03-13 09:0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06:00" calcext:value-type="date">
            <text:p>2026-03-13 09:0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07:00" calcext:value-type="date">
            <text:p>2026-03-13 09:0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08:00" calcext:value-type="date">
            <text:p>2026-03-13 09:0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09:00" calcext:value-type="date">
            <text:p>2026-03-13 09:0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10:00" calcext:value-type="date">
            <text:p>2026-03-13 09:1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11:00" calcext:value-type="date">
            <text:p>2026-03-13 09:1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12:00" calcext:value-type="date">
            <text:p>2026-03-13 09:1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13:00" calcext:value-type="date">
            <text:p>2026-03-13 09:13:00</text:p>
          </table:table-cell>
          <table:table-cell table:style-name="ce1" office:value-type="float" office:value="71993" calcext:value-type="float">
            <text:p>719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14:00" calcext:value-type="date">
            <text:p>2026-03-13 09:1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15:00" calcext:value-type="date">
            <text:p>2026-03-13 09:1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16:00" calcext:value-type="date">
            <text:p>2026-03-13 09:1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17:00" calcext:value-type="date">
            <text:p>2026-03-13 09:17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18:00" calcext:value-type="date">
            <text:p>2026-03-13 09:18:00</text:p>
          </table:table-cell>
          <table:table-cell table:style-name="ce1" office:value-type="float" office:value="71995" calcext:value-type="float">
            <text:p>719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19:00" calcext:value-type="date">
            <text:p>2026-03-13 09:19:00</text:p>
          </table:table-cell>
          <table:table-cell table:style-name="ce1" office:value-type="float" office:value="37754" calcext:value-type="float">
            <text:p>377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0:00" calcext:value-type="date">
            <text:p>2026-03-13 09:30:00</text:p>
          </table:table-cell>
          <table:table-cell table:style-name="ce1" office:value-type="float" office:value="61928" calcext:value-type="float">
            <text:p>6192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1:00" calcext:value-type="date">
            <text:p>2026-03-13 09:31:00</text:p>
          </table:table-cell>
          <table:table-cell table:style-name="ce1" office:value-type="float" office:value="72009" calcext:value-type="float">
            <text:p>7200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2:00" calcext:value-type="date">
            <text:p>2026-03-13 09:3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3:00" calcext:value-type="date">
            <text:p>2026-03-13 09:3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4:00" calcext:value-type="date">
            <text:p>2026-03-13 09:3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5:00" calcext:value-type="date">
            <text:p>2026-03-13 09:3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6:00" calcext:value-type="date">
            <text:p>2026-03-13 09:3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7:00" calcext:value-type="date">
            <text:p>2026-03-13 09:37:00</text:p>
          </table:table-cell>
          <table:table-cell table:style-name="ce1" office:value-type="float" office:value="71966" calcext:value-type="float">
            <text:p>7196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8:00" calcext:value-type="date">
            <text:p>2026-03-13 09:38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39:00" calcext:value-type="date">
            <text:p>2026-03-13 09:3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0:00" calcext:value-type="date">
            <text:p>2026-03-13 09:4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1:00" calcext:value-type="date">
            <text:p>2026-03-13 09:4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2:00" calcext:value-type="date">
            <text:p>2026-03-13 09:42:00</text:p>
          </table:table-cell>
          <table:table-cell table:style-name="ce1" office:value-type="float" office:value="71988" calcext:value-type="float">
            <text:p>719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3:00" calcext:value-type="date">
            <text:p>2026-03-13 09:43:00</text:p>
          </table:table-cell>
          <table:table-cell table:style-name="ce1" office:value-type="float" office:value="72004" calcext:value-type="float">
            <text:p>720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4:00" calcext:value-type="date">
            <text:p>2026-03-13 09:44:00</text:p>
          </table:table-cell>
          <table:table-cell table:style-name="ce1" office:value-type="float" office:value="72014" calcext:value-type="float">
            <text:p>720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5:00" calcext:value-type="date">
            <text:p>2026-03-13 09:45:00</text:p>
          </table:table-cell>
          <table:table-cell table:style-name="ce1" office:value-type="float" office:value="72030" calcext:value-type="float">
            <text:p>720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6:00" calcext:value-type="date">
            <text:p>2026-03-13 09:4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7:00" calcext:value-type="date">
            <text:p>2026-03-13 09:4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8:00" calcext:value-type="date">
            <text:p>2026-03-13 09:48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49:00" calcext:value-type="date">
            <text:p>2026-03-13 09:49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50:00" calcext:value-type="date">
            <text:p>2026-03-13 09:5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51:00" calcext:value-type="date">
            <text:p>2026-03-13 09:5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52:00" calcext:value-type="date">
            <text:p>2026-03-13 09:52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53:00" calcext:value-type="date">
            <text:p>2026-03-13 09:5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54:00" calcext:value-type="date">
            <text:p>2026-03-13 09:5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55:00" calcext:value-type="date">
            <text:p>2026-03-13 09:5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56:00" calcext:value-type="date">
            <text:p>2026-03-13 09:5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57:00" calcext:value-type="date">
            <text:p>2026-03-13 09:5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58:00" calcext:value-type="date">
            <text:p>2026-03-13 09:5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09:59:00" calcext:value-type="date">
            <text:p>2026-03-13 09:5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00:00" calcext:value-type="date">
            <text:p>2026-03-13 10:00:00</text:p>
          </table:table-cell>
          <table:table-cell table:style-name="ce1" office:value-type="float" office:value="4980" calcext:value-type="float">
            <text:p>498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15:00" calcext:value-type="date">
            <text:p>2026-03-13 10:15:00</text:p>
          </table:table-cell>
          <table:table-cell table:style-name="ce1" office:value-type="float" office:value="53517" calcext:value-type="float">
            <text:p>5351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16:00" calcext:value-type="date">
            <text:p>2026-03-13 10:16:00</text:p>
          </table:table-cell>
          <table:table-cell table:style-name="ce1" office:value-type="float" office:value="72014" calcext:value-type="float">
            <text:p>720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17:00" calcext:value-type="date">
            <text:p>2026-03-13 10:1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18:00" calcext:value-type="date">
            <text:p>2026-03-13 10:1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19:00" calcext:value-type="date">
            <text:p>2026-03-13 10:1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0:00" calcext:value-type="date">
            <text:p>2026-03-13 10:20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1:00" calcext:value-type="date">
            <text:p>2026-03-13 10:21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2:00" calcext:value-type="date">
            <text:p>2026-03-13 10:22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3:00" calcext:value-type="date">
            <text:p>2026-03-13 10:23:00</text:p>
          </table:table-cell>
          <table:table-cell table:style-name="ce1" office:value-type="float" office:value="72011" calcext:value-type="float">
            <text:p>7201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4:00" calcext:value-type="date">
            <text:p>2026-03-13 10:24:00</text:p>
          </table:table-cell>
          <table:table-cell table:style-name="ce1" office:value-type="float" office:value="72011" calcext:value-type="float">
            <text:p>7201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5:00" calcext:value-type="date">
            <text:p>2026-03-13 10:25:00</text:p>
          </table:table-cell>
          <table:table-cell table:style-name="ce1" office:value-type="float" office:value="72006" calcext:value-type="float">
            <text:p>7200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6:00" calcext:value-type="date">
            <text:p>2026-03-13 10:26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7:00" calcext:value-type="date">
            <text:p>2026-03-13 10:27:00</text:p>
          </table:table-cell>
          <table:table-cell table:style-name="ce1" office:value-type="float" office:value="71966" calcext:value-type="float">
            <text:p>7196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8:00" calcext:value-type="date">
            <text:p>2026-03-13 10:28:00</text:p>
          </table:table-cell>
          <table:table-cell table:style-name="ce1" office:value-type="float" office:value="72035" calcext:value-type="float">
            <text:p>720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29:00" calcext:value-type="date">
            <text:p>2026-03-13 10:29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30:00" calcext:value-type="date">
            <text:p>2026-03-13 10:30:00</text:p>
          </table:table-cell>
          <table:table-cell table:style-name="ce1" office:value-type="float" office:value="71977" calcext:value-type="float">
            <text:p>7197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31:00" calcext:value-type="date">
            <text:p>2026-03-13 10:31:00</text:p>
          </table:table-cell>
          <table:table-cell table:style-name="ce1" office:value-type="float" office:value="72007" calcext:value-type="float">
            <text:p>7200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32:00" calcext:value-type="date">
            <text:p>2026-03-13 10:3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33:00" calcext:value-type="date">
            <text:p>2026-03-13 10:3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34:00" calcext:value-type="date">
            <text:p>2026-03-13 10:3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35:00" calcext:value-type="date">
            <text:p>2026-03-13 10:3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36:00" calcext:value-type="date">
            <text:p>2026-03-13 10:3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37:00" calcext:value-type="date">
            <text:p>2026-03-13 10:3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38:00" calcext:value-type="date">
            <text:p>2026-03-13 10:3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39:00" calcext:value-type="date">
            <text:p>2026-03-13 10:3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40:00" calcext:value-type="date">
            <text:p>2026-03-13 10:4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41:00" calcext:value-type="date">
            <text:p>2026-03-13 10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42:00" calcext:value-type="date">
            <text:p>2026-03-13 10:42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43:00" calcext:value-type="date">
            <text:p>2026-03-13 10:43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44:00" calcext:value-type="date">
            <text:p>2026-03-13 10:4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45:00" calcext:value-type="date">
            <text:p>2026-03-13 10:45:00</text:p>
          </table:table-cell>
          <table:table-cell table:style-name="ce1" office:value-type="float" office:value="16742" calcext:value-type="float">
            <text:p>167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54:00" calcext:value-type="date">
            <text:p>2026-03-13 10:54:00</text:p>
          </table:table-cell>
          <table:table-cell table:style-name="ce1" office:value-type="float" office:value="31364" calcext:value-type="float">
            <text:p>313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55:00" calcext:value-type="date">
            <text:p>2026-03-13 10:55:00</text:p>
          </table:table-cell>
          <table:table-cell table:style-name="ce1" office:value-type="float" office:value="72014" calcext:value-type="float">
            <text:p>720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56:00" calcext:value-type="date">
            <text:p>2026-03-13 10:5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57:00" calcext:value-type="date">
            <text:p>2026-03-13 10:5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58:00" calcext:value-type="date">
            <text:p>2026-03-13 10:5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0:59:00" calcext:value-type="date">
            <text:p>2026-03-13 10:5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0:00" calcext:value-type="date">
            <text:p>2026-03-13 11:0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1:00" calcext:value-type="date">
            <text:p>2026-03-13 11:01:00</text:p>
          </table:table-cell>
          <table:table-cell table:style-name="ce1" office:value-type="float" office:value="72007" calcext:value-type="float">
            <text:p>7200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2:00" calcext:value-type="date">
            <text:p>2026-03-13 11:02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3:00" calcext:value-type="date">
            <text:p>2026-03-13 11:0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4:00" calcext:value-type="date">
            <text:p>2026-03-13 11:04:00</text:p>
          </table:table-cell>
          <table:table-cell table:style-name="ce1" office:value-type="float" office:value="72008" calcext:value-type="float">
            <text:p>7200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5:00" calcext:value-type="date">
            <text:p>2026-03-13 11:0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6:00" calcext:value-type="date">
            <text:p>2026-03-13 11:0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7:00" calcext:value-type="date">
            <text:p>2026-03-13 11:0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8:00" calcext:value-type="date">
            <text:p>2026-03-13 11:08:00</text:p>
          </table:table-cell>
          <table:table-cell table:style-name="ce1" office:value-type="float" office:value="71994" calcext:value-type="float">
            <text:p>7199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09:00" calcext:value-type="date">
            <text:p>2026-03-13 11:09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10:00" calcext:value-type="date">
            <text:p>2026-03-13 11:10:00</text:p>
          </table:table-cell>
          <table:table-cell table:style-name="ce1" office:value-type="float" office:value="72060" calcext:value-type="float">
            <text:p>7206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11:00" calcext:value-type="date">
            <text:p>2026-03-13 11:1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12:00" calcext:value-type="date">
            <text:p>2026-03-13 11:1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13:00" calcext:value-type="date">
            <text:p>2026-03-13 11:1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14:00" calcext:value-type="date">
            <text:p>2026-03-13 11:1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15:00" calcext:value-type="date">
            <text:p>2026-03-13 11:1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16:00" calcext:value-type="date">
            <text:p>2026-03-13 11:1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17:00" calcext:value-type="date">
            <text:p>2026-03-13 11:17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18:00" calcext:value-type="date">
            <text:p>2026-03-13 11:1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19:00" calcext:value-type="date">
            <text:p>2026-03-13 11:1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20:00" calcext:value-type="date">
            <text:p>2026-03-13 11:20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21:00" calcext:value-type="date">
            <text:p>2026-03-13 11:2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22:00" calcext:value-type="date">
            <text:p>2026-03-13 11:22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23:00" calcext:value-type="date">
            <text:p>2026-03-13 11:2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24:00" calcext:value-type="date">
            <text:p>2026-03-13 11:24:00</text:p>
          </table:table-cell>
          <table:table-cell table:style-name="ce1" office:value-type="float" office:value="39575" calcext:value-type="float">
            <text:p>3957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33:00" calcext:value-type="date">
            <text:p>2026-03-13 11:33:00</text:p>
          </table:table-cell>
          <table:table-cell table:style-name="ce1" office:value-type="float" office:value="9089" calcext:value-type="float">
            <text:p>90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34:00" calcext:value-type="date">
            <text:p>2026-03-13 11:34:00</text:p>
          </table:table-cell>
          <table:table-cell table:style-name="ce1" office:value-type="float" office:value="72055" calcext:value-type="float">
            <text:p>720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35:00" calcext:value-type="date">
            <text:p>2026-03-13 11:35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36:00" calcext:value-type="date">
            <text:p>2026-03-13 11:3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37:00" calcext:value-type="date">
            <text:p>2026-03-13 11:3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38:00" calcext:value-type="date">
            <text:p>2026-03-13 11:3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39:00" calcext:value-type="date">
            <text:p>2026-03-13 11:3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0:00" calcext:value-type="date">
            <text:p>2026-03-13 11:40:00</text:p>
          </table:table-cell>
          <table:table-cell table:style-name="ce1" office:value-type="float" office:value="72008" calcext:value-type="float">
            <text:p>7200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1:00" calcext:value-type="date">
            <text:p>2026-03-13 11:41:00</text:p>
          </table:table-cell>
          <table:table-cell table:style-name="ce1" office:value-type="float" office:value="72011" calcext:value-type="float">
            <text:p>7201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2:00" calcext:value-type="date">
            <text:p>2026-03-13 11:42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3:00" calcext:value-type="date">
            <text:p>2026-03-13 11:4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4:00" calcext:value-type="date">
            <text:p>2026-03-13 11:4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5:00" calcext:value-type="date">
            <text:p>2026-03-13 11:45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6:00" calcext:value-type="date">
            <text:p>2026-03-13 11:4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7:00" calcext:value-type="date">
            <text:p>2026-03-13 11:4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8:00" calcext:value-type="date">
            <text:p>2026-03-13 11:48:00</text:p>
          </table:table-cell>
          <table:table-cell table:style-name="ce1" office:value-type="float" office:value="71996" calcext:value-type="float">
            <text:p>719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49:00" calcext:value-type="date">
            <text:p>2026-03-13 11:49:00</text:p>
          </table:table-cell>
          <table:table-cell table:style-name="ce1" office:value-type="float" office:value="72012" calcext:value-type="float">
            <text:p>7201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50:00" calcext:value-type="date">
            <text:p>2026-03-13 11:50:00</text:p>
          </table:table-cell>
          <table:table-cell table:style-name="ce1" office:value-type="float" office:value="71995" calcext:value-type="float">
            <text:p>719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51:00" calcext:value-type="date">
            <text:p>2026-03-13 11:5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52:00" calcext:value-type="date">
            <text:p>2026-03-13 11:5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53:00" calcext:value-type="date">
            <text:p>2026-03-13 11:5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54:00" calcext:value-type="date">
            <text:p>2026-03-13 11:54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55:00" calcext:value-type="date">
            <text:p>2026-03-13 11:5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56:00" calcext:value-type="date">
            <text:p>2026-03-13 11:5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57:00" calcext:value-type="date">
            <text:p>2026-03-13 11:5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58:00" calcext:value-type="date">
            <text:p>2026-03-13 11:5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1:59:00" calcext:value-type="date">
            <text:p>2026-03-13 11:59:00</text:p>
          </table:table-cell>
          <table:table-cell table:style-name="ce1" office:value-type="float" office:value="71996" calcext:value-type="float">
            <text:p>719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2:00:00" calcext:value-type="date">
            <text:p>2026-03-13 12:0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2:01:00" calcext:value-type="date">
            <text:p>2026-03-13 12:0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2:02:00" calcext:value-type="date">
            <text:p>2026-03-13 12:0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2:03:00" calcext:value-type="date">
            <text:p>2026-03-13 12:03:00</text:p>
          </table:table-cell>
          <table:table-cell table:style-name="ce1" office:value-type="float" office:value="60079" calcext:value-type="float">
            <text:p>60079</text:p>
          </table:table-cell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ling_requests_total_per_min" table:style-name="ta6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28:00" calcext:value-type="date">
            <text:p>2026-03-13 13:28:00</text:p>
          </table:table-cell>
          <table:table-cell table:style-name="ce1" office:value-type="float" office:value="68241" calcext:value-type="float">
            <text:p>6824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29:00" calcext:value-type="date">
            <text:p>2026-03-13 13:2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0:00" calcext:value-type="date">
            <text:p>2026-03-13 13:30:00</text:p>
          </table:table-cell>
          <table:table-cell table:style-name="ce1" office:value-type="float" office:value="72014" calcext:value-type="float">
            <text:p>720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1:00" calcext:value-type="date">
            <text:p>2026-03-13 13:31:00</text:p>
          </table:table-cell>
          <table:table-cell table:style-name="ce1" office:value-type="float" office:value="71986" calcext:value-type="float">
            <text:p>7198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2:00" calcext:value-type="date">
            <text:p>2026-03-13 13:32:00</text:p>
          </table:table-cell>
          <table:table-cell table:style-name="ce1" office:value-type="float" office:value="72015" calcext:value-type="float">
            <text:p>7201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3:00" calcext:value-type="date">
            <text:p>2026-03-13 13:3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4:00" calcext:value-type="date">
            <text:p>2026-03-13 13:34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5:00" calcext:value-type="date">
            <text:p>2026-03-13 13:35:00</text:p>
          </table:table-cell>
          <table:table-cell table:style-name="ce1" office:value-type="float" office:value="72005" calcext:value-type="float">
            <text:p>720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6:00" calcext:value-type="date">
            <text:p>2026-03-13 13:36:00</text:p>
          </table:table-cell>
          <table:table-cell table:style-name="ce1" office:value-type="float" office:value="72071" calcext:value-type="float">
            <text:p>720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7:00" calcext:value-type="date">
            <text:p>2026-03-13 13:3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8:00" calcext:value-type="date">
            <text:p>2026-03-13 13:3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9:00" calcext:value-type="date">
            <text:p>2026-03-13 13:3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40:00" calcext:value-type="date">
            <text:p>2026-03-13 13:4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41:00" calcext:value-type="date">
            <text:p>2026-03-13 13:4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42:00" calcext:value-type="date">
            <text:p>2026-03-13 13:4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43:00" calcext:value-type="date">
            <text:p>2026-03-13 13:4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44:00" calcext:value-type="date">
            <text:p>2026-03-13 13:44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45:00" calcext:value-type="date">
            <text:p>2026-03-13 13:45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46:00" calcext:value-type="date">
            <text:p>2026-03-13 13:46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47:00" calcext:value-type="date">
            <text:p>2026-03-13 13:4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48:00" calcext:value-type="date">
            <text:p>2026-03-13 13:4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49:00" calcext:value-type="date">
            <text:p>2026-03-13 13:4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50:00" calcext:value-type="date">
            <text:p>2026-03-13 13:5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51:00" calcext:value-type="date">
            <text:p>2026-03-13 13:5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52:00" calcext:value-type="date">
            <text:p>2026-03-13 13:5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53:00" calcext:value-type="date">
            <text:p>2026-03-13 13:5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54:00" calcext:value-type="date">
            <text:p>2026-03-13 13:5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55:00" calcext:value-type="date">
            <text:p>2026-03-13 13:5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56:00" calcext:value-type="date">
            <text:p>2026-03-13 13:56:00</text:p>
          </table:table-cell>
          <table:table-cell table:style-name="ce1" office:value-type="float" office:value="71894" calcext:value-type="float">
            <text:p>7189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57:00" calcext:value-type="date">
            <text:p>2026-03-13 13:5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58:00" calcext:value-type="date">
            <text:p>2026-03-13 13:58:00</text:p>
          </table:table-cell>
          <table:table-cell table:style-name="ce1" office:value-type="float" office:value="3634" calcext:value-type="float">
            <text:p>363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06:00" calcext:value-type="date">
            <text:p>2026-03-13 14:06:00</text:p>
          </table:table-cell>
          <table:table-cell table:style-name="ce1" office:value-type="float" office:value="15922" calcext:value-type="float">
            <text:p>1592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07:00" calcext:value-type="date">
            <text:p>2026-03-13 14:0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08:00" calcext:value-type="date">
            <text:p>2026-03-13 14:0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09:00" calcext:value-type="date">
            <text:p>2026-03-13 14:09:00</text:p>
          </table:table-cell>
          <table:table-cell table:style-name="ce1" office:value-type="float" office:value="71930" calcext:value-type="float">
            <text:p>719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0:00" calcext:value-type="date">
            <text:p>2026-03-13 14:10:00</text:p>
          </table:table-cell>
          <table:table-cell table:style-name="ce1" office:value-type="float" office:value="72022" calcext:value-type="float">
            <text:p>7202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1:00" calcext:value-type="date">
            <text:p>2026-03-13 14:11:00</text:p>
          </table:table-cell>
          <table:table-cell table:style-name="ce1" office:value-type="float" office:value="72017" calcext:value-type="float">
            <text:p>7201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2:00" calcext:value-type="date">
            <text:p>2026-03-13 14:12:00</text:p>
          </table:table-cell>
          <table:table-cell table:style-name="ce1" office:value-type="float" office:value="71968" calcext:value-type="float">
            <text:p>719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3:00" calcext:value-type="date">
            <text:p>2026-03-13 14:13:00</text:p>
          </table:table-cell>
          <table:table-cell table:style-name="ce1" office:value-type="float" office:value="72033" calcext:value-type="float">
            <text:p>720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4:00" calcext:value-type="date">
            <text:p>2026-03-13 14:14:00</text:p>
          </table:table-cell>
          <table:table-cell table:style-name="ce1" office:value-type="float" office:value="72006" calcext:value-type="float">
            <text:p>7200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5:00" calcext:value-type="date">
            <text:p>2026-03-13 14:1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6:00" calcext:value-type="date">
            <text:p>2026-03-13 14:1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7:00" calcext:value-type="date">
            <text:p>2026-03-13 14:1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8:00" calcext:value-type="date">
            <text:p>2026-03-13 14:1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9:00" calcext:value-type="date">
            <text:p>2026-03-13 14:1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20:00" calcext:value-type="date">
            <text:p>2026-03-13 14:2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21:00" calcext:value-type="date">
            <text:p>2026-03-13 14:2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22:00" calcext:value-type="date">
            <text:p>2026-03-13 14:2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23:00" calcext:value-type="date">
            <text:p>2026-03-13 14:2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24:00" calcext:value-type="date">
            <text:p>2026-03-13 14:24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25:00" calcext:value-type="date">
            <text:p>2026-03-13 14:2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26:00" calcext:value-type="date">
            <text:p>2026-03-13 14:2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27:00" calcext:value-type="date">
            <text:p>2026-03-13 14:27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28:00" calcext:value-type="date">
            <text:p>2026-03-13 14:2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29:00" calcext:value-type="date">
            <text:p>2026-03-13 14:2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30:00" calcext:value-type="date">
            <text:p>2026-03-13 14:3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31:00" calcext:value-type="date">
            <text:p>2026-03-13 14:3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32:00" calcext:value-type="date">
            <text:p>2026-03-13 14:3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33:00" calcext:value-type="date">
            <text:p>2026-03-13 14:3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34:00" calcext:value-type="date">
            <text:p>2026-03-13 14:3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35:00" calcext:value-type="date">
            <text:p>2026-03-13 14:35:00</text:p>
          </table:table-cell>
          <table:table-cell table:style-name="ce1" office:value-type="float" office:value="71961" calcext:value-type="float">
            <text:p>719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36:00" calcext:value-type="date">
            <text:p>2026-03-13 14:36:00</text:p>
          </table:table-cell>
          <table:table-cell table:style-name="ce1" office:value-type="float" office:value="57608" calcext:value-type="float">
            <text:p>5760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44:00" calcext:value-type="date">
            <text:p>2026-03-13 14:44:00</text:p>
          </table:table-cell>
          <table:table-cell table:style-name="ce1" office:value-type="float" office:value="9157" calcext:value-type="float">
            <text:p>91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45:00" calcext:value-type="date">
            <text:p>2026-03-13 14:4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46:00" calcext:value-type="date">
            <text:p>2026-03-13 14:4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47:00" calcext:value-type="date">
            <text:p>2026-03-13 14:47:00</text:p>
          </table:table-cell>
          <table:table-cell table:style-name="ce1" office:value-type="float" office:value="71843" calcext:value-type="float">
            <text:p>718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48:00" calcext:value-type="date">
            <text:p>2026-03-13 14:48:00</text:p>
          </table:table-cell>
          <table:table-cell table:style-name="ce1" office:value-type="float" office:value="72068" calcext:value-type="float">
            <text:p>720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49:00" calcext:value-type="date">
            <text:p>2026-03-13 14:49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0:00" calcext:value-type="date">
            <text:p>2026-03-13 14:5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1:00" calcext:value-type="date">
            <text:p>2026-03-13 14:51:00</text:p>
          </table:table-cell>
          <table:table-cell table:style-name="ce1" office:value-type="float" office:value="71631" calcext:value-type="float">
            <text:p>7163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2:00" calcext:value-type="date">
            <text:p>2026-03-13 14:5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3:00" calcext:value-type="date">
            <text:p>2026-03-13 14:5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4:00" calcext:value-type="date">
            <text:p>2026-03-13 14:5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5:00" calcext:value-type="date">
            <text:p>2026-03-13 14:5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6:00" calcext:value-type="date">
            <text:p>2026-03-13 14:5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7:00" calcext:value-type="date">
            <text:p>2026-03-13 14:5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8:00" calcext:value-type="date">
            <text:p>2026-03-13 14:5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9:00" calcext:value-type="date">
            <text:p>2026-03-13 14:5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00:00" calcext:value-type="date">
            <text:p>2026-03-13 15:0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01:00" calcext:value-type="date">
            <text:p>2026-03-13 15:0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02:00" calcext:value-type="date">
            <text:p>2026-03-13 15:0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03:00" calcext:value-type="date">
            <text:p>2026-03-13 15:0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04:00" calcext:value-type="date">
            <text:p>2026-03-13 15:0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05:00" calcext:value-type="date">
            <text:p>2026-03-13 15:0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06:00" calcext:value-type="date">
            <text:p>2026-03-13 15:0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07:00" calcext:value-type="date">
            <text:p>2026-03-13 15:0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08:00" calcext:value-type="date">
            <text:p>2026-03-13 15:0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09:00" calcext:value-type="date">
            <text:p>2026-03-13 15:0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10:00" calcext:value-type="date">
            <text:p>2026-03-13 15:1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11:00" calcext:value-type="date">
            <text:p>2026-03-13 15:1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12:00" calcext:value-type="date">
            <text:p>2026-03-13 15:12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13:00" calcext:value-type="date">
            <text:p>2026-03-13 15:1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14:00" calcext:value-type="date">
            <text:p>2026-03-13 15:14:00</text:p>
          </table:table-cell>
          <table:table-cell table:style-name="ce1" office:value-type="float" office:value="64820" calcext:value-type="float">
            <text:p>6482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24:00" calcext:value-type="date">
            <text:p>2026-03-13 15:24:00</text:p>
          </table:table-cell>
          <table:table-cell table:style-name="ce1" office:value-type="float" office:value="13995" calcext:value-type="float">
            <text:p>139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25:00" calcext:value-type="date">
            <text:p>2026-03-13 15:2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26:00" calcext:value-type="date">
            <text:p>2026-03-13 15:2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27:00" calcext:value-type="date">
            <text:p>2026-03-13 15:27:00</text:p>
          </table:table-cell>
          <table:table-cell table:style-name="ce1" office:value-type="float" office:value="72005" calcext:value-type="float">
            <text:p>720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28:00" calcext:value-type="date">
            <text:p>2026-03-13 15:28:00</text:p>
          </table:table-cell>
          <table:table-cell table:style-name="ce1" office:value-type="float" office:value="71971" calcext:value-type="float">
            <text:p>719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29:00" calcext:value-type="date">
            <text:p>2026-03-13 15:29:00</text:p>
          </table:table-cell>
          <table:table-cell table:style-name="ce1" office:value-type="float" office:value="72010" calcext:value-type="float">
            <text:p>7201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0:00" calcext:value-type="date">
            <text:p>2026-03-13 15:30:00</text:p>
          </table:table-cell>
          <table:table-cell table:style-name="ce1" office:value-type="float" office:value="71995" calcext:value-type="float">
            <text:p>719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1:00" calcext:value-type="date">
            <text:p>2026-03-13 15:31:00</text:p>
          </table:table-cell>
          <table:table-cell table:style-name="ce1" office:value-type="float" office:value="71962" calcext:value-type="float">
            <text:p>719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2:00" calcext:value-type="date">
            <text:p>2026-03-13 15:32:00</text:p>
          </table:table-cell>
          <table:table-cell table:style-name="ce1" office:value-type="float" office:value="72032" calcext:value-type="float">
            <text:p>7203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3:00" calcext:value-type="date">
            <text:p>2026-03-13 15:3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4:00" calcext:value-type="date">
            <text:p>2026-03-13 15:34:00</text:p>
          </table:table-cell>
          <table:table-cell table:style-name="ce1" office:value-type="float" office:value="71976" calcext:value-type="float">
            <text:p>7197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5:00" calcext:value-type="date">
            <text:p>2026-03-13 15:3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6:00" calcext:value-type="date">
            <text:p>2026-03-13 15:36:00</text:p>
          </table:table-cell>
          <table:table-cell table:style-name="ce1" office:value-type="float" office:value="71995" calcext:value-type="float">
            <text:p>719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7:00" calcext:value-type="date">
            <text:p>2026-03-13 15:37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8:00" calcext:value-type="date">
            <text:p>2026-03-13 15:3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9:00" calcext:value-type="date">
            <text:p>2026-03-13 15:39:00</text:p>
          </table:table-cell>
          <table:table-cell table:style-name="ce1" office:value-type="float" office:value="71986" calcext:value-type="float">
            <text:p>7198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40:00" calcext:value-type="date">
            <text:p>2026-03-13 15:4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41:00" calcext:value-type="date">
            <text:p>2026-03-13 15:4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42:00" calcext:value-type="date">
            <text:p>2026-03-13 15:4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43:00" calcext:value-type="date">
            <text:p>2026-03-13 15:43:00</text:p>
          </table:table-cell>
          <table:table-cell table:style-name="ce1" office:value-type="float" office:value="71992" calcext:value-type="float">
            <text:p>7199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44:00" calcext:value-type="date">
            <text:p>2026-03-13 15:4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45:00" calcext:value-type="date">
            <text:p>2026-03-13 15:4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46:00" calcext:value-type="date">
            <text:p>2026-03-13 15:4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47:00" calcext:value-type="date">
            <text:p>2026-03-13 15:4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48:00" calcext:value-type="date">
            <text:p>2026-03-13 15:4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49:00" calcext:value-type="date">
            <text:p>2026-03-13 15:4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50:00" calcext:value-type="date">
            <text:p>2026-03-13 15:5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51:00" calcext:value-type="date">
            <text:p>2026-03-13 15:5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52:00" calcext:value-type="date">
            <text:p>2026-03-13 15:52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53:00" calcext:value-type="date">
            <text:p>2026-03-13 15:5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54:00" calcext:value-type="date">
            <text:p>2026-03-13 15:54:00</text:p>
          </table:table-cell>
          <table:table-cell table:style-name="ce1" office:value-type="float" office:value="60857" calcext:value-type="float">
            <text:p>608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05:00" calcext:value-type="date">
            <text:p>2026-03-13 16:05:00</text:p>
          </table:table-cell>
          <table:table-cell table:style-name="ce1" office:value-type="float" office:value="45602" calcext:value-type="float">
            <text:p>456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06:00" calcext:value-type="date">
            <text:p>2026-03-13 16:0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07:00" calcext:value-type="date">
            <text:p>2026-03-13 16:07:00</text:p>
          </table:table-cell>
          <table:table-cell table:style-name="ce1" office:value-type="float" office:value="71969" calcext:value-type="float">
            <text:p>719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08:00" calcext:value-type="date">
            <text:p>2026-03-13 16:08:00</text:p>
          </table:table-cell>
          <table:table-cell table:style-name="ce1" office:value-type="float" office:value="71948" calcext:value-type="float">
            <text:p>719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09:00" calcext:value-type="date">
            <text:p>2026-03-13 16:09:00</text:p>
          </table:table-cell>
          <table:table-cell table:style-name="ce1" office:value-type="float" office:value="72005" calcext:value-type="float">
            <text:p>720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0:00" calcext:value-type="date">
            <text:p>2026-03-13 16:1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1:00" calcext:value-type="date">
            <text:p>2026-03-13 16:1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2:00" calcext:value-type="date">
            <text:p>2026-03-13 16:12:00</text:p>
          </table:table-cell>
          <table:table-cell table:style-name="ce1" office:value-type="float" office:value="71886" calcext:value-type="float">
            <text:p>7188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3:00" calcext:value-type="date">
            <text:p>2026-03-13 16:13:00</text:p>
          </table:table-cell>
          <table:table-cell table:style-name="ce1" office:value-type="float" office:value="72023" calcext:value-type="float">
            <text:p>7202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4:00" calcext:value-type="date">
            <text:p>2026-03-13 16:1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5:00" calcext:value-type="date">
            <text:p>2026-03-13 16:1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6:00" calcext:value-type="date">
            <text:p>2026-03-13 16:1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7:00" calcext:value-type="date">
            <text:p>2026-03-13 16:17:00</text:p>
          </table:table-cell>
          <table:table-cell table:style-name="ce1" office:value-type="float" office:value="71996" calcext:value-type="float">
            <text:p>719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8:00" calcext:value-type="date">
            <text:p>2026-03-13 16:1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9:00" calcext:value-type="date">
            <text:p>2026-03-13 16:1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20:00" calcext:value-type="date">
            <text:p>2026-03-13 16:2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21:00" calcext:value-type="date">
            <text:p>2026-03-13 16:21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22:00" calcext:value-type="date">
            <text:p>2026-03-13 16:22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23:00" calcext:value-type="date">
            <text:p>2026-03-13 16:2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24:00" calcext:value-type="date">
            <text:p>2026-03-13 16:2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25:00" calcext:value-type="date">
            <text:p>2026-03-13 16:2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26:00" calcext:value-type="date">
            <text:p>2026-03-13 16:2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27:00" calcext:value-type="date">
            <text:p>2026-03-13 16:27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28:00" calcext:value-type="date">
            <text:p>2026-03-13 16:2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29:00" calcext:value-type="date">
            <text:p>2026-03-13 16:2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30:00" calcext:value-type="date">
            <text:p>2026-03-13 16:3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31:00" calcext:value-type="date">
            <text:p>2026-03-13 16:3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32:00" calcext:value-type="date">
            <text:p>2026-03-13 16:3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33:00" calcext:value-type="date">
            <text:p>2026-03-13 16:3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34:00" calcext:value-type="date">
            <text:p>2026-03-13 16:3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35:00" calcext:value-type="date">
            <text:p>2026-03-13 16:35:00</text:p>
          </table:table-cell>
          <table:table-cell table:style-name="ce1" office:value-type="float" office:value="28126" calcext:value-type="float">
            <text:p>28126</text:p>
          </table:table-cell>
          <table:table-cell table:number-columns-repeated="102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ling_failure_per_min" table:style-name="ta7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0:00" calcext:value-type="date">
            <text:p>2026-03-13 13:30:00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1:00" calcext:value-type="date">
            <text:p>2026-03-13 13:31:00</text:p>
          </table:table-cell>
          <table:table-cell table:style-name="ce1" office:value-type="float" office:value="1628" calcext:value-type="float">
            <text:p>162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2:00" calcext:value-type="date">
            <text:p>2026-03-13 13:32:00</text:p>
          </table:table-cell>
          <table:table-cell table:style-name="ce1" office:value-type="float" office:value="3745" calcext:value-type="float">
            <text:p>37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3:00" calcext:value-type="date">
            <text:p>2026-03-13 13:33:00</text:p>
          </table:table-cell>
          <table:table-cell table:style-name="ce1" office:value-type="float" office:value="3554" calcext:value-type="float">
            <text:p>35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4:00" calcext:value-type="date">
            <text:p>2026-03-13 13:34:00</text:p>
          </table:table-cell>
          <table:table-cell table:style-name="ce1" office:value-type="float" office:value="3561" calcext:value-type="float">
            <text:p>35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5:00" calcext:value-type="date">
            <text:p>2026-03-13 13:35:00</text:p>
          </table:table-cell>
          <table:table-cell table:style-name="ce1" office:value-type="float" office:value="2963" calcext:value-type="float">
            <text:p>29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3:36:00" calcext:value-type="date">
            <text:p>2026-03-13 13:36:00</text:p>
          </table:table-cell>
          <table:table-cell table:style-name="ce1" office:value-type="float" office:value="332" calcext:value-type="float">
            <text:p>33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09:00" calcext:value-type="date">
            <text:p>2026-03-13 14:09:00</text:p>
          </table:table-cell>
          <table:table-cell table:style-name="ce1" office:value-type="float" office:value="521" calcext:value-type="float">
            <text:p>52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0:00" calcext:value-type="date">
            <text:p>2026-03-13 14:10:00</text:p>
          </table:table-cell>
          <table:table-cell table:style-name="ce1" office:value-type="float" office:value="2939" calcext:value-type="float">
            <text:p>293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1:00" calcext:value-type="date">
            <text:p>2026-03-13 14:11:00</text:p>
          </table:table-cell>
          <table:table-cell table:style-name="ce1" office:value-type="float" office:value="3641" calcext:value-type="float">
            <text:p>364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2:00" calcext:value-type="date">
            <text:p>2026-03-13 14:12:00</text:p>
          </table:table-cell>
          <table:table-cell table:style-name="ce1" office:value-type="float" office:value="3327" calcext:value-type="float">
            <text:p>332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13:00" calcext:value-type="date">
            <text:p>2026-03-13 14:13:00</text:p>
          </table:table-cell>
          <table:table-cell table:style-name="ce1" office:value-type="float" office:value="1495" calcext:value-type="float">
            <text:p>14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47:00" calcext:value-type="date">
            <text:p>2026-03-13 14:47:00</text:p>
          </table:table-cell>
          <table:table-cell table:style-name="ce1" office:value-type="float" office:value="660" calcext:value-type="float">
            <text:p>66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48:00" calcext:value-type="date">
            <text:p>2026-03-13 14:48:00</text:p>
          </table:table-cell>
          <table:table-cell table:style-name="ce1" office:value-type="float" office:value="3199" calcext:value-type="float">
            <text:p>31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49:00" calcext:value-type="date">
            <text:p>2026-03-13 14:49:00</text:p>
          </table:table-cell>
          <table:table-cell table:style-name="ce1" office:value-type="float" office:value="3702" calcext:value-type="float">
            <text:p>37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0:00" calcext:value-type="date">
            <text:p>2026-03-13 14:50:00</text:p>
          </table:table-cell>
          <table:table-cell table:style-name="ce1" office:value-type="float" office:value="3285" calcext:value-type="float">
            <text:p>328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4:51:00" calcext:value-type="date">
            <text:p>2026-03-13 14:51:00</text:p>
          </table:table-cell>
          <table:table-cell table:style-name="ce1" office:value-type="float" office:value="1556" calcext:value-type="float">
            <text:p>15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27:00" calcext:value-type="date">
            <text:p>2026-03-13 15:27:00</text:p>
          </table:table-cell>
          <table:table-cell table:style-name="ce1" office:value-type="float" office:value="318" calcext:value-type="float">
            <text:p>31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28:00" calcext:value-type="date">
            <text:p>2026-03-13 15:28:00</text:p>
          </table:table-cell>
          <table:table-cell table:style-name="ce1" office:value-type="float" office:value="2429" calcext:value-type="float">
            <text:p>242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29:00" calcext:value-type="date">
            <text:p>2026-03-13 15:29:00</text:p>
          </table:table-cell>
          <table:table-cell table:style-name="ce1" office:value-type="float" office:value="3549" calcext:value-type="float">
            <text:p>354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0:00" calcext:value-type="date">
            <text:p>2026-03-13 15:30:00</text:p>
          </table:table-cell>
          <table:table-cell table:style-name="ce1" office:value-type="float" office:value="3346" calcext:value-type="float">
            <text:p>33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5:31:00" calcext:value-type="date">
            <text:p>2026-03-13 15:31:00</text:p>
          </table:table-cell>
          <table:table-cell table:style-name="ce1" office:value-type="float" office:value="1485" calcext:value-type="float">
            <text:p>148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08:00" calcext:value-type="date">
            <text:p>2026-03-13 16:08:00</text:p>
          </table:table-cell>
          <table:table-cell table:style-name="ce1" office:value-type="float" office:value="1067" calcext:value-type="float">
            <text:p>106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09:00" calcext:value-type="date">
            <text:p>2026-03-13 16:09:00</text:p>
          </table:table-cell>
          <table:table-cell table:style-name="ce1" office:value-type="float" office:value="3332" calcext:value-type="float">
            <text:p>333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0:00" calcext:value-type="date">
            <text:p>2026-03-13 16:10:00</text:p>
          </table:table-cell>
          <table:table-cell table:style-name="ce1" office:value-type="float" office:value="3598" calcext:value-type="float">
            <text:p>35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1:00" calcext:value-type="date">
            <text:p>2026-03-13 16:11:00</text:p>
          </table:table-cell>
          <table:table-cell table:style-name="ce1" office:value-type="float" office:value="3311" calcext:value-type="float">
            <text:p>331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3T16:12:00" calcext:value-type="date">
            <text:p>2026-03-13 16:12:00</text:p>
          </table:table-cell>
          <table:table-cell table:style-name="ce1" office:value-type="float" office:value="1131" calcext:value-type="float">
            <text:p>1131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ry_global_requests_p95" table:style-name="ta8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2:00" calcext:value-type="date">
            <text:p>2026-03-14 13:22:00</text:p>
          </table:table-cell>
          <table:table-cell table:style-name="ce1" office:value-type="float" office:value="23953" calcext:value-type="float">
            <text:p>2395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3:00" calcext:value-type="date">
            <text:p>2026-03-14 13:23:00</text:p>
          </table:table-cell>
          <table:table-cell table:style-name="ce1" office:value-type="float" office:value="72034" calcext:value-type="float">
            <text:p>7203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4:00" calcext:value-type="date">
            <text:p>2026-03-14 13:24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5:00" calcext:value-type="date">
            <text:p>2026-03-14 13:2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6:00" calcext:value-type="date">
            <text:p>2026-03-14 13:2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7:00" calcext:value-type="date">
            <text:p>2026-03-14 13:2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8:00" calcext:value-type="date">
            <text:p>2026-03-14 13:2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9:00" calcext:value-type="date">
            <text:p>2026-03-14 13:29:00</text:p>
          </table:table-cell>
          <table:table-cell table:style-name="ce1" office:value-type="float" office:value="71969" calcext:value-type="float">
            <text:p>719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0:00" calcext:value-type="date">
            <text:p>2026-03-14 13:3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1:00" calcext:value-type="date">
            <text:p>2026-03-14 13:31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2:00" calcext:value-type="date">
            <text:p>2026-03-14 13:32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3:00" calcext:value-type="date">
            <text:p>2026-03-14 13:3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4:00" calcext:value-type="date">
            <text:p>2026-03-14 13:34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5:00" calcext:value-type="date">
            <text:p>2026-03-14 13:35:00</text:p>
          </table:table-cell>
          <table:table-cell table:style-name="ce1" office:value-type="float" office:value="71916" calcext:value-type="float">
            <text:p>7191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6:00" calcext:value-type="date">
            <text:p>2026-03-14 13:36:00</text:p>
          </table:table-cell>
          <table:table-cell table:style-name="ce1" office:value-type="float" office:value="72054" calcext:value-type="float">
            <text:p>720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7:00" calcext:value-type="date">
            <text:p>2026-03-14 13:37:00</text:p>
          </table:table-cell>
          <table:table-cell table:style-name="ce1" office:value-type="float" office:value="72024" calcext:value-type="float">
            <text:p>7202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8:00" calcext:value-type="date">
            <text:p>2026-03-14 13:38:00</text:p>
          </table:table-cell>
          <table:table-cell table:style-name="ce1" office:value-type="float" office:value="72029" calcext:value-type="float">
            <text:p>7202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9:00" calcext:value-type="date">
            <text:p>2026-03-14 13:3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0:00" calcext:value-type="date">
            <text:p>2026-03-14 13:4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1:00" calcext:value-type="date">
            <text:p>2026-03-14 13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2:00" calcext:value-type="date">
            <text:p>2026-03-14 13:4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3:00" calcext:value-type="date">
            <text:p>2026-03-14 13:4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4:00" calcext:value-type="date">
            <text:p>2026-03-14 13:4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5:00" calcext:value-type="date">
            <text:p>2026-03-14 13:4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6:00" calcext:value-type="date">
            <text:p>2026-03-14 13:4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7:00" calcext:value-type="date">
            <text:p>2026-03-14 13:4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8:00" calcext:value-type="date">
            <text:p>2026-03-14 13:4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9:00" calcext:value-type="date">
            <text:p>2026-03-14 13:4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50:00" calcext:value-type="date">
            <text:p>2026-03-14 13:5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51:00" calcext:value-type="date">
            <text:p>2026-03-14 13:51:00</text:p>
          </table:table-cell>
          <table:table-cell table:style-name="ce1" office:value-type="float" office:value="72004" calcext:value-type="float">
            <text:p>720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52:00" calcext:value-type="date">
            <text:p>2026-03-14 13:52:00</text:p>
          </table:table-cell>
          <table:table-cell table:style-name="ce1" office:value-type="float" office:value="47241" calcext:value-type="float">
            <text:p>4724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0:00" calcext:value-type="date">
            <text:p>2026-03-14 14:00:00</text:p>
          </table:table-cell>
          <table:table-cell table:style-name="ce1" office:value-type="float" office:value="10072" calcext:value-type="float">
            <text:p>100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1:00" calcext:value-type="date">
            <text:p>2026-03-14 14:01:00</text:p>
          </table:table-cell>
          <table:table-cell table:style-name="ce1" office:value-type="float" office:value="72005" calcext:value-type="float">
            <text:p>720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2:00" calcext:value-type="date">
            <text:p>2026-03-14 14:02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3:00" calcext:value-type="date">
            <text:p>2026-03-14 14:0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4:00" calcext:value-type="date">
            <text:p>2026-03-14 14:0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5:00" calcext:value-type="date">
            <text:p>2026-03-14 14:0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6:00" calcext:value-type="date">
            <text:p>2026-03-14 14:0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7:00" calcext:value-type="date">
            <text:p>2026-03-14 14:07:00</text:p>
          </table:table-cell>
          <table:table-cell table:style-name="ce1" office:value-type="float" office:value="71991" calcext:value-type="float">
            <text:p>719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8:00" calcext:value-type="date">
            <text:p>2026-03-14 14:08:00</text:p>
          </table:table-cell>
          <table:table-cell table:style-name="ce1" office:value-type="float" office:value="72004" calcext:value-type="float">
            <text:p>720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9:00" calcext:value-type="date">
            <text:p>2026-03-14 14:09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0:00" calcext:value-type="date">
            <text:p>2026-03-14 14:10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1:00" calcext:value-type="date">
            <text:p>2026-03-14 14:11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2:00" calcext:value-type="date">
            <text:p>2026-03-14 14:12:00</text:p>
          </table:table-cell>
          <table:table-cell table:style-name="ce1" office:value-type="float" office:value="71966" calcext:value-type="float">
            <text:p>7196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3:00" calcext:value-type="date">
            <text:p>2026-03-14 14:13:00</text:p>
          </table:table-cell>
          <table:table-cell table:style-name="ce1" office:value-type="float" office:value="71933" calcext:value-type="float">
            <text:p>719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4:00" calcext:value-type="date">
            <text:p>2026-03-14 14:14:00</text:p>
          </table:table-cell>
          <table:table-cell table:style-name="ce1" office:value-type="float" office:value="71950" calcext:value-type="float">
            <text:p>7195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5:00" calcext:value-type="date">
            <text:p>2026-03-14 14:15:00</text:p>
          </table:table-cell>
          <table:table-cell table:style-name="ce1" office:value-type="float" office:value="71840" calcext:value-type="float">
            <text:p>718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6:00" calcext:value-type="date">
            <text:p>2026-03-14 14:16:00</text:p>
          </table:table-cell>
          <table:table-cell table:style-name="ce1" office:value-type="float" office:value="72015" calcext:value-type="float">
            <text:p>7201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7:00" calcext:value-type="date">
            <text:p>2026-03-14 14:17:00</text:p>
          </table:table-cell>
          <table:table-cell table:style-name="ce1" office:value-type="float" office:value="72054" calcext:value-type="float">
            <text:p>720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8:00" calcext:value-type="date">
            <text:p>2026-03-14 14:1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9:00" calcext:value-type="date">
            <text:p>2026-03-14 14:19:00</text:p>
          </table:table-cell>
          <table:table-cell table:style-name="ce1" office:value-type="float" office:value="71973" calcext:value-type="float">
            <text:p>719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0:00" calcext:value-type="date">
            <text:p>2026-03-14 14:2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1:00" calcext:value-type="date">
            <text:p>2026-03-14 14:2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2:00" calcext:value-type="date">
            <text:p>2026-03-14 14:2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3:00" calcext:value-type="date">
            <text:p>2026-03-14 14:2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4:00" calcext:value-type="date">
            <text:p>2026-03-14 14:2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5:00" calcext:value-type="date">
            <text:p>2026-03-14 14:2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6:00" calcext:value-type="date">
            <text:p>2026-03-14 14:2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7:00" calcext:value-type="date">
            <text:p>2026-03-14 14:2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8:00" calcext:value-type="date">
            <text:p>2026-03-14 14:2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9:00" calcext:value-type="date">
            <text:p>2026-03-14 14:2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30:00" calcext:value-type="date">
            <text:p>2026-03-14 14:30:00</text:p>
          </table:table-cell>
          <table:table-cell table:style-name="ce1" office:value-type="float" office:value="63635" calcext:value-type="float">
            <text:p>636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38:00" calcext:value-type="date">
            <text:p>2026-03-14 14:38:00</text:p>
          </table:table-cell>
          <table:table-cell table:style-name="ce1" office:value-type="float" office:value="58748" calcext:value-type="float">
            <text:p>587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39:00" calcext:value-type="date">
            <text:p>2026-03-14 14:3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0:00" calcext:value-type="date">
            <text:p>2026-03-14 14:4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1:00" calcext:value-type="date">
            <text:p>2026-03-14 14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2:00" calcext:value-type="date">
            <text:p>2026-03-14 14:42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3:00" calcext:value-type="date">
            <text:p>2026-03-14 14:4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4:00" calcext:value-type="date">
            <text:p>2026-03-14 14:44:00</text:p>
          </table:table-cell>
          <table:table-cell table:style-name="ce1" office:value-type="float" office:value="71990" calcext:value-type="float">
            <text:p>7199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5:00" calcext:value-type="date">
            <text:p>2026-03-14 14:45:00</text:p>
          </table:table-cell>
          <table:table-cell table:style-name="ce1" office:value-type="float" office:value="71990" calcext:value-type="float">
            <text:p>7199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6:00" calcext:value-type="date">
            <text:p>2026-03-14 14:46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7:00" calcext:value-type="date">
            <text:p>2026-03-14 14:47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8:00" calcext:value-type="date">
            <text:p>2026-03-14 14:4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9:00" calcext:value-type="date">
            <text:p>2026-03-14 14:49:00</text:p>
          </table:table-cell>
          <table:table-cell table:style-name="ce1" office:value-type="float" office:value="71967" calcext:value-type="float">
            <text:p>7196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0:00" calcext:value-type="date">
            <text:p>2026-03-14 14:50:00</text:p>
          </table:table-cell>
          <table:table-cell table:style-name="ce1" office:value-type="float" office:value="71933" calcext:value-type="float">
            <text:p>719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1:00" calcext:value-type="date">
            <text:p>2026-03-14 14:51:00</text:p>
          </table:table-cell>
          <table:table-cell table:style-name="ce1" office:value-type="float" office:value="71880" calcext:value-type="float">
            <text:p>7188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2:00" calcext:value-type="date">
            <text:p>2026-03-14 14:52:00</text:p>
          </table:table-cell>
          <table:table-cell table:style-name="ce1" office:value-type="float" office:value="71895" calcext:value-type="float">
            <text:p>718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3:00" calcext:value-type="date">
            <text:p>2026-03-14 14:53:00</text:p>
          </table:table-cell>
          <table:table-cell table:style-name="ce1" office:value-type="float" office:value="72065" calcext:value-type="float">
            <text:p>720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4:00" calcext:value-type="date">
            <text:p>2026-03-14 14:54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5:00" calcext:value-type="date">
            <text:p>2026-03-14 14:55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6:00" calcext:value-type="date">
            <text:p>2026-03-14 14:56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7:00" calcext:value-type="date">
            <text:p>2026-03-14 14:57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8:00" calcext:value-type="date">
            <text:p>2026-03-14 14:58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9:00" calcext:value-type="date">
            <text:p>2026-03-14 14:5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0:00" calcext:value-type="date">
            <text:p>2026-03-14 15:0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1:00" calcext:value-type="date">
            <text:p>2026-03-14 15:01:00</text:p>
          </table:table-cell>
          <table:table-cell table:style-name="ce1" office:value-type="float" office:value="71969" calcext:value-type="float">
            <text:p>719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2:00" calcext:value-type="date">
            <text:p>2026-03-14 15:02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3:00" calcext:value-type="date">
            <text:p>2026-03-14 15:0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4:00" calcext:value-type="date">
            <text:p>2026-03-14 15:04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5:00" calcext:value-type="date">
            <text:p>2026-03-14 15:0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6:00" calcext:value-type="date">
            <text:p>2026-03-14 15:06:00</text:p>
          </table:table-cell>
          <table:table-cell table:style-name="ce1" office:value-type="float" office:value="71977" calcext:value-type="float">
            <text:p>7197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7:00" calcext:value-type="date">
            <text:p>2026-03-14 15:0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8:00" calcext:value-type="date">
            <text:p>2026-03-14 15:08:00</text:p>
          </table:table-cell>
          <table:table-cell table:style-name="ce1" office:value-type="float" office:value="13097" calcext:value-type="float">
            <text:p>130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19:00" calcext:value-type="date">
            <text:p>2026-03-14 15:19:00</text:p>
          </table:table-cell>
          <table:table-cell table:style-name="ce1" office:value-type="float" office:value="20416" calcext:value-type="float">
            <text:p>2041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0:00" calcext:value-type="date">
            <text:p>2026-03-14 15:20:00</text:p>
          </table:table-cell>
          <table:table-cell table:style-name="ce1" office:value-type="float" office:value="72021" calcext:value-type="float">
            <text:p>7202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1:00" calcext:value-type="date">
            <text:p>2026-03-14 15:2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2:00" calcext:value-type="date">
            <text:p>2026-03-14 15:22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3:00" calcext:value-type="date">
            <text:p>2026-03-14 15:2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4:00" calcext:value-type="date">
            <text:p>2026-03-14 15:2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5:00" calcext:value-type="date">
            <text:p>2026-03-14 15:2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6:00" calcext:value-type="date">
            <text:p>2026-03-14 15:2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7:00" calcext:value-type="date">
            <text:p>2026-03-14 15:27:00</text:p>
          </table:table-cell>
          <table:table-cell table:style-name="ce1" office:value-type="float" office:value="71945" calcext:value-type="float">
            <text:p>719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8:00" calcext:value-type="date">
            <text:p>2026-03-14 15:28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9:00" calcext:value-type="date">
            <text:p>2026-03-14 15:2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0:00" calcext:value-type="date">
            <text:p>2026-03-14 15:30:00</text:p>
          </table:table-cell>
          <table:table-cell table:style-name="ce1" office:value-type="float" office:value="71996" calcext:value-type="float">
            <text:p>719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1:00" calcext:value-type="date">
            <text:p>2026-03-14 15:31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2:00" calcext:value-type="date">
            <text:p>2026-03-14 15:32:00</text:p>
          </table:table-cell>
          <table:table-cell table:style-name="ce1" office:value-type="float" office:value="71862" calcext:value-type="float">
            <text:p>718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3:00" calcext:value-type="date">
            <text:p>2026-03-14 15:33:00</text:p>
          </table:table-cell>
          <table:table-cell table:style-name="ce1" office:value-type="float" office:value="72041" calcext:value-type="float">
            <text:p>7204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4:00" calcext:value-type="date">
            <text:p>2026-03-14 15:34:00</text:p>
          </table:table-cell>
          <table:table-cell table:style-name="ce1" office:value-type="float" office:value="71992" calcext:value-type="float">
            <text:p>7199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5:00" calcext:value-type="date">
            <text:p>2026-03-14 15:35:00</text:p>
          </table:table-cell>
          <table:table-cell table:style-name="ce1" office:value-type="float" office:value="72057" calcext:value-type="float">
            <text:p>720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6:00" calcext:value-type="date">
            <text:p>2026-03-14 15:3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7:00" calcext:value-type="date">
            <text:p>2026-03-14 15:3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8:00" calcext:value-type="date">
            <text:p>2026-03-14 15:3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9:00" calcext:value-type="date">
            <text:p>2026-03-14 15:3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0:00" calcext:value-type="date">
            <text:p>2026-03-14 15:4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1:00" calcext:value-type="date">
            <text:p>2026-03-14 15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2:00" calcext:value-type="date">
            <text:p>2026-03-14 15:4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3:00" calcext:value-type="date">
            <text:p>2026-03-14 15:4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4:00" calcext:value-type="date">
            <text:p>2026-03-14 15:4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5:00" calcext:value-type="date">
            <text:p>2026-03-14 15:4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6:00" calcext:value-type="date">
            <text:p>2026-03-14 15:4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7:00" calcext:value-type="date">
            <text:p>2026-03-14 15:4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8:00" calcext:value-type="date">
            <text:p>2026-03-14 15:48:00</text:p>
          </table:table-cell>
          <table:table-cell table:style-name="ce1" office:value-type="float" office:value="71990" calcext:value-type="float">
            <text:p>7199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9:00" calcext:value-type="date">
            <text:p>2026-03-14 15:49:00</text:p>
          </table:table-cell>
          <table:table-cell table:style-name="ce1" office:value-type="float" office:value="51195" calcext:value-type="float">
            <text:p>511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3:00" calcext:value-type="date">
            <text:p>2026-03-14 16:13:00</text:p>
          </table:table-cell>
          <table:table-cell table:style-name="ce1" office:value-type="float" office:value="70470" calcext:value-type="float">
            <text:p>704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4:00" calcext:value-type="date">
            <text:p>2026-03-14 16:14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5:00" calcext:value-type="date">
            <text:p>2026-03-14 16:1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6:00" calcext:value-type="date">
            <text:p>2026-03-14 16:1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7:00" calcext:value-type="date">
            <text:p>2026-03-14 16:17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8:00" calcext:value-type="date">
            <text:p>2026-03-14 16:1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9:00" calcext:value-type="date">
            <text:p>2026-03-14 16:1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0:00" calcext:value-type="date">
            <text:p>2026-03-14 16:20:00</text:p>
          </table:table-cell>
          <table:table-cell table:style-name="ce1" office:value-type="float" office:value="71977" calcext:value-type="float">
            <text:p>7197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1:00" calcext:value-type="date">
            <text:p>2026-03-14 16:2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2:00" calcext:value-type="date">
            <text:p>2026-03-14 16:22:00</text:p>
          </table:table-cell>
          <table:table-cell table:style-name="ce1" office:value-type="float" office:value="72005" calcext:value-type="float">
            <text:p>720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3:00" calcext:value-type="date">
            <text:p>2026-03-14 16:23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4:00" calcext:value-type="date">
            <text:p>2026-03-14 16:24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5:00" calcext:value-type="date">
            <text:p>2026-03-14 16:25:00</text:p>
          </table:table-cell>
          <table:table-cell table:style-name="ce1" office:value-type="float" office:value="71889" calcext:value-type="float">
            <text:p>718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6:00" calcext:value-type="date">
            <text:p>2026-03-14 16:26:00</text:p>
          </table:table-cell>
          <table:table-cell table:style-name="ce1" office:value-type="float" office:value="72068" calcext:value-type="float">
            <text:p>720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7:00" calcext:value-type="date">
            <text:p>2026-03-14 16:27:00</text:p>
          </table:table-cell>
          <table:table-cell table:style-name="ce1" office:value-type="float" office:value="72040" calcext:value-type="float">
            <text:p>720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8:00" calcext:value-type="date">
            <text:p>2026-03-14 16:28:00</text:p>
          </table:table-cell>
          <table:table-cell table:style-name="ce1" office:value-type="float" office:value="72022" calcext:value-type="float">
            <text:p>7202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9:00" calcext:value-type="date">
            <text:p>2026-03-14 16:29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0:00" calcext:value-type="date">
            <text:p>2026-03-14 16:3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1:00" calcext:value-type="date">
            <text:p>2026-03-14 16:3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2:00" calcext:value-type="date">
            <text:p>2026-03-14 16:32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3:00" calcext:value-type="date">
            <text:p>2026-03-14 16:3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4:00" calcext:value-type="date">
            <text:p>2026-03-14 16:3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5:00" calcext:value-type="date">
            <text:p>2026-03-14 16:3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6:00" calcext:value-type="date">
            <text:p>2026-03-14 16:3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7:00" calcext:value-type="date">
            <text:p>2026-03-14 16:3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8:00" calcext:value-type="date">
            <text:p>2026-03-14 16:3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9:00" calcext:value-type="date">
            <text:p>2026-03-14 16:3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40:00" calcext:value-type="date">
            <text:p>2026-03-14 16:4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41:00" calcext:value-type="date">
            <text:p>2026-03-14 16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42:00" calcext:value-type="date">
            <text:p>2026-03-14 16:4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ling_requests_p95" table:style-name="ta9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0:00" calcext:value-type="date">
            <text:p>2026-03-14 17:00:00</text:p>
          </table:table-cell>
          <table:table-cell table:style-name="ce1" office:value-type="float" office:value="72053" calcext:value-type="float">
            <text:p>7205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1:00" calcext:value-type="date">
            <text:p>2026-03-14 17:01:00</text:p>
          </table:table-cell>
          <table:table-cell table:style-name="ce1" office:value-type="float" office:value="71996" calcext:value-type="float">
            <text:p>719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2:00" calcext:value-type="date">
            <text:p>2026-03-14 17:0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3:00" calcext:value-type="date">
            <text:p>2026-03-14 17:03:00</text:p>
          </table:table-cell>
          <table:table-cell table:style-name="ce1" office:value-type="float" office:value="71819" calcext:value-type="float">
            <text:p>7181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4:00" calcext:value-type="date">
            <text:p>2026-03-14 17:04:00</text:p>
          </table:table-cell>
          <table:table-cell table:style-name="ce1" office:value-type="float" office:value="72159" calcext:value-type="float">
            <text:p>7215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5:00" calcext:value-type="date">
            <text:p>2026-03-14 17:05:00</text:p>
          </table:table-cell>
          <table:table-cell table:style-name="ce1" office:value-type="float" office:value="68563" calcext:value-type="float">
            <text:p>685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6:00" calcext:value-type="date">
            <text:p>2026-03-14 17:06:00</text:p>
          </table:table-cell>
          <table:table-cell table:style-name="ce1" office:value-type="float" office:value="33609" calcext:value-type="float">
            <text:p>3360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7:00" calcext:value-type="date">
            <text:p>2026-03-14 17:07:00</text:p>
          </table:table-cell>
          <table:table-cell table:style-name="ce1" office:value-type="float" office:value="5346" calcext:value-type="float">
            <text:p>53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8:00" calcext:value-type="date">
            <text:p>2026-03-14 17:08:00</text:p>
          </table:table-cell>
          <table:table-cell table:style-name="ce1" office:value-type="float" office:value="13675" calcext:value-type="float">
            <text:p>1367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9:00" calcext:value-type="date">
            <text:p>2026-03-14 17:09:00</text:p>
          </table:table-cell>
          <table:table-cell table:style-name="ce1" office:value-type="float" office:value="17882" calcext:value-type="float">
            <text:p>1788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0:00" calcext:value-type="date">
            <text:p>2026-03-14 17:10:00</text:p>
          </table:table-cell>
          <table:table-cell table:style-name="ce1" office:value-type="float" office:value="72054" calcext:value-type="float">
            <text:p>720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1:00" calcext:value-type="date">
            <text:p>2026-03-14 17:1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2:00" calcext:value-type="date">
            <text:p>2026-03-14 17:12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3:00" calcext:value-type="date">
            <text:p>2026-03-14 17:1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4:00" calcext:value-type="date">
            <text:p>2026-03-14 17:1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5:00" calcext:value-type="date">
            <text:p>2026-03-14 17:1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6:00" calcext:value-type="date">
            <text:p>2026-03-14 17:16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7:00" calcext:value-type="date">
            <text:p>2026-03-14 17:1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8:00" calcext:value-type="date">
            <text:p>2026-03-14 17:1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9:00" calcext:value-type="date">
            <text:p>2026-03-14 17:1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0:00" calcext:value-type="date">
            <text:p>2026-03-14 17:2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1:00" calcext:value-type="date">
            <text:p>2026-03-14 17:2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2:00" calcext:value-type="date">
            <text:p>2026-03-14 17:2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3:00" calcext:value-type="date">
            <text:p>2026-03-14 17:2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4:00" calcext:value-type="date">
            <text:p>2026-03-14 17:2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5:00" calcext:value-type="date">
            <text:p>2026-03-14 17:2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6:00" calcext:value-type="date">
            <text:p>2026-03-14 17:2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7:00" calcext:value-type="date">
            <text:p>2026-03-14 17:2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8:00" calcext:value-type="date">
            <text:p>2026-03-14 17:2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9:00" calcext:value-type="date">
            <text:p>2026-03-14 17:2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1:00" calcext:value-type="date">
            <text:p>2026-03-14 17:41:00</text:p>
          </table:table-cell>
          <table:table-cell table:style-name="ce1" office:value-type="float" office:value="57142" calcext:value-type="float">
            <text:p>571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2:00" calcext:value-type="date">
            <text:p>2026-03-14 17:4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3:00" calcext:value-type="date">
            <text:p>2026-03-14 17:4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4:00" calcext:value-type="date">
            <text:p>2026-03-14 17:44:00</text:p>
          </table:table-cell>
          <table:table-cell table:style-name="ce1" office:value-type="float" office:value="71921" calcext:value-type="float">
            <text:p>7192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5:00" calcext:value-type="date">
            <text:p>2026-03-14 17:45:00</text:p>
          </table:table-cell>
          <table:table-cell table:style-name="ce1" office:value-type="float" office:value="40670" calcext:value-type="float">
            <text:p>406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6:00" calcext:value-type="date">
            <text:p>2026-03-14 17:46:00</text:p>
          </table:table-cell>
          <table:table-cell table:style-name="ce1" office:value-type="float" office:value="6602" calcext:value-type="float">
            <text:p>66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7:00" calcext:value-type="date">
            <text:p>2026-03-14 17:47:00</text:p>
          </table:table-cell>
          <table:table-cell table:style-name="ce1" office:value-type="float" office:value="5305" calcext:value-type="float">
            <text:p>53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8:00" calcext:value-type="date">
            <text:p>2026-03-14 17:48:00</text:p>
          </table:table-cell>
          <table:table-cell table:style-name="ce1" office:value-type="float" office:value="27195" calcext:value-type="float">
            <text:p>271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9:00" calcext:value-type="date">
            <text:p>2026-03-14 17:49:00</text:p>
          </table:table-cell>
          <table:table-cell table:style-name="ce1" office:value-type="float" office:value="70677" calcext:value-type="float">
            <text:p>7067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0:00" calcext:value-type="date">
            <text:p>2026-03-14 17:5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1:00" calcext:value-type="date">
            <text:p>2026-03-14 17:5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2:00" calcext:value-type="date">
            <text:p>2026-03-14 17:5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3:00" calcext:value-type="date">
            <text:p>2026-03-14 17:5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4:00" calcext:value-type="date">
            <text:p>2026-03-14 17:54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5:00" calcext:value-type="date">
            <text:p>2026-03-14 17:55:00</text:p>
          </table:table-cell>
          <table:table-cell table:style-name="ce1" office:value-type="float" office:value="72005" calcext:value-type="float">
            <text:p>720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6:00" calcext:value-type="date">
            <text:p>2026-03-14 17:5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7:00" calcext:value-type="date">
            <text:p>2026-03-14 17:5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8:00" calcext:value-type="date">
            <text:p>2026-03-14 17:58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9:00" calcext:value-type="date">
            <text:p>2026-03-14 17:59:00</text:p>
          </table:table-cell>
          <table:table-cell table:style-name="ce1" office:value-type="float" office:value="72004" calcext:value-type="float">
            <text:p>720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0:00" calcext:value-type="date">
            <text:p>2026-03-14 18:0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1:00" calcext:value-type="date">
            <text:p>2026-03-14 18:0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2:00" calcext:value-type="date">
            <text:p>2026-03-14 18:0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3:00" calcext:value-type="date">
            <text:p>2026-03-14 18:0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4:00" calcext:value-type="date">
            <text:p>2026-03-14 18:0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5:00" calcext:value-type="date">
            <text:p>2026-03-14 18:0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6:00" calcext:value-type="date">
            <text:p>2026-03-14 18:0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7:00" calcext:value-type="date">
            <text:p>2026-03-14 18:07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8:00" calcext:value-type="date">
            <text:p>2026-03-14 18:0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9:00" calcext:value-type="date">
            <text:p>2026-03-14 18:09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10:00" calcext:value-type="date">
            <text:p>2026-03-14 18:1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11:00" calcext:value-type="date">
            <text:p>2026-03-14 18:11:00</text:p>
          </table:table-cell>
          <table:table-cell table:style-name="ce1" office:value-type="float" office:value="12465" calcext:value-type="float">
            <text:p>124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4:00" calcext:value-type="date">
            <text:p>2026-03-14 18:24:00</text:p>
          </table:table-cell>
          <table:table-cell table:style-name="ce1" office:value-type="float" office:value="14927" calcext:value-type="float">
            <text:p>1492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5:00" calcext:value-type="date">
            <text:p>2026-03-14 18:2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6:00" calcext:value-type="date">
            <text:p>2026-03-14 18:2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7:00" calcext:value-type="date">
            <text:p>2026-03-14 18:2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8:00" calcext:value-type="date">
            <text:p>2026-03-14 18:28:00</text:p>
          </table:table-cell>
          <table:table-cell table:style-name="ce1" office:value-type="float" office:value="71989" calcext:value-type="float">
            <text:p>719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9:00" calcext:value-type="date">
            <text:p>2026-03-14 18:29:00</text:p>
          </table:table-cell>
          <table:table-cell table:style-name="ce1" office:value-type="float" office:value="46025" calcext:value-type="float">
            <text:p>4602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0:00" calcext:value-type="date">
            <text:p>2026-03-14 18:30:00</text:p>
          </table:table-cell>
          <table:table-cell table:style-name="ce1" office:value-type="float" office:value="33901" calcext:value-type="float">
            <text:p>339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1:00" calcext:value-type="date">
            <text:p>2026-03-14 18:31:00</text:p>
          </table:table-cell>
          <table:table-cell table:style-name="ce1" office:value-type="float" office:value="5254" calcext:value-type="float">
            <text:p>52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2:00" calcext:value-type="date">
            <text:p>2026-03-14 18:32:00</text:p>
          </table:table-cell>
          <table:table-cell table:style-name="ce1" office:value-type="float" office:value="5188" calcext:value-type="float">
            <text:p>51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3:00" calcext:value-type="date">
            <text:p>2026-03-14 18:33:00</text:p>
          </table:table-cell>
          <table:table-cell table:style-name="ce1" office:value-type="float" office:value="11369" calcext:value-type="float">
            <text:p>113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4:00" calcext:value-type="date">
            <text:p>2026-03-14 18:34:00</text:p>
          </table:table-cell>
          <table:table-cell table:style-name="ce1" office:value-type="float" office:value="69614" calcext:value-type="float">
            <text:p>696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5:00" calcext:value-type="date">
            <text:p>2026-03-14 18:3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6:00" calcext:value-type="date">
            <text:p>2026-03-14 18:3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7:00" calcext:value-type="date">
            <text:p>2026-03-14 18:3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8:00" calcext:value-type="date">
            <text:p>2026-03-14 18:3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9:00" calcext:value-type="date">
            <text:p>2026-03-14 18:3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0:00" calcext:value-type="date">
            <text:p>2026-03-14 18:4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1:00" calcext:value-type="date">
            <text:p>2026-03-14 18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2:00" calcext:value-type="date">
            <text:p>2026-03-14 18:4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3:00" calcext:value-type="date">
            <text:p>2026-03-14 18:4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4:00" calcext:value-type="date">
            <text:p>2026-03-14 18:4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5:00" calcext:value-type="date">
            <text:p>2026-03-14 18:4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6:00" calcext:value-type="date">
            <text:p>2026-03-14 18:4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7:00" calcext:value-type="date">
            <text:p>2026-03-14 18:4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8:00" calcext:value-type="date">
            <text:p>2026-03-14 18:4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9:00" calcext:value-type="date">
            <text:p>2026-03-14 18:4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50:00" calcext:value-type="date">
            <text:p>2026-03-14 18:5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51:00" calcext:value-type="date">
            <text:p>2026-03-14 18:5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52:00" calcext:value-type="date">
            <text:p>2026-03-14 18:5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53:00" calcext:value-type="date">
            <text:p>2026-03-14 18:5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54:00" calcext:value-type="date">
            <text:p>2026-03-14 18:54:00</text:p>
          </table:table-cell>
          <table:table-cell table:style-name="ce1" office:value-type="float" office:value="58842" calcext:value-type="float">
            <text:p>588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3:00" calcext:value-type="date">
            <text:p>2026-03-14 19:03:00</text:p>
          </table:table-cell>
          <table:table-cell table:style-name="ce1" office:value-type="float" office:value="56512" calcext:value-type="float">
            <text:p>5651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4:00" calcext:value-type="date">
            <text:p>2026-03-14 19:04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5:00" calcext:value-type="date">
            <text:p>2026-03-14 19:0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6:00" calcext:value-type="date">
            <text:p>2026-03-14 19:0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7:00" calcext:value-type="date">
            <text:p>2026-03-14 19:07:00</text:p>
          </table:table-cell>
          <table:table-cell table:style-name="ce1" office:value-type="float" office:value="71961" calcext:value-type="float">
            <text:p>719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8:00" calcext:value-type="date">
            <text:p>2026-03-14 19:08:00</text:p>
          </table:table-cell>
          <table:table-cell table:style-name="ce1" office:value-type="float" office:value="41057" calcext:value-type="float">
            <text:p>410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9:00" calcext:value-type="date">
            <text:p>2026-03-14 19:09:00</text:p>
          </table:table-cell>
          <table:table-cell table:style-name="ce1" office:value-type="float" office:value="28764" calcext:value-type="float">
            <text:p>287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0:00" calcext:value-type="date">
            <text:p>2026-03-14 19:10:00</text:p>
          </table:table-cell>
          <table:table-cell table:style-name="ce1" office:value-type="float" office:value="7588" calcext:value-type="float">
            <text:p>75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1:00" calcext:value-type="date">
            <text:p>2026-03-14 19:11:00</text:p>
          </table:table-cell>
          <table:table-cell table:style-name="ce1" office:value-type="float" office:value="69234" calcext:value-type="float">
            <text:p>6923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2:00" calcext:value-type="date">
            <text:p>2026-03-14 19:12:00</text:p>
          </table:table-cell>
          <table:table-cell table:style-name="ce1" office:value-type="float" office:value="72004" calcext:value-type="float">
            <text:p>720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3:00" calcext:value-type="date">
            <text:p>2026-03-14 19:1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4:00" calcext:value-type="date">
            <text:p>2026-03-14 19:1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5:00" calcext:value-type="date">
            <text:p>2026-03-14 19:1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6:00" calcext:value-type="date">
            <text:p>2026-03-14 19:1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7:00" calcext:value-type="date">
            <text:p>2026-03-14 19:1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8:00" calcext:value-type="date">
            <text:p>2026-03-14 19:1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9:00" calcext:value-type="date">
            <text:p>2026-03-14 19:1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0:00" calcext:value-type="date">
            <text:p>2026-03-14 19:2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1:00" calcext:value-type="date">
            <text:p>2026-03-14 19:2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2:00" calcext:value-type="date">
            <text:p>2026-03-14 19:2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3:00" calcext:value-type="date">
            <text:p>2026-03-14 19:2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4:00" calcext:value-type="date">
            <text:p>2026-03-14 19:2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5:00" calcext:value-type="date">
            <text:p>2026-03-14 19:2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6:00" calcext:value-type="date">
            <text:p>2026-03-14 19:2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7:00" calcext:value-type="date">
            <text:p>2026-03-14 19:2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8:00" calcext:value-type="date">
            <text:p>2026-03-14 19:2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9:00" calcext:value-type="date">
            <text:p>2026-03-14 19:2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30:00" calcext:value-type="date">
            <text:p>2026-03-14 19:3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31:00" calcext:value-type="date">
            <text:p>2026-03-14 19:3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32:00" calcext:value-type="date">
            <text:p>2026-03-14 19:3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33:00" calcext:value-type="date">
            <text:p>2026-03-14 19:33:00</text:p>
          </table:table-cell>
          <table:table-cell table:style-name="ce1" office:value-type="float" office:value="16869" calcext:value-type="float">
            <text:p>168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1:00" calcext:value-type="date">
            <text:p>2026-03-14 19:41:00</text:p>
          </table:table-cell>
          <table:table-cell table:style-name="ce1" office:value-type="float" office:value="47414" calcext:value-type="float">
            <text:p>474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2:00" calcext:value-type="date">
            <text:p>2026-03-14 19:4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3:00" calcext:value-type="date">
            <text:p>2026-03-14 19:43:00</text:p>
          </table:table-cell>
          <table:table-cell table:style-name="ce1" office:value-type="float" office:value="71983" calcext:value-type="float">
            <text:p>7198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4:00" calcext:value-type="date">
            <text:p>2026-03-14 19:44:00</text:p>
          </table:table-cell>
          <table:table-cell table:style-name="ce1" office:value-type="float" office:value="56652" calcext:value-type="float">
            <text:p>566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5:00" calcext:value-type="date">
            <text:p>2026-03-14 19:45:00</text:p>
          </table:table-cell>
          <table:table-cell table:style-name="ce1" office:value-type="float" office:value="33527" calcext:value-type="float">
            <text:p>3352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6:00" calcext:value-type="date">
            <text:p>2026-03-14 19:46:00</text:p>
          </table:table-cell>
          <table:table-cell table:style-name="ce1" office:value-type="float" office:value="5397" calcext:value-type="float">
            <text:p>53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7:00" calcext:value-type="date">
            <text:p>2026-03-14 19:47:00</text:p>
          </table:table-cell>
          <table:table-cell table:style-name="ce1" office:value-type="float" office:value="20865" calcext:value-type="float">
            <text:p>208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8:00" calcext:value-type="date">
            <text:p>2026-03-14 19:48:00</text:p>
          </table:table-cell>
          <table:table-cell table:style-name="ce1" office:value-type="float" office:value="57170" calcext:value-type="float">
            <text:p>571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9:00" calcext:value-type="date">
            <text:p>2026-03-14 19:49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0:00" calcext:value-type="date">
            <text:p>2026-03-14 19:5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1:00" calcext:value-type="date">
            <text:p>2026-03-14 19:5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2:00" calcext:value-type="date">
            <text:p>2026-03-14 19:5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3:00" calcext:value-type="date">
            <text:p>2026-03-14 19:5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4:00" calcext:value-type="date">
            <text:p>2026-03-14 19:5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5:00" calcext:value-type="date">
            <text:p>2026-03-14 19:5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6:00" calcext:value-type="date">
            <text:p>2026-03-14 19:5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7:00" calcext:value-type="date">
            <text:p>2026-03-14 19:5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8:00" calcext:value-type="date">
            <text:p>2026-03-14 19:5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9:00" calcext:value-type="date">
            <text:p>2026-03-14 19:5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0:00" calcext:value-type="date">
            <text:p>2026-03-14 20:0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1:00" calcext:value-type="date">
            <text:p>2026-03-14 20:0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2:00" calcext:value-type="date">
            <text:p>2026-03-14 20:0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3:00" calcext:value-type="date">
            <text:p>2026-03-14 20:0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4:00" calcext:value-type="date">
            <text:p>2026-03-14 20:0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5:00" calcext:value-type="date">
            <text:p>2026-03-14 20:0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6:00" calcext:value-type="date">
            <text:p>2026-03-14 20:0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7:00" calcext:value-type="date">
            <text:p>2026-03-14 20:0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8:00" calcext:value-type="date">
            <text:p>2026-03-14 20:0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9:00" calcext:value-type="date">
            <text:p>2026-03-14 20:0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10:00" calcext:value-type="date">
            <text:p>2026-03-14 20:1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11:00" calcext:value-type="date">
            <text:p>2026-03-14 20:11:00</text:p>
          </table:table-cell>
          <table:table-cell table:style-name="ce1" office:value-type="float" office:value="26076" calcext:value-type="float">
            <text:p>26076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ry_isolate_requests_p95" table:style-name="ta10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38:00" calcext:value-type="date">
            <text:p>2026-03-15 02:38:00</text:p>
          </table:table-cell>
          <table:table-cell table:style-name="ce1" office:value-type="float" office:value="39857" calcext:value-type="float">
            <text:p>398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6:00" calcext:value-type="date">
            <text:p>2026-03-15 02:46:00</text:p>
          </table:table-cell>
          <table:table-cell table:style-name="ce1" office:value-type="float" office:value="38604" calcext:value-type="float">
            <text:p>386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7:00" calcext:value-type="date">
            <text:p>2026-03-15 02:4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8:00" calcext:value-type="date">
            <text:p>2026-03-15 02:4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9:00" calcext:value-type="date">
            <text:p>2026-03-15 02:4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0:00" calcext:value-type="date">
            <text:p>2026-03-15 02:5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1:00" calcext:value-type="date">
            <text:p>2026-03-15 02:5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2:00" calcext:value-type="date">
            <text:p>2026-03-15 02:5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3:00" calcext:value-type="date">
            <text:p>2026-03-15 02:5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4:00" calcext:value-type="date">
            <text:p>2026-03-15 02:54:00</text:p>
          </table:table-cell>
          <table:table-cell table:style-name="ce1" office:value-type="float" office:value="71992" calcext:value-type="float">
            <text:p>7199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5:00" calcext:value-type="date">
            <text:p>2026-03-15 02:5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6:00" calcext:value-type="date">
            <text:p>2026-03-15 02:56:00</text:p>
          </table:table-cell>
          <table:table-cell table:style-name="ce1" office:value-type="float" office:value="72007" calcext:value-type="float">
            <text:p>7200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7:00" calcext:value-type="date">
            <text:p>2026-03-15 02:57:00</text:p>
          </table:table-cell>
          <table:table-cell table:style-name="ce1" office:value-type="float" office:value="71989" calcext:value-type="float">
            <text:p>719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8:00" calcext:value-type="date">
            <text:p>2026-03-15 02:5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9:00" calcext:value-type="date">
            <text:p>2026-03-15 02:59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0:00" calcext:value-type="date">
            <text:p>2026-03-15 03:00:00</text:p>
          </table:table-cell>
          <table:table-cell table:style-name="ce1" office:value-type="float" office:value="72008" calcext:value-type="float">
            <text:p>7200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1:00" calcext:value-type="date">
            <text:p>2026-03-15 03:01:00</text:p>
          </table:table-cell>
          <table:table-cell table:style-name="ce1" office:value-type="float" office:value="71983" calcext:value-type="float">
            <text:p>7198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2:00" calcext:value-type="date">
            <text:p>2026-03-15 03:02:00</text:p>
          </table:table-cell>
          <table:table-cell table:style-name="ce1" office:value-type="float" office:value="71983" calcext:value-type="float">
            <text:p>7198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3:00" calcext:value-type="date">
            <text:p>2026-03-15 03:0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4:00" calcext:value-type="date">
            <text:p>2026-03-15 03:04:00</text:p>
          </table:table-cell>
          <table:table-cell table:style-name="ce1" office:value-type="float" office:value="71974" calcext:value-type="float">
            <text:p>7197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5:00" calcext:value-type="date">
            <text:p>2026-03-15 03:0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6:00" calcext:value-type="date">
            <text:p>2026-03-15 03:0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7:00" calcext:value-type="date">
            <text:p>2026-03-15 03:07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8:00" calcext:value-type="date">
            <text:p>2026-03-15 03:0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9:00" calcext:value-type="date">
            <text:p>2026-03-15 03:09:00</text:p>
          </table:table-cell>
          <table:table-cell table:style-name="ce1" office:value-type="float" office:value="71988" calcext:value-type="float">
            <text:p>719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0:00" calcext:value-type="date">
            <text:p>2026-03-15 03:10:00</text:p>
          </table:table-cell>
          <table:table-cell table:style-name="ce1" office:value-type="float" office:value="71992" calcext:value-type="float">
            <text:p>7199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1:00" calcext:value-type="date">
            <text:p>2026-03-15 03:1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2:00" calcext:value-type="date">
            <text:p>2026-03-15 03:1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3:00" calcext:value-type="date">
            <text:p>2026-03-15 03:13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4:00" calcext:value-type="date">
            <text:p>2026-03-15 03:1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5:00" calcext:value-type="date">
            <text:p>2026-03-15 03:15:00</text:p>
          </table:table-cell>
          <table:table-cell table:style-name="ce1" office:value-type="float" office:value="71993" calcext:value-type="float">
            <text:p>719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6:00" calcext:value-type="date">
            <text:p>2026-03-15 03:16:00</text:p>
          </table:table-cell>
          <table:table-cell table:style-name="ce1" office:value-type="float" office:value="34580" calcext:value-type="float">
            <text:p>3458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4:00" calcext:value-type="date">
            <text:p>2026-03-15 03:24:00</text:p>
          </table:table-cell>
          <table:table-cell table:style-name="ce1" office:value-type="float" office:value="72205" calcext:value-type="float">
            <text:p>722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5:00" calcext:value-type="date">
            <text:p>2026-03-15 03:2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6:00" calcext:value-type="date">
            <text:p>2026-03-15 03:2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7:00" calcext:value-type="date">
            <text:p>2026-03-15 03:2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8:00" calcext:value-type="date">
            <text:p>2026-03-15 03:2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9:00" calcext:value-type="date">
            <text:p>2026-03-15 03:2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0:00" calcext:value-type="date">
            <text:p>2026-03-15 03:30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1:00" calcext:value-type="date">
            <text:p>2026-03-15 03:31:00</text:p>
          </table:table-cell>
          <table:table-cell table:style-name="ce1" office:value-type="float" office:value="71970" calcext:value-type="float">
            <text:p>719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2:00" calcext:value-type="date">
            <text:p>2026-03-15 03:32:00</text:p>
          </table:table-cell>
          <table:table-cell table:style-name="ce1" office:value-type="float" office:value="72005" calcext:value-type="float">
            <text:p>720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3:00" calcext:value-type="date">
            <text:p>2026-03-15 03:33:00</text:p>
          </table:table-cell>
          <table:table-cell table:style-name="ce1" office:value-type="float" office:value="72021" calcext:value-type="float">
            <text:p>7202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4:00" calcext:value-type="date">
            <text:p>2026-03-15 03:3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5:00" calcext:value-type="date">
            <text:p>2026-03-15 03:3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6:00" calcext:value-type="date">
            <text:p>2026-03-15 03:3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7:00" calcext:value-type="date">
            <text:p>2026-03-15 03:37:00</text:p>
          </table:table-cell>
          <table:table-cell table:style-name="ce1" office:value-type="float" office:value="71989" calcext:value-type="float">
            <text:p>719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8:00" calcext:value-type="date">
            <text:p>2026-03-15 03:38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9:00" calcext:value-type="date">
            <text:p>2026-03-15 03:3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0:00" calcext:value-type="date">
            <text:p>2026-03-15 03:4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1:00" calcext:value-type="date">
            <text:p>2026-03-15 03:4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2:00" calcext:value-type="date">
            <text:p>2026-03-15 03:4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3:00" calcext:value-type="date">
            <text:p>2026-03-15 03:4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4:00" calcext:value-type="date">
            <text:p>2026-03-15 03:4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5:00" calcext:value-type="date">
            <text:p>2026-03-15 03:4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6:00" calcext:value-type="date">
            <text:p>2026-03-15 03:4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7:00" calcext:value-type="date">
            <text:p>2026-03-15 03:4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8:00" calcext:value-type="date">
            <text:p>2026-03-15 03:4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9:00" calcext:value-type="date">
            <text:p>2026-03-15 03:4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0:00" calcext:value-type="date">
            <text:p>2026-03-15 03:5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1:00" calcext:value-type="date">
            <text:p>2026-03-15 03:5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2:00" calcext:value-type="date">
            <text:p>2026-03-15 03:5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3:00" calcext:value-type="date">
            <text:p>2026-03-15 03:53:00</text:p>
          </table:table-cell>
          <table:table-cell table:style-name="ce1" office:value-type="float" office:value="65304" calcext:value-type="float">
            <text:p>653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2:00" calcext:value-type="date">
            <text:p>2026-03-15 04:02:00</text:p>
          </table:table-cell>
          <table:table-cell table:style-name="ce1" office:value-type="float" office:value="70355" calcext:value-type="float">
            <text:p>703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3:00" calcext:value-type="date">
            <text:p>2026-03-15 04:03:00</text:p>
          </table:table-cell>
          <table:table-cell table:style-name="ce1" office:value-type="float" office:value="72006" calcext:value-type="float">
            <text:p>7200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4:00" calcext:value-type="date">
            <text:p>2026-03-15 04:0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5:00" calcext:value-type="date">
            <text:p>2026-03-15 04:0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6:00" calcext:value-type="date">
            <text:p>2026-03-15 04:06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7:00" calcext:value-type="date">
            <text:p>2026-03-15 04:0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8:00" calcext:value-type="date">
            <text:p>2026-03-15 04:0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9:00" calcext:value-type="date">
            <text:p>2026-03-15 04:0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0:00" calcext:value-type="date">
            <text:p>2026-03-15 04:10:00</text:p>
          </table:table-cell>
          <table:table-cell table:style-name="ce1" office:value-type="float" office:value="71963" calcext:value-type="float">
            <text:p>719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1:00" calcext:value-type="date">
            <text:p>2026-03-15 04:11:00</text:p>
          </table:table-cell>
          <table:table-cell table:style-name="ce1" office:value-type="float" office:value="72011" calcext:value-type="float">
            <text:p>7201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2:00" calcext:value-type="date">
            <text:p>2026-03-15 04:12:00</text:p>
          </table:table-cell>
          <table:table-cell table:style-name="ce1" office:value-type="float" office:value="72027" calcext:value-type="float">
            <text:p>7202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3:00" calcext:value-type="date">
            <text:p>2026-03-15 04:1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4:00" calcext:value-type="date">
            <text:p>2026-03-15 04:1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5:00" calcext:value-type="date">
            <text:p>2026-03-15 04:15:00</text:p>
          </table:table-cell>
          <table:table-cell table:style-name="ce1" office:value-type="float" office:value="71993" calcext:value-type="float">
            <text:p>719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6:00" calcext:value-type="date">
            <text:p>2026-03-15 04:1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7:00" calcext:value-type="date">
            <text:p>2026-03-15 04:1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8:00" calcext:value-type="date">
            <text:p>2026-03-15 04:1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9:00" calcext:value-type="date">
            <text:p>2026-03-15 04:1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0:00" calcext:value-type="date">
            <text:p>2026-03-15 04:2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1:00" calcext:value-type="date">
            <text:p>2026-03-15 04:2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2:00" calcext:value-type="date">
            <text:p>2026-03-15 04:2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3:00" calcext:value-type="date">
            <text:p>2026-03-15 04:2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4:00" calcext:value-type="date">
            <text:p>2026-03-15 04:2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5:00" calcext:value-type="date">
            <text:p>2026-03-15 04:2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6:00" calcext:value-type="date">
            <text:p>2026-03-15 04:26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7:00" calcext:value-type="date">
            <text:p>2026-03-15 04:2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8:00" calcext:value-type="date">
            <text:p>2026-03-15 04:2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9:00" calcext:value-type="date">
            <text:p>2026-03-15 04:29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30:00" calcext:value-type="date">
            <text:p>2026-03-15 04:3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31:00" calcext:value-type="date">
            <text:p>2026-03-15 04:31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35:00" calcext:value-type="date">
            <text:p>2026-03-15 09:35:00</text:p>
          </table:table-cell>
          <table:table-cell table:style-name="ce1" office:value-type="float" office:value="46068" calcext:value-type="float">
            <text:p>460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36:00" calcext:value-type="date">
            <text:p>2026-03-15 09:3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37:00" calcext:value-type="date">
            <text:p>2026-03-15 09:3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38:00" calcext:value-type="date">
            <text:p>2026-03-15 09:3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39:00" calcext:value-type="date">
            <text:p>2026-03-15 09:3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0:00" calcext:value-type="date">
            <text:p>2026-03-15 09:40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1:00" calcext:value-type="date">
            <text:p>2026-03-15 09:4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2:00" calcext:value-type="date">
            <text:p>2026-03-15 09:42:00</text:p>
          </table:table-cell>
          <table:table-cell table:style-name="ce1" office:value-type="float" office:value="71975" calcext:value-type="float">
            <text:p>7197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3:00" calcext:value-type="date">
            <text:p>2026-03-15 09:43:00</text:p>
          </table:table-cell>
          <table:table-cell table:style-name="ce1" office:value-type="float" office:value="72004" calcext:value-type="float">
            <text:p>720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4:00" calcext:value-type="date">
            <text:p>2026-03-15 09:44:00</text:p>
          </table:table-cell>
          <table:table-cell table:style-name="ce1" office:value-type="float" office:value="71997" calcext:value-type="float">
            <text:p>719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5:00" calcext:value-type="date">
            <text:p>2026-03-15 09:45:00</text:p>
          </table:table-cell>
          <table:table-cell table:style-name="ce1" office:value-type="float" office:value="72024" calcext:value-type="float">
            <text:p>7202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6:00" calcext:value-type="date">
            <text:p>2026-03-15 09:4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7:00" calcext:value-type="date">
            <text:p>2026-03-15 09:47:00</text:p>
          </table:table-cell>
          <table:table-cell table:style-name="ce1" office:value-type="float" office:value="71998" calcext:value-type="float">
            <text:p>719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8:00" calcext:value-type="date">
            <text:p>2026-03-15 09:4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9:00" calcext:value-type="date">
            <text:p>2026-03-15 09:4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0:00" calcext:value-type="date">
            <text:p>2026-03-15 09:5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1:00" calcext:value-type="date">
            <text:p>2026-03-15 09:5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2:00" calcext:value-type="date">
            <text:p>2026-03-15 09:52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3:00" calcext:value-type="date">
            <text:p>2026-03-15 09:5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4:00" calcext:value-type="date">
            <text:p>2026-03-15 09:54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5:00" calcext:value-type="date">
            <text:p>2026-03-15 09:5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6:00" calcext:value-type="date">
            <text:p>2026-03-15 09:5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7:00" calcext:value-type="date">
            <text:p>2026-03-15 09:5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8:00" calcext:value-type="date">
            <text:p>2026-03-15 09:58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9:00" calcext:value-type="date">
            <text:p>2026-03-15 09:5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0:00" calcext:value-type="date">
            <text:p>2026-03-15 10:00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1:00" calcext:value-type="date">
            <text:p>2026-03-15 10:0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2:00" calcext:value-type="date">
            <text:p>2026-03-15 10:0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3:00" calcext:value-type="date">
            <text:p>2026-03-15 10:03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4:00" calcext:value-type="date">
            <text:p>2026-03-15 10:04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5:00" calcext:value-type="date">
            <text:p>2026-03-15 10:05:00</text:p>
          </table:table-cell>
          <table:table-cell table:style-name="ce1" office:value-type="float" office:value="24314" calcext:value-type="float">
            <text:p>243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4:00" calcext:value-type="date">
            <text:p>2026-03-15 10:14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5:00" calcext:value-type="date">
            <text:p>2026-03-15 10:1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6:00" calcext:value-type="date">
            <text:p>2026-03-15 10:1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7:00" calcext:value-type="date">
            <text:p>2026-03-15 10:1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8:00" calcext:value-type="date">
            <text:p>2026-03-15 10:1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9:00" calcext:value-type="date">
            <text:p>2026-03-15 10:19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0:00" calcext:value-type="date">
            <text:p>2026-03-15 10:20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1:00" calcext:value-type="date">
            <text:p>2026-03-15 10:2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2:00" calcext:value-type="date">
            <text:p>2026-03-15 10:2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3:00" calcext:value-type="date">
            <text:p>2026-03-15 10:23:00</text:p>
          </table:table-cell>
          <table:table-cell table:style-name="ce1" office:value-type="float" office:value="71980" calcext:value-type="float">
            <text:p>7198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4:00" calcext:value-type="date">
            <text:p>2026-03-15 10:24:00</text:p>
          </table:table-cell>
          <table:table-cell table:style-name="ce1" office:value-type="float" office:value="71993" calcext:value-type="float">
            <text:p>719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5:00" calcext:value-type="date">
            <text:p>2026-03-15 10:25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6:00" calcext:value-type="date">
            <text:p>2026-03-15 10:2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7:00" calcext:value-type="date">
            <text:p>2026-03-15 10:2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8:00" calcext:value-type="date">
            <text:p>2026-03-15 10:28:00</text:p>
          </table:table-cell>
          <table:table-cell table:style-name="ce1" office:value-type="float" office:value="72002" calcext:value-type="float">
            <text:p>720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9:00" calcext:value-type="date">
            <text:p>2026-03-15 10:2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0:00" calcext:value-type="date">
            <text:p>2026-03-15 10:3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1:00" calcext:value-type="date">
            <text:p>2026-03-15 10:31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2:00" calcext:value-type="date">
            <text:p>2026-03-15 10:3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3:00" calcext:value-type="date">
            <text:p>2026-03-15 10:33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4:00" calcext:value-type="date">
            <text:p>2026-03-15 10:34:00</text:p>
          </table:table-cell>
          <table:table-cell table:style-name="ce1" office:value-type="float" office:value="71991" calcext:value-type="float">
            <text:p>719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5:00" calcext:value-type="date">
            <text:p>2026-03-15 10:35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6:00" calcext:value-type="date">
            <text:p>2026-03-15 10:36:00</text:p>
          </table:table-cell>
          <table:table-cell table:style-name="ce1" office:value-type="float" office:value="71964" calcext:value-type="float">
            <text:p>719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7:00" calcext:value-type="date">
            <text:p>2026-03-15 10:3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8:00" calcext:value-type="date">
            <text:p>2026-03-15 10:38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9:00" calcext:value-type="date">
            <text:p>2026-03-15 10:39:00</text:p>
          </table:table-cell>
          <table:table-cell table:style-name="ce1" office:value-type="float" office:value="71991" calcext:value-type="float">
            <text:p>719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40:00" calcext:value-type="date">
            <text:p>2026-03-15 10:40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41:00" calcext:value-type="date">
            <text:p>2026-03-15 10:41:00</text:p>
          </table:table-cell>
          <table:table-cell table:style-name="ce1" office:value-type="float" office:value="71993" calcext:value-type="float">
            <text:p>719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42:00" calcext:value-type="date">
            <text:p>2026-03-15 10:42:00</text:p>
          </table:table-cell>
          <table:table-cell table:style-name="ce1" office:value-type="float" office:value="71988" calcext:value-type="float">
            <text:p>719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43:00" calcext:value-type="date">
            <text:p>2026-03-15 10:43:00</text:p>
          </table:table-cell>
          <table:table-cell table:style-name="ce1" office:value-type="float" office:value="66162" calcext:value-type="float">
            <text:p>661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2:00" calcext:value-type="date">
            <text:p>2026-03-15 10:52:00</text:p>
          </table:table-cell>
          <table:table-cell table:style-name="ce1" office:value-type="float" office:value="57389" calcext:value-type="float">
            <text:p>573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3:00" calcext:value-type="date">
            <text:p>2026-03-15 10:5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4:00" calcext:value-type="date">
            <text:p>2026-03-15 10:54:00</text:p>
          </table:table-cell>
          <table:table-cell table:style-name="ce1" office:value-type="float" office:value="71996" calcext:value-type="float">
            <text:p>719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5:00" calcext:value-type="date">
            <text:p>2026-03-15 10:55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6:00" calcext:value-type="date">
            <text:p>2026-03-15 10:5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7:00" calcext:value-type="date">
            <text:p>2026-03-15 10:57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8:00" calcext:value-type="date">
            <text:p>2026-03-15 10:58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9:00" calcext:value-type="date">
            <text:p>2026-03-15 10:59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0:00" calcext:value-type="date">
            <text:p>2026-03-15 11:00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1:00" calcext:value-type="date">
            <text:p>2026-03-15 11:01:00</text:p>
          </table:table-cell>
          <table:table-cell table:style-name="ce1" office:value-type="float" office:value="71995" calcext:value-type="float">
            <text:p>719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2:00" calcext:value-type="date">
            <text:p>2026-03-15 11:02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3:00" calcext:value-type="date">
            <text:p>2026-03-15 11:03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4:00" calcext:value-type="date">
            <text:p>2026-03-15 11:0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5:00" calcext:value-type="date">
            <text:p>2026-03-15 11:05:00</text:p>
          </table:table-cell>
          <table:table-cell table:style-name="ce1" office:value-type="float" office:value="72003" calcext:value-type="float">
            <text:p>720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6:00" calcext:value-type="date">
            <text:p>2026-03-15 11:06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7:00" calcext:value-type="date">
            <text:p>2026-03-15 11:07:00</text:p>
          </table:table-cell>
          <table:table-cell table:style-name="ce1" office:value-type="float" office:value="71991" calcext:value-type="float">
            <text:p>719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8:00" calcext:value-type="date">
            <text:p>2026-03-15 11:0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9:00" calcext:value-type="date">
            <text:p>2026-03-15 11:09:00</text:p>
          </table:table-cell>
          <table:table-cell table:style-name="ce1" office:value-type="float" office:value="71995" calcext:value-type="float">
            <text:p>719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0:00" calcext:value-type="date">
            <text:p>2026-03-15 11:10:00</text:p>
          </table:table-cell>
          <table:table-cell table:style-name="ce1" office:value-type="float" office:value="71991" calcext:value-type="float">
            <text:p>719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1:00" calcext:value-type="date">
            <text:p>2026-03-15 11:11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2:00" calcext:value-type="date">
            <text:p>2026-03-15 11:12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3:00" calcext:value-type="date">
            <text:p>2026-03-15 11:13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4:00" calcext:value-type="date">
            <text:p>2026-03-15 11:14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5:00" calcext:value-type="date">
            <text:p>2026-03-15 11:15:00</text:p>
          </table:table-cell>
          <table:table-cell table:style-name="ce1" office:value-type="float" office:value="71981" calcext:value-type="float">
            <text:p>7198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6:00" calcext:value-type="date">
            <text:p>2026-03-15 11:16:00</text:p>
          </table:table-cell>
          <table:table-cell table:style-name="ce1" office:value-type="float" office:value="71988" calcext:value-type="float">
            <text:p>719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7:00" calcext:value-type="date">
            <text:p>2026-03-15 11:17:00</text:p>
          </table:table-cell>
          <table:table-cell table:style-name="ce1" office:value-type="float" office:value="72001" calcext:value-type="float">
            <text:p>720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8:00" calcext:value-type="date">
            <text:p>2026-03-15 11:18:00</text:p>
          </table:table-cell>
          <table:table-cell table:style-name="ce1" office:value-type="float" office:value="72000" calcext:value-type="float">
            <text:p>72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9:00" calcext:value-type="date">
            <text:p>2026-03-15 11:19:00</text:p>
          </table:table-cell>
          <table:table-cell table:style-name="ce1" office:value-type="float" office:value="71995" calcext:value-type="float">
            <text:p>719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20:00" calcext:value-type="date">
            <text:p>2026-03-15 11:20:00</text:p>
          </table:table-cell>
          <table:table-cell table:style-name="ce1" office:value-type="float" office:value="71989" calcext:value-type="float">
            <text:p>719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21:00" calcext:value-type="date">
            <text:p>2026-03-15 11:21:00</text:p>
          </table:table-cell>
          <table:table-cell table:style-name="ce1" office:value-type="float" office:value="71999" calcext:value-type="float">
            <text:p>719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22:00" calcext:value-type="date">
            <text:p>2026-03-15 11:22:00</text:p>
          </table:table-cell>
          <table:table-cell table:style-name="ce1" office:value-type="float" office:value="11699" calcext:value-type="float">
            <text:p>11699</text:p>
          </table:table-cell>
          <table:table-cell table:number-columns-repeated="1022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ry_isolate_p95_dura" table:style-name="ta11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38:00</text:p>
          </table:table-cell>
          <table:table-cell table:style-name="ce3" office:value-type="float" office:value="8.83" calcext:value-type="float">
            <text:p>8.8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46:00</text:p>
          </table:table-cell>
          <table:table-cell table:style-name="ce3" office:value-type="float" office:value="7.78" calcext:value-type="float">
            <text:p>7.7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47:00</text:p>
          </table:table-cell>
          <table:table-cell table:style-name="ce3" office:value-type="float" office:value="2.64" calcext:value-type="float">
            <text:p>2.6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48:00</text:p>
          </table:table-cell>
          <table:table-cell table:style-name="ce3" office:value-type="float" office:value="1.89" calcext:value-type="float">
            <text:p>1.8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49:00</text:p>
          </table:table-cell>
          <table:table-cell table:style-name="ce3" office:value-type="float" office:value="1.72" calcext:value-type="float">
            <text:p>1.7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50:00</text:p>
          </table:table-cell>
          <table:table-cell table:style-name="ce3" office:value-type="float" office:value="1.62" calcext:value-type="float">
            <text:p>1.6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51:00</text:p>
          </table:table-cell>
          <table:table-cell table:style-name="ce3" office:value-type="float" office:value="1.58" calcext:value-type="float">
            <text:p>1.5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52:00</text:p>
          </table:table-cell>
          <table:table-cell table:style-name="ce3" office:value-type="float" office:value="1.55" calcext:value-type="float">
            <text:p>1.5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53:00</text:p>
          </table:table-cell>
          <table:table-cell table:style-name="ce3" office:value-type="float" office:value="1.54" calcext:value-type="float">
            <text:p>1.5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54:00</text:p>
          </table:table-cell>
          <table:table-cell table:style-name="ce3" office:value-type="float" office:value="1.62" calcext:value-type="float">
            <text:p>1.6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55:00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56:00</text:p>
          </table:table-cell>
          <table:table-cell table:style-name="ce3" office:value-type="float" office:value="1.94" calcext:value-type="float">
            <text:p>1.9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57:00</text:p>
          </table:table-cell>
          <table:table-cell table:style-name="ce3" office:value-type="float" office:value="1.94" calcext:value-type="float">
            <text:p>1.9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58:00</text:p>
          </table:table-cell>
          <table:table-cell table:style-name="ce3" office:value-type="float" office:value="1.92" calcext:value-type="float">
            <text:p>1.9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2:59:00</text:p>
          </table:table-cell>
          <table:table-cell table:style-name="ce3" office:value-type="float" office:value="1.91" calcext:value-type="float">
            <text:p>1.9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00:00</text:p>
          </table:table-cell>
          <table:table-cell table:style-name="ce3" office:value-type="float" office:value="1.92" calcext:value-type="float">
            <text:p>1.9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01:00</text:p>
          </table:table-cell>
          <table:table-cell table:style-name="ce3" office:value-type="float" office:value="1.94" calcext:value-type="float">
            <text:p>1.9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02:00</text:p>
          </table:table-cell>
          <table:table-cell table:style-name="ce3" office:value-type="float" office:value="1.97" calcext:value-type="float">
            <text:p>1.9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03:00</text:p>
          </table:table-cell>
          <table:table-cell table:style-name="ce3" office:value-type="float" office:value="1.98" calcext:value-type="float">
            <text:p>1.9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04:00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05:00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06:00</text:p>
          </table:table-cell>
          <table:table-cell table:style-name="ce3" office:value-type="float" office:value="2.03" calcext:value-type="float">
            <text:p>2.0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07:00</text:p>
          </table:table-cell>
          <table:table-cell table:style-name="ce3" office:value-type="float" office:value="2.05" calcext:value-type="float">
            <text:p>2.0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08:00</text:p>
          </table:table-cell>
          <table:table-cell table:style-name="ce3" office:value-type="float" office:value="2.07" calcext:value-type="float">
            <text:p>2.0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09:00</text:p>
          </table:table-cell>
          <table:table-cell table:style-name="ce3" office:value-type="float" office:value="2.1" calcext:value-type="float">
            <text:p>2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10:00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11:00</text:p>
          </table:table-cell>
          <table:table-cell table:style-name="ce3" office:value-type="float" office:value="2.16" calcext:value-type="float">
            <text:p>2.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12:00</text:p>
          </table:table-cell>
          <table:table-cell table:style-name="ce3" office:value-type="float" office:value="2.2" calcext:value-type="float">
            <text:p>2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13:00</text:p>
          </table:table-cell>
          <table:table-cell table:style-name="ce3" office:value-type="float" office:value="2.24" calcext:value-type="float">
            <text:p>2.2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14:00</text:p>
          </table:table-cell>
          <table:table-cell table:style-name="ce3" office:value-type="float" office:value="2.27" calcext:value-type="float">
            <text:p>2.2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15:00</text:p>
          </table:table-cell>
          <table:table-cell table:style-name="ce3" office:value-type="float" office:value="2.31" calcext:value-type="float">
            <text:p>2.3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16:00</text:p>
          </table:table-cell>
          <table:table-cell table:style-name="ce3" office:value-type="float" office:value="2.34" calcext:value-type="float">
            <text:p>2.3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23:00</text:p>
          </table:table-cell>
          <table:table-cell table:style-name="ce3" office:value-type="float" office:value="5.14" calcext:value-type="float">
            <text:p>5.1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24:00</text:p>
          </table:table-cell>
          <table:table-cell table:style-name="ce3" office:value-type="float" office:value="4.7" calcext:value-type="float">
            <text:p>4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25:00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26:00</text:p>
          </table:table-cell>
          <table:table-cell table:style-name="ce3" office:value-type="float" office:value="2.62" calcext:value-type="float">
            <text:p>2.6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27:00</text:p>
          </table:table-cell>
          <table:table-cell table:style-name="ce3" office:value-type="float" office:value="2.29" calcext:value-type="float">
            <text:p>2.2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28:00</text:p>
          </table:table-cell>
          <table:table-cell table:style-name="ce3" office:value-type="float" office:value="2.09" calcext:value-type="float">
            <text:p>2.0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29:00</text:p>
          </table:table-cell>
          <table:table-cell table:style-name="ce3" office:value-type="float" office:value="1.96" calcext:value-type="float">
            <text:p>1.9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30:00</text:p>
          </table:table-cell>
          <table:table-cell table:style-name="ce3" office:value-type="float" office:value="1.86" calcext:value-type="float">
            <text:p>1.8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31:00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32:00</text:p>
          </table:table-cell>
          <table:table-cell table:style-name="ce3" office:value-type="float" office:value="2.06" calcext:value-type="float">
            <text:p>2.0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33:00</text:p>
          </table:table-cell>
          <table:table-cell table:style-name="ce3" office:value-type="float" office:value="2.34" calcext:value-type="float">
            <text:p>2.3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34:00</text:p>
          </table:table-cell>
          <table:table-cell table:style-name="ce3" office:value-type="float" office:value="2.36" calcext:value-type="float">
            <text:p>2.3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35:00</text:p>
          </table:table-cell>
          <table:table-cell table:style-name="ce3" office:value-type="float" office:value="2.29" calcext:value-type="float">
            <text:p>2.2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36:00</text:p>
          </table:table-cell>
          <table:table-cell table:style-name="ce3" office:value-type="float" office:value="2.24" calcext:value-type="float">
            <text:p>2.2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37:00</text:p>
          </table:table-cell>
          <table:table-cell table:style-name="ce3" office:value-type="float" office:value="2.2" calcext:value-type="float">
            <text:p>2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38:00</text:p>
          </table:table-cell>
          <table:table-cell table:style-name="ce3" office:value-type="float" office:value="2.19" calcext:value-type="float">
            <text:p>2.1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39:00</text:p>
          </table:table-cell>
          <table:table-cell table:style-name="ce3" office:value-type="float" office:value="2.18" calcext:value-type="float">
            <text:p>2.1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40:00</text:p>
          </table:table-cell>
          <table:table-cell table:style-name="ce3" office:value-type="float" office:value="2.16" calcext:value-type="float">
            <text:p>2.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41:00</text:p>
          </table:table-cell>
          <table:table-cell table:style-name="ce3" office:value-type="float" office:value="2.17" calcext:value-type="float">
            <text:p>2.1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42:00</text:p>
          </table:table-cell>
          <table:table-cell table:style-name="ce3" office:value-type="float" office:value="2.16" calcext:value-type="float">
            <text:p>2.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43:00</text:p>
          </table:table-cell>
          <table:table-cell table:style-name="ce3" office:value-type="float" office:value="2.17" calcext:value-type="float">
            <text:p>2.1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44:00</text:p>
          </table:table-cell>
          <table:table-cell table:style-name="ce3" office:value-type="float" office:value="2.19" calcext:value-type="float">
            <text:p>2.1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45:00</text:p>
          </table:table-cell>
          <table:table-cell table:style-name="ce3" office:value-type="float" office:value="2.2" calcext:value-type="float">
            <text:p>2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46:00</text:p>
          </table:table-cell>
          <table:table-cell table:style-name="ce3" office:value-type="float" office:value="2.21" calcext:value-type="float">
            <text:p>2.2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47:00</text:p>
          </table:table-cell>
          <table:table-cell table:style-name="ce3" office:value-type="float" office:value="2.23" calcext:value-type="float">
            <text:p>2.2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48:00</text:p>
          </table:table-cell>
          <table:table-cell table:style-name="ce3" office:value-type="float" office:value="2.24" calcext:value-type="float">
            <text:p>2.2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49:00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50:00</text:p>
          </table:table-cell>
          <table:table-cell table:style-name="ce3" office:value-type="float" office:value="2.27" calcext:value-type="float">
            <text:p>2.2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51:00</text:p>
          </table:table-cell>
          <table:table-cell table:style-name="ce3" office:value-type="float" office:value="2.3" calcext:value-type="float">
            <text:p>2.3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52:00</text:p>
          </table:table-cell>
          <table:table-cell table:style-name="ce3" office:value-type="float" office:value="2.32" calcext:value-type="float">
            <text:p>2.3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3:53:00</text:p>
          </table:table-cell>
          <table:table-cell table:style-name="ce3" office:value-type="float" office:value="2.35" calcext:value-type="float">
            <text:p>2.3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02:00</text:p>
          </table:table-cell>
          <table:table-cell table:style-name="ce3" office:value-type="float" office:value="4.76" calcext:value-type="float">
            <text:p>4.7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03:00</text:p>
          </table:table-cell>
          <table:table-cell table:style-name="ce3" office:value-type="float" office:value="3.42" calcext:value-type="float">
            <text:p>3.4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04:00</text:p>
          </table:table-cell>
          <table:table-cell table:style-name="ce3" office:value-type="float" office:value="2.73" calcext:value-type="float">
            <text:p>2.7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05:00</text:p>
          </table:table-cell>
          <table:table-cell table:style-name="ce3" office:value-type="float" office:value="2.37" calcext:value-type="float">
            <text:p>2.3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06:00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07:00</text:p>
          </table:table-cell>
          <table:table-cell table:style-name="ce3" office:value-type="float" office:value="1.97" calcext:value-type="float">
            <text:p>1.9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08:00</text:p>
          </table:table-cell>
          <table:table-cell table:style-name="ce3" office:value-type="float" office:value="1.87" calcext:value-type="float">
            <text:p>1.8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09:00</text:p>
          </table:table-cell>
          <table:table-cell table:style-name="ce3" office:value-type="float" office:value="1.81" calcext:value-type="float">
            <text:p>1.8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10:00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11:00</text:p>
          </table:table-cell>
          <table:table-cell table:style-name="ce3" office:value-type="float" office:value="2.03" calcext:value-type="float">
            <text:p>2.0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12:00</text:p>
          </table:table-cell>
          <table:table-cell table:style-name="ce3" office:value-type="float" office:value="2.23" calcext:value-type="float">
            <text:p>2.2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13:00</text:p>
          </table:table-cell>
          <table:table-cell table:style-name="ce3" office:value-type="float" office:value="2.21" calcext:value-type="float">
            <text:p>2.2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14:00</text:p>
          </table:table-cell>
          <table:table-cell table:style-name="ce3" office:value-type="float" office:value="2.18" calcext:value-type="float">
            <text:p>2.1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15:00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16:00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17:00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18:00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19:00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20:00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21:00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22:00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23:00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24:00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25:00</text:p>
          </table:table-cell>
          <table:table-cell table:style-name="ce3" office:value-type="float" office:value="2.16" calcext:value-type="float">
            <text:p>2.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26:00</text:p>
          </table:table-cell>
          <table:table-cell table:style-name="ce3" office:value-type="float" office:value="2.17" calcext:value-type="float">
            <text:p>2.1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27:00</text:p>
          </table:table-cell>
          <table:table-cell table:style-name="ce3" office:value-type="float" office:value="2.19" calcext:value-type="float">
            <text:p>2.1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28:00</text:p>
          </table:table-cell>
          <table:table-cell table:style-name="ce3" office:value-type="float" office:value="2.21" calcext:value-type="float">
            <text:p>2.2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29:00</text:p>
          </table:table-cell>
          <table:table-cell table:style-name="ce3" office:value-type="float" office:value="2.22" calcext:value-type="float">
            <text:p>2.2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30:00</text:p>
          </table:table-cell>
          <table:table-cell table:style-name="ce3" office:value-type="float" office:value="2.24" calcext:value-type="float">
            <text:p>2.2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4:31:00</text:p>
          </table:table-cell>
          <table:table-cell table:style-name="ce3" office:value-type="float" office:value="2.26" calcext:value-type="float">
            <text:p>2.2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35:00</text:p>
          </table:table-cell>
          <table:table-cell table:style-name="ce3" office:value-type="float" office:value="4.11" calcext:value-type="float">
            <text:p>4.1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36:00</text:p>
          </table:table-cell>
          <table:table-cell table:style-name="ce3" office:value-type="float" office:value="3.34" calcext:value-type="float">
            <text:p>3.3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37:00</text:p>
          </table:table-cell>
          <table:table-cell table:style-name="ce3" office:value-type="float" office:value="2.71" calcext:value-type="float">
            <text:p>2.7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38:00</text:p>
          </table:table-cell>
          <table:table-cell table:style-name="ce3" office:value-type="float" office:value="2.36" calcext:value-type="float">
            <text:p>2.3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39:00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40:00</text:p>
          </table:table-cell>
          <table:table-cell table:style-name="ce3" office:value-type="float" office:value="2.01" calcext:value-type="float">
            <text:p>2.0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41:00</text:p>
          </table:table-cell>
          <table:table-cell table:style-name="ce3" office:value-type="float" office:value="1.94" calcext:value-type="float">
            <text:p>1.9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42:00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43:00</text:p>
          </table:table-cell>
          <table:table-cell table:style-name="ce3" office:value-type="float" office:value="2.3" calcext:value-type="float">
            <text:p>2.3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44:00</text:p>
          </table:table-cell>
          <table:table-cell table:style-name="ce3" office:value-type="float" office:value="2.64" calcext:value-type="float">
            <text:p>2.6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45:00</text:p>
          </table:table-cell>
          <table:table-cell table:style-name="ce3" office:value-type="float" office:value="2.89" calcext:value-type="float">
            <text:p>2.8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46:00</text:p>
          </table:table-cell>
          <table:table-cell table:style-name="ce3" office:value-type="float" office:value="2.79" calcext:value-type="float">
            <text:p>2.7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47:00</text:p>
          </table:table-cell>
          <table:table-cell table:style-name="ce3" office:value-type="float" office:value="2.68" calcext:value-type="float">
            <text:p>2.6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48:00</text:p>
          </table:table-cell>
          <table:table-cell table:style-name="ce3" office:value-type="float" office:value="2.61" calcext:value-type="float">
            <text:p>2.6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49:00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50:00</text:p>
          </table:table-cell>
          <table:table-cell table:style-name="ce3" office:value-type="float" office:value="2.53" calcext:value-type="float">
            <text:p>2.5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51:00</text:p>
          </table:table-cell>
          <table:table-cell table:style-name="ce3" office:value-type="float" office:value="2.5" calcext:value-type="float">
            <text:p>2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52:00</text:p>
          </table:table-cell>
          <table:table-cell table:style-name="ce3" office:value-type="float" office:value="2.47" calcext:value-type="float">
            <text:p>2.4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53:00</text:p>
          </table:table-cell>
          <table:table-cell table:style-name="ce3" office:value-type="float" office:value="2.44" calcext:value-type="float">
            <text:p>2.4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54:00</text:p>
          </table:table-cell>
          <table:table-cell table:style-name="ce3" office:value-type="float" office:value="2.42" calcext:value-type="float">
            <text:p>2.4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55:00</text:p>
          </table:table-cell>
          <table:table-cell table:style-name="ce3" office:value-type="float" office:value="2.41" calcext:value-type="float">
            <text:p>2.4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56:00</text:p>
          </table:table-cell>
          <table:table-cell table:style-name="ce3" office:value-type="float" office:value="2.41" calcext:value-type="float">
            <text:p>2.4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57:00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58:00</text:p>
          </table:table-cell>
          <table:table-cell table:style-name="ce3" office:value-type="float" office:value="2.41" calcext:value-type="float">
            <text:p>2.4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09:59:00</text:p>
          </table:table-cell>
          <table:table-cell table:style-name="ce3" office:value-type="float" office:value="2.43" calcext:value-type="float">
            <text:p>2.4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00:00</text:p>
          </table:table-cell>
          <table:table-cell table:style-name="ce3" office:value-type="float" office:value="2.44" calcext:value-type="float">
            <text:p>2.4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01:00</text:p>
          </table:table-cell>
          <table:table-cell table:style-name="ce3" office:value-type="float" office:value="2.46" calcext:value-type="float">
            <text:p>2.4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02:00</text:p>
          </table:table-cell>
          <table:table-cell table:style-name="ce3" office:value-type="float" office:value="2.51" calcext:value-type="float">
            <text:p>2.5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03:00</text:p>
          </table:table-cell>
          <table:table-cell table:style-name="ce3" office:value-type="float" office:value="2.55" calcext:value-type="float">
            <text:p>2.5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04:00</text:p>
          </table:table-cell>
          <table:table-cell table:style-name="ce3" office:value-type="float" office:value="2.63" calcext:value-type="float">
            <text:p>2.6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05:00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13:00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14:00</text:p>
          </table:table-cell>
          <table:table-cell table:style-name="ce3" office:value-type="float" office:value="1.54" calcext:value-type="float">
            <text:p>1.5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15:00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16:00</text:p>
          </table:table-cell>
          <table:table-cell table:style-name="ce3" office:value-type="float" office:value="1.53" calcext:value-type="float">
            <text:p>1.5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17:00</text:p>
          </table:table-cell>
          <table:table-cell table:style-name="ce3" office:value-type="float" office:value="1.52" calcext:value-type="float">
            <text:p>1.5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18:00</text:p>
          </table:table-cell>
          <table:table-cell table:style-name="ce3" office:value-type="float" office:value="1.51" calcext:value-type="float">
            <text:p>1.5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19:00</text:p>
          </table:table-cell>
          <table:table-cell table:style-name="ce3" office:value-type="float" office:value="1.51" calcext:value-type="float">
            <text:p>1.5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20:00</text:p>
          </table:table-cell>
          <table:table-cell table:style-name="ce3" office:value-type="float" office:value="1.51" calcext:value-type="float">
            <text:p>1.5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21:00</text:p>
          </table:table-cell>
          <table:table-cell table:style-name="ce3" office:value-type="float" office:value="1.54" calcext:value-type="float">
            <text:p>1.5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22:00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23:00</text:p>
          </table:table-cell>
          <table:table-cell table:style-name="ce3" office:value-type="float" office:value="1.83" calcext:value-type="float">
            <text:p>1.8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24:00</text:p>
          </table:table-cell>
          <table:table-cell table:style-name="ce3" office:value-type="float" office:value="2.1" calcext:value-type="float">
            <text:p>2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25:00</text:p>
          </table:table-cell>
          <table:table-cell table:style-name="ce3" office:value-type="float" office:value="2.11" calcext:value-type="float">
            <text:p>2.1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26:00</text:p>
          </table:table-cell>
          <table:table-cell table:style-name="ce3" office:value-type="float" office:value="2.04" calcext:value-type="float">
            <text:p>2.0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27:00</text:p>
          </table:table-cell>
          <table:table-cell table:style-name="ce3" office:value-type="float" office:value="2.01" calcext:value-type="float">
            <text:p>2.0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28:00</text:p>
          </table:table-cell>
          <table:table-cell table:style-name="ce3" office:value-type="float" office:value="2" calcext:value-type="float">
            <text:p>2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29:00</text:p>
          </table:table-cell>
          <table:table-cell table:style-name="ce3" office:value-type="float" office:value="2" calcext:value-type="float">
            <text:p>2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30:00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31:00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32:00</text:p>
          </table:table-cell>
          <table:table-cell table:style-name="ce3" office:value-type="float" office:value="2.01" calcext:value-type="float">
            <text:p>2.0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33:00</text:p>
          </table:table-cell>
          <table:table-cell table:style-name="ce3" office:value-type="float" office:value="2.03" calcext:value-type="float">
            <text:p>2.0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34:00</text:p>
          </table:table-cell>
          <table:table-cell table:style-name="ce3" office:value-type="float" office:value="2.05" calcext:value-type="float">
            <text:p>2.0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35:00</text:p>
          </table:table-cell>
          <table:table-cell table:style-name="ce3" office:value-type="float" office:value="2.07" calcext:value-type="float">
            <text:p>2.0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36:00</text:p>
          </table:table-cell>
          <table:table-cell table:style-name="ce3" office:value-type="float" office:value="2.1" calcext:value-type="float">
            <text:p>2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37:00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38:00</text:p>
          </table:table-cell>
          <table:table-cell table:style-name="ce3" office:value-type="float" office:value="2.15" calcext:value-type="float">
            <text:p>2.1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39:00</text:p>
          </table:table-cell>
          <table:table-cell table:style-name="ce3" office:value-type="float" office:value="2.17" calcext:value-type="float">
            <text:p>2.1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40:00</text:p>
          </table:table-cell>
          <table:table-cell table:style-name="ce3" office:value-type="float" office:value="2.21" calcext:value-type="float">
            <text:p>2.2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41:00</text:p>
          </table:table-cell>
          <table:table-cell table:style-name="ce3" office:value-type="float" office:value="2.24" calcext:value-type="float">
            <text:p>2.2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42:00</text:p>
          </table:table-cell>
          <table:table-cell table:style-name="ce3" office:value-type="float" office:value="2.28" calcext:value-type="float">
            <text:p>2.2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43:00</text:p>
          </table:table-cell>
          <table:table-cell table:style-name="ce3" office:value-type="float" office:value="2.33" calcext:value-type="float">
            <text:p>2.3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52:00</text:p>
          </table:table-cell>
          <table:table-cell table:style-name="ce3" office:value-type="float" office:value="3.04" calcext:value-type="float">
            <text:p>3.0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53:00</text:p>
          </table:table-cell>
          <table:table-cell table:style-name="ce3" office:value-type="float" office:value="2.44" calcext:value-type="float">
            <text:p>2.4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54:00</text:p>
          </table:table-cell>
          <table:table-cell table:style-name="ce3" office:value-type="float" office:value="1.94" calcext:value-type="float">
            <text:p>1.9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55:00</text:p>
          </table:table-cell>
          <table:table-cell table:style-name="ce3" office:value-type="float" office:value="1.74" calcext:value-type="float">
            <text:p>1.7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56:00</text:p>
          </table:table-cell>
          <table:table-cell table:style-name="ce3" office:value-type="float" office:value="1.65" calcext:value-type="float">
            <text:p>1.6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57:00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58:00</text:p>
          </table:table-cell>
          <table:table-cell table:style-name="ce3" office:value-type="float" office:value="1.58" calcext:value-type="float">
            <text:p>1.5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0:59:00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00:00</text:p>
          </table:table-cell>
          <table:table-cell table:style-name="ce3" office:value-type="float" office:value="1.58" calcext:value-type="float">
            <text:p>1.5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01:00</text:p>
          </table:table-cell>
          <table:table-cell table:style-name="ce3" office:value-type="float" office:value="1.58" calcext:value-type="float">
            <text:p>1.5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02:00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03:00</text:p>
          </table:table-cell>
          <table:table-cell table:style-name="ce3" office:value-type="float" office:value="1.62" calcext:value-type="float">
            <text:p>1.6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04:00</text:p>
          </table:table-cell>
          <table:table-cell table:style-name="ce3" office:value-type="float" office:value="1.63" calcext:value-type="float">
            <text:p>1.6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05:00</text:p>
          </table:table-cell>
          <table:table-cell table:style-name="ce3" office:value-type="float" office:value="1.65" calcext:value-type="float">
            <text:p>1.6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06:00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07:00</text:p>
          </table:table-cell>
          <table:table-cell table:style-name="ce3" office:value-type="float" office:value="1.68" calcext:value-type="float">
            <text:p>1.6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08:00</text:p>
          </table:table-cell>
          <table:table-cell table:style-name="ce3" office:value-type="float" office:value="1.69" calcext:value-type="float">
            <text:p>1.6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09:00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10:00</text:p>
          </table:table-cell>
          <table:table-cell table:style-name="ce3" office:value-type="float" office:value="1.72" calcext:value-type="float">
            <text:p>1.7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11:00</text:p>
          </table:table-cell>
          <table:table-cell table:style-name="ce3" office:value-type="float" office:value="1.75" calcext:value-type="float">
            <text:p>1.7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12:00</text:p>
          </table:table-cell>
          <table:table-cell table:style-name="ce3" office:value-type="float" office:value="1.76" calcext:value-type="float">
            <text:p>1.7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13:00</text:p>
          </table:table-cell>
          <table:table-cell table:style-name="ce3" office:value-type="float" office:value="1.78" calcext:value-type="float">
            <text:p>1.7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14:00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15:00</text:p>
          </table:table-cell>
          <table:table-cell table:style-name="ce3" office:value-type="float" office:value="1.81" calcext:value-type="float">
            <text:p>1.8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16:00</text:p>
          </table:table-cell>
          <table:table-cell table:style-name="ce3" office:value-type="float" office:value="1.83" calcext:value-type="float">
            <text:p>1.8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17:00</text:p>
          </table:table-cell>
          <table:table-cell table:style-name="ce3" office:value-type="float" office:value="1.86" calcext:value-type="float">
            <text:p>1.8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18:00</text:p>
          </table:table-cell>
          <table:table-cell table:style-name="ce3" office:value-type="float" office:value="1.88" calcext:value-type="float">
            <text:p>1.8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19:00</text:p>
          </table:table-cell>
          <table:table-cell table:style-name="ce3" office:value-type="float" office:value="1.9" calcext:value-type="float">
            <text:p>1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20:00</text:p>
          </table:table-cell>
          <table:table-cell table:style-name="ce3" office:value-type="float" office:value="1.92" calcext:value-type="float">
            <text:p>1.9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21:00</text:p>
          </table:table-cell>
          <table:table-cell table:style-name="ce3" office:value-type="float" office:value="1.94" calcext:value-type="float">
            <text:p>1.9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5 11:22:00</text:p>
          </table:table-cell>
          <table:table-cell table:style-name="ce3" office:value-type="float" office:value="1.95" calcext:value-type="float">
            <text:p>1.95</text:p>
          </table:table-cell>
          <table:table-cell table:number-columns-repeated="1022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ling_p95_dura" table:style-name="ta12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59:00</text:p>
          </table:table-cell>
          <table:table-cell table:style-name="ce3" office:value-type="float" office:value="4.89" calcext:value-type="float">
            <text:p>4.8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00:00</text:p>
          </table:table-cell>
          <table:table-cell table:style-name="ce3" office:value-type="float" office:value="3.96" calcext:value-type="float">
            <text:p>3.9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01:00</text:p>
          </table:table-cell>
          <table:table-cell table:style-name="ce3" office:value-type="float" office:value="3.06" calcext:value-type="float">
            <text:p>3.0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02:00</text:p>
          </table:table-cell>
          <table:table-cell table:style-name="ce3" office:value-type="float" office:value="2.6" calcext:value-type="float">
            <text:p>2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03:00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04:00</text:p>
          </table:table-cell>
          <table:table-cell table:style-name="ce3" office:value-type="float" office:value="4.53" calcext:value-type="float">
            <text:p>4.5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05:00</text:p>
          </table:table-cell>
          <table:table-cell table:style-name="ce3" office:value-type="float" office:value="7.18" calcext:value-type="float">
            <text:p>7.1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06:00</text:p>
          </table:table-cell>
          <table:table-cell table:style-name="ce3" office:value-type="float" office:value="147" calcext:value-type="float">
            <text:p>147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07:00</text:p>
          </table:table-cell>
          <table:table-cell table:style-name="ce3" office:value-type="float" office:value="323" calcext:value-type="float">
            <text:p>323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08:00</text:p>
          </table:table-cell>
          <table:table-cell table:style-name="ce3" office:value-type="float" office:value="518" calcext:value-type="float">
            <text:p>51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09:00</text:p>
          </table:table-cell>
          <table:table-cell table:style-name="ce3" office:value-type="float" office:value="1021" calcext:value-type="float">
            <text:p>1,02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10:00</text:p>
          </table:table-cell>
          <table:table-cell table:style-name="ce3" office:value-type="float" office:value="1047" calcext:value-type="float">
            <text:p>1,047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11:00</text:p>
          </table:table-cell>
          <table:table-cell table:style-name="ce3" office:value-type="float" office:value="646" calcext:value-type="float">
            <text:p>646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12:00</text:p>
          </table:table-cell>
          <table:table-cell table:style-name="ce3" office:value-type="float" office:value="508" calcext:value-type="float">
            <text:p>50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13:00</text:p>
          </table:table-cell>
          <table:table-cell table:style-name="ce3" office:value-type="float" office:value="438" calcext:value-type="float">
            <text:p>43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14:00</text:p>
          </table:table-cell>
          <table:table-cell table:style-name="ce3" office:value-type="float" office:value="395" calcext:value-type="float">
            <text:p>395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15:00</text:p>
          </table:table-cell>
          <table:table-cell table:style-name="ce3" office:value-type="float" office:value="359" calcext:value-type="float">
            <text:p>359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16:00</text:p>
          </table:table-cell>
          <table:table-cell table:style-name="ce3" office:value-type="float" office:value="330" calcext:value-type="float">
            <text:p>330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17:00</text:p>
          </table:table-cell>
          <table:table-cell table:style-name="ce3" office:value-type="float" office:value="292" calcext:value-type="float">
            <text:p>292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18:00</text:p>
          </table:table-cell>
          <table:table-cell table:style-name="ce3" office:value-type="float" office:value="252" calcext:value-type="float">
            <text:p>252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19:00</text:p>
          </table:table-cell>
          <table:table-cell table:style-name="ce3" office:value-type="float" office:value="219" calcext:value-type="float">
            <text:p>219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20:00</text:p>
          </table:table-cell>
          <table:table-cell table:style-name="ce3" office:value-type="float" office:value="193" calcext:value-type="float">
            <text:p>193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21:00</text:p>
          </table:table-cell>
          <table:table-cell table:style-name="ce3" office:value-type="float" office:value="161" calcext:value-type="float">
            <text:p>16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22:00</text:p>
          </table:table-cell>
          <table:table-cell table:style-name="ce3" office:value-type="float" office:value="118" calcext:value-type="float">
            <text:p>11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23:00</text:p>
          </table:table-cell>
          <table:table-cell table:style-name="ce3" office:value-type="float" office:value="79.9" calcext:value-type="float">
            <text:p>79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24:00</text:p>
          </table:table-cell>
          <table:table-cell table:style-name="ce3" office:value-type="float" office:value="61.6" calcext:value-type="float">
            <text:p>61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25:00</text:p>
          </table:table-cell>
          <table:table-cell table:style-name="ce3" office:value-type="float" office:value="48.3" calcext:value-type="float">
            <text:p>48.3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26:00</text:p>
          </table:table-cell>
          <table:table-cell table:style-name="ce3" office:value-type="float" office:value="36.2" calcext:value-type="float">
            <text:p>36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27:00</text:p>
          </table:table-cell>
          <table:table-cell table:style-name="ce3" office:value-type="float" office:value="27.2" calcext:value-type="float">
            <text:p>27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28:00</text:p>
          </table:table-cell>
          <table:table-cell table:style-name="ce3" office:value-type="float" office:value="21.4" calcext:value-type="float">
            <text:p>21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29:00</text:p>
          </table:table-cell>
          <table:table-cell table:style-name="ce3" office:value-type="float" office:value="17.5" calcext:value-type="float">
            <text:p>17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41:00</text:p>
          </table:table-cell>
          <table:table-cell table:style-name="ce3" office:value-type="float" office:value="47.4" calcext:value-type="float">
            <text:p>47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42:00</text:p>
          </table:table-cell>
          <table:table-cell table:style-name="ce3" office:value-type="float" office:value="22.7" calcext:value-type="float">
            <text:p>22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43:00</text:p>
          </table:table-cell>
          <table:table-cell table:style-name="ce3" office:value-type="float" office:value="2.38" calcext:value-type="float">
            <text:p>2.3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44:00</text:p>
          </table:table-cell>
          <table:table-cell table:style-name="ce3" office:value-type="float" office:value="4.11" calcext:value-type="float">
            <text:p>4.1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45:00</text:p>
          </table:table-cell>
          <table:table-cell table:style-name="ce3" office:value-type="float" office:value="37.9" calcext:value-type="float">
            <text:p>37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46:00</text:p>
          </table:table-cell>
          <table:table-cell table:style-name="ce3" office:value-type="float" office:value="136" calcext:value-type="float">
            <text:p>136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47:00</text:p>
          </table:table-cell>
          <table:table-cell table:style-name="ce3" office:value-type="float" office:value="293" calcext:value-type="float">
            <text:p>293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48:00</text:p>
          </table:table-cell>
          <table:table-cell table:style-name="ce3" office:value-type="float" office:value="2000" calcext:value-type="float">
            <text:p>2,000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49:00</text:p>
          </table:table-cell>
          <table:table-cell table:style-name="ce3" office:value-type="float" office:value="2008" calcext:value-type="float">
            <text:p>2,00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50:00</text:p>
          </table:table-cell>
          <table:table-cell table:style-name="ce3" office:value-type="float" office:value="894" calcext:value-type="float">
            <text:p>894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51:00</text:p>
          </table:table-cell>
          <table:table-cell table:style-name="ce3" office:value-type="float" office:value="418" calcext:value-type="float">
            <text:p>41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52:00</text:p>
          </table:table-cell>
          <table:table-cell table:style-name="ce3" office:value-type="float" office:value="309" calcext:value-type="float">
            <text:p>309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53:00</text:p>
          </table:table-cell>
          <table:table-cell table:style-name="ce3" office:value-type="float" office:value="277" calcext:value-type="float">
            <text:p>277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54:00</text:p>
          </table:table-cell>
          <table:table-cell table:style-name="ce3" office:value-type="float" office:value="248" calcext:value-type="float">
            <text:p>24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55:00</text:p>
          </table:table-cell>
          <table:table-cell table:style-name="ce3" office:value-type="float" office:value="208" calcext:value-type="float">
            <text:p>20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56:00</text:p>
          </table:table-cell>
          <table:table-cell table:style-name="ce3" office:value-type="float" office:value="180" calcext:value-type="float">
            <text:p>180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57:00</text:p>
          </table:table-cell>
          <table:table-cell table:style-name="ce3" office:value-type="float" office:value="161" calcext:value-type="float">
            <text:p>16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58:00</text:p>
          </table:table-cell>
          <table:table-cell table:style-name="ce3" office:value-type="float" office:value="134" calcext:value-type="float">
            <text:p>134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7:59:00</text:p>
          </table:table-cell>
          <table:table-cell table:style-name="ce3" office:value-type="float" office:value="108" calcext:value-type="float">
            <text:p>10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00:00</text:p>
          </table:table-cell>
          <table:table-cell table:style-name="ce3" office:value-type="float" office:value="88.7" calcext:value-type="float">
            <text:p>88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01:00</text:p>
          </table:table-cell>
          <table:table-cell table:style-name="ce3" office:value-type="float" office:value="72.6" calcext:value-type="float">
            <text:p>72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02:00</text:p>
          </table:table-cell>
          <table:table-cell table:style-name="ce3" office:value-type="float" office:value="58.9" calcext:value-type="float">
            <text:p>58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03:00</text:p>
          </table:table-cell>
          <table:table-cell table:style-name="ce3" office:value-type="float" office:value="49" calcext:value-type="float">
            <text:p>49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04:00</text:p>
          </table:table-cell>
          <table:table-cell table:style-name="ce3" office:value-type="float" office:value="41.5" calcext:value-type="float">
            <text:p>41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05:00</text:p>
          </table:table-cell>
          <table:table-cell table:style-name="ce3" office:value-type="float" office:value="35.1" calcext:value-type="float">
            <text:p>35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06:00</text:p>
          </table:table-cell>
          <table:table-cell table:style-name="ce3" office:value-type="float" office:value="29.1" calcext:value-type="float">
            <text:p>29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07:00</text:p>
          </table:table-cell>
          <table:table-cell table:style-name="ce3" office:value-type="float" office:value="24.4" calcext:value-type="float">
            <text:p>24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08:00</text:p>
          </table:table-cell>
          <table:table-cell table:style-name="ce3" office:value-type="float" office:value="20.7" calcext:value-type="float">
            <text:p>20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09:00</text:p>
          </table:table-cell>
          <table:table-cell table:style-name="ce3" office:value-type="float" office:value="17.9" calcext:value-type="float">
            <text:p>17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10:00</text:p>
          </table:table-cell>
          <table:table-cell table:style-name="ce3" office:value-type="float" office:value="15.6" calcext:value-type="float">
            <text:p>15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11:00</text:p>
          </table:table-cell>
          <table:table-cell table:style-name="ce3" office:value-type="float" office:value="14.3" calcext:value-type="float">
            <text:p>14.3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24:00</text:p>
          </table:table-cell>
          <table:table-cell table:style-name="ce3" office:value-type="float" office:value="5.68" calcext:value-type="float">
            <text:p>5.6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25:00</text:p>
          </table:table-cell>
          <table:table-cell table:style-name="ce3" office:value-type="float" office:value="2.27" calcext:value-type="float">
            <text:p>2.2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26:00</text:p>
          </table:table-cell>
          <table:table-cell table:style-name="ce3" office:value-type="float" office:value="1.53" calcext:value-type="float">
            <text:p>1.5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27:00</text:p>
          </table:table-cell>
          <table:table-cell table:style-name="ce3" office:value-type="float" office:value="1.53" calcext:value-type="float">
            <text:p>1.5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28:00</text:p>
          </table:table-cell>
          <table:table-cell table:style-name="ce3" office:value-type="float" office:value="1.71" calcext:value-type="float">
            <text:p>1.7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29:00</text:p>
          </table:table-cell>
          <table:table-cell table:style-name="ce3" office:value-type="float" office:value="2.91" calcext:value-type="float">
            <text:p>2.9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30:00</text:p>
          </table:table-cell>
          <table:table-cell table:style-name="ce3" office:value-type="float" office:value="10.3" calcext:value-type="float">
            <text:p>10.3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31:00</text:p>
          </table:table-cell>
          <table:table-cell table:style-name="ce3" office:value-type="float" office:value="49.1" calcext:value-type="float">
            <text:p>49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32:00</text:p>
          </table:table-cell>
          <table:table-cell table:style-name="ce3" office:value-type="float" office:value="254" calcext:value-type="float">
            <text:p>254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33:00</text:p>
          </table:table-cell>
          <table:table-cell table:style-name="ce3" office:value-type="float" office:value="2116" calcext:value-type="float">
            <text:p>2,116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34:00</text:p>
          </table:table-cell>
          <table:table-cell table:style-name="ce3" office:value-type="float" office:value="2161" calcext:value-type="float">
            <text:p>2,16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35:00</text:p>
          </table:table-cell>
          <table:table-cell table:style-name="ce3" office:value-type="float" office:value="1759" calcext:value-type="float">
            <text:p>1,759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36:00</text:p>
          </table:table-cell>
          <table:table-cell table:style-name="ce3" office:value-type="float" office:value="481" calcext:value-type="float">
            <text:p>48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37:00</text:p>
          </table:table-cell>
          <table:table-cell table:style-name="ce3" office:value-type="float" office:value="289" calcext:value-type="float">
            <text:p>289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38:00</text:p>
          </table:table-cell>
          <table:table-cell table:style-name="ce3" office:value-type="float" office:value="210" calcext:value-type="float">
            <text:p>210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39:00</text:p>
          </table:table-cell>
          <table:table-cell table:style-name="ce3" office:value-type="float" office:value="169" calcext:value-type="float">
            <text:p>169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40:00</text:p>
          </table:table-cell>
          <table:table-cell table:style-name="ce3" office:value-type="float" office:value="145" calcext:value-type="float">
            <text:p>145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41:00</text:p>
          </table:table-cell>
          <table:table-cell table:style-name="ce3" office:value-type="float" office:value="117" calcext:value-type="float">
            <text:p>117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42:00</text:p>
          </table:table-cell>
          <table:table-cell table:style-name="ce3" office:value-type="float" office:value="96.2" calcext:value-type="float">
            <text:p>96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43:00</text:p>
          </table:table-cell>
          <table:table-cell table:style-name="ce3" office:value-type="float" office:value="80.8" calcext:value-type="float">
            <text:p>80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44:00</text:p>
          </table:table-cell>
          <table:table-cell table:style-name="ce3" office:value-type="float" office:value="66.1" calcext:value-type="float">
            <text:p>66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45:00</text:p>
          </table:table-cell>
          <table:table-cell table:style-name="ce3" office:value-type="float" office:value="53.5" calcext:value-type="float">
            <text:p>53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46:00</text:p>
          </table:table-cell>
          <table:table-cell table:style-name="ce3" office:value-type="float" office:value="41.9" calcext:value-type="float">
            <text:p>41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47:00</text:p>
          </table:table-cell>
          <table:table-cell table:style-name="ce3" office:value-type="float" office:value="32.2" calcext:value-type="float">
            <text:p>32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48:00</text:p>
          </table:table-cell>
          <table:table-cell table:style-name="ce3" office:value-type="float" office:value="24.6" calcext:value-type="float">
            <text:p>24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49:00</text:p>
          </table:table-cell>
          <table:table-cell table:style-name="ce3" office:value-type="float" office:value="19.2" calcext:value-type="float">
            <text:p>19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50:00</text:p>
          </table:table-cell>
          <table:table-cell table:style-name="ce3" office:value-type="float" office:value="15.7" calcext:value-type="float">
            <text:p>15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51:00</text:p>
          </table:table-cell>
          <table:table-cell table:style-name="ce3" office:value-type="float" office:value="13.4" calcext:value-type="float">
            <text:p>13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52:00</text:p>
          </table:table-cell>
          <table:table-cell table:style-name="ce3" office:value-type="float" office:value="11.4" calcext:value-type="float">
            <text:p>11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53:00</text:p>
          </table:table-cell>
          <table:table-cell table:style-name="ce3" office:value-type="float" office:value="9.75" calcext:value-type="float">
            <text:p>9.7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8:54:00</text:p>
          </table:table-cell>
          <table:table-cell table:style-name="ce3" office:value-type="float" office:value="8.6" calcext:value-type="float">
            <text:p>8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03:00</text:p>
          </table:table-cell>
          <table:table-cell table:style-name="ce3" office:value-type="float" office:value="57.5" calcext:value-type="float">
            <text:p>57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04:00</text:p>
          </table:table-cell>
          <table:table-cell table:style-name="ce3" office:value-type="float" office:value="40.7" calcext:value-type="float">
            <text:p>40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05:00</text:p>
          </table:table-cell>
          <table:table-cell table:style-name="ce3" office:value-type="float" office:value="31.9" calcext:value-type="float">
            <text:p>31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06:00</text:p>
          </table:table-cell>
          <table:table-cell table:style-name="ce3" office:value-type="float" office:value="23.5" calcext:value-type="float">
            <text:p>23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07:00</text:p>
          </table:table-cell>
          <table:table-cell table:style-name="ce3" office:value-type="float" office:value="15.7" calcext:value-type="float">
            <text:p>15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08:00</text:p>
          </table:table-cell>
          <table:table-cell table:style-name="ce3" office:value-type="float" office:value="28.4" calcext:value-type="float">
            <text:p>28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09:00</text:p>
          </table:table-cell>
          <table:table-cell table:style-name="ce3" office:value-type="float" office:value="40.7" calcext:value-type="float">
            <text:p>40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10:00</text:p>
          </table:table-cell>
          <table:table-cell table:style-name="ce3" office:value-type="float" office:value="68.3" calcext:value-type="float">
            <text:p>68.3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11:00</text:p>
          </table:table-cell>
          <table:table-cell table:style-name="ce3" office:value-type="float" office:value="263" calcext:value-type="float">
            <text:p>263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12:00</text:p>
          </table:table-cell>
          <table:table-cell table:style-name="ce3" office:value-type="float" office:value="231" calcext:value-type="float">
            <text:p>23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13:00</text:p>
          </table:table-cell>
          <table:table-cell table:style-name="ce3" office:value-type="float" office:value="177" calcext:value-type="float">
            <text:p>177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14:00</text:p>
          </table:table-cell>
          <table:table-cell table:style-name="ce3" office:value-type="float" office:value="148" calcext:value-type="float">
            <text:p>14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15:00</text:p>
          </table:table-cell>
          <table:table-cell table:style-name="ce3" office:value-type="float" office:value="121" calcext:value-type="float">
            <text:p>12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16:00</text:p>
          </table:table-cell>
          <table:table-cell table:style-name="ce3" office:value-type="float" office:value="99.1" calcext:value-type="float">
            <text:p>99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17:00</text:p>
          </table:table-cell>
          <table:table-cell table:style-name="ce3" office:value-type="float" office:value="85.8" calcext:value-type="float">
            <text:p>85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18:00</text:p>
          </table:table-cell>
          <table:table-cell table:style-name="ce3" office:value-type="float" office:value="74.9" calcext:value-type="float">
            <text:p>74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19:00</text:p>
          </table:table-cell>
          <table:table-cell table:style-name="ce3" office:value-type="float" office:value="64.9" calcext:value-type="float">
            <text:p>64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20:00</text:p>
          </table:table-cell>
          <table:table-cell table:style-name="ce3" office:value-type="float" office:value="55.1" calcext:value-type="float">
            <text:p>55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21:00</text:p>
          </table:table-cell>
          <table:table-cell table:style-name="ce3" office:value-type="float" office:value="47.1" calcext:value-type="float">
            <text:p>47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22:00</text:p>
          </table:table-cell>
          <table:table-cell table:style-name="ce3" office:value-type="float" office:value="41.2" calcext:value-type="float">
            <text:p>41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23:00</text:p>
          </table:table-cell>
          <table:table-cell table:style-name="ce3" office:value-type="float" office:value="36.7" calcext:value-type="float">
            <text:p>36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24:00</text:p>
          </table:table-cell>
          <table:table-cell table:style-name="ce3" office:value-type="float" office:value="32.8" calcext:value-type="float">
            <text:p>32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25:00</text:p>
          </table:table-cell>
          <table:table-cell table:style-name="ce3" office:value-type="float" office:value="29.4" calcext:value-type="float">
            <text:p>29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26:00</text:p>
          </table:table-cell>
          <table:table-cell table:style-name="ce3" office:value-type="float" office:value="26.2" calcext:value-type="float">
            <text:p>26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27:00</text:p>
          </table:table-cell>
          <table:table-cell table:style-name="ce3" office:value-type="float" office:value="23.4" calcext:value-type="float">
            <text:p>23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28:00</text:p>
          </table:table-cell>
          <table:table-cell table:style-name="ce3" office:value-type="float" office:value="20.8" calcext:value-type="float">
            <text:p>20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29:00</text:p>
          </table:table-cell>
          <table:table-cell table:style-name="ce3" office:value-type="float" office:value="18.6" calcext:value-type="float">
            <text:p>18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30:00</text:p>
          </table:table-cell>
          <table:table-cell table:style-name="ce3" office:value-type="float" office:value="16.7" calcext:value-type="float">
            <text:p>16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31:00</text:p>
          </table:table-cell>
          <table:table-cell table:style-name="ce3" office:value-type="float" office:value="15.2" calcext:value-type="float">
            <text:p>15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32:00</text:p>
          </table:table-cell>
          <table:table-cell table:style-name="ce3" office:value-type="float" office:value="13.9" calcext:value-type="float">
            <text:p>13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33:00</text:p>
          </table:table-cell>
          <table:table-cell table:style-name="ce3" office:value-type="float" office:value="13.1" calcext:value-type="float">
            <text:p>13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41:00</text:p>
          </table:table-cell>
          <table:table-cell table:style-name="ce3" office:value-type="float" office:value="24.9" calcext:value-type="float">
            <text:p>24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42:00</text:p>
          </table:table-cell>
          <table:table-cell table:style-name="ce3" office:value-type="float" office:value="2.98" calcext:value-type="float">
            <text:p>2.9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43:00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44:00</text:p>
          </table:table-cell>
          <table:table-cell table:style-name="ce3" office:value-type="float" office:value="11.9" calcext:value-type="float">
            <text:p>11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45:00</text:p>
          </table:table-cell>
          <table:table-cell table:style-name="ce3" office:value-type="float" office:value="72" calcext:value-type="float">
            <text:p>72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46:00</text:p>
          </table:table-cell>
          <table:table-cell table:style-name="ce3" office:value-type="float" office:value="180" calcext:value-type="float">
            <text:p>180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47:00</text:p>
          </table:table-cell>
          <table:table-cell table:style-name="ce3" office:value-type="float" office:value="1645" calcext:value-type="float">
            <text:p>1,645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48:00</text:p>
          </table:table-cell>
          <table:table-cell table:style-name="ce3" office:value-type="float" office:value="2213" calcext:value-type="float">
            <text:p>2,213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49:00</text:p>
          </table:table-cell>
          <table:table-cell table:style-name="ce3" office:value-type="float" office:value="1632" calcext:value-type="float">
            <text:p>1,632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50:00</text:p>
          </table:table-cell>
          <table:table-cell table:style-name="ce3" office:value-type="float" office:value="891" calcext:value-type="float">
            <text:p>89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51:00</text:p>
          </table:table-cell>
          <table:table-cell table:style-name="ce3" office:value-type="float" office:value="512" calcext:value-type="float">
            <text:p>512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52:00</text:p>
          </table:table-cell>
          <table:table-cell table:style-name="ce3" office:value-type="float" office:value="380" calcext:value-type="float">
            <text:p>380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53:00</text:p>
          </table:table-cell>
          <table:table-cell table:style-name="ce3" office:value-type="float" office:value="322" calcext:value-type="float">
            <text:p>322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54:00</text:p>
          </table:table-cell>
          <table:table-cell table:style-name="ce3" office:value-type="float" office:value="278" calcext:value-type="float">
            <text:p>27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55:00</text:p>
          </table:table-cell>
          <table:table-cell table:style-name="ce3" office:value-type="float" office:value="239" calcext:value-type="float">
            <text:p>239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56:00</text:p>
          </table:table-cell>
          <table:table-cell table:style-name="ce3" office:value-type="float" office:value="211" calcext:value-type="float">
            <text:p>21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57:00</text:p>
          </table:table-cell>
          <table:table-cell table:style-name="ce3" office:value-type="float" office:value="188" calcext:value-type="float">
            <text:p>18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58:00</text:p>
          </table:table-cell>
          <table:table-cell table:style-name="ce3" office:value-type="float" office:value="169" calcext:value-type="float">
            <text:p>169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9:59:00</text:p>
          </table:table-cell>
          <table:table-cell table:style-name="ce3" office:value-type="float" office:value="140" calcext:value-type="float">
            <text:p>140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00:00</text:p>
          </table:table-cell>
          <table:table-cell table:style-name="ce3" office:value-type="float" office:value="112" calcext:value-type="float">
            <text:p>112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01:00</text:p>
          </table:table-cell>
          <table:table-cell table:style-name="ce3" office:value-type="float" office:value="90.2" calcext:value-type="float">
            <text:p>90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02:00</text:p>
          </table:table-cell>
          <table:table-cell table:style-name="ce3" office:value-type="float" office:value="74.5" calcext:value-type="float">
            <text:p>74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03:00</text:p>
          </table:table-cell>
          <table:table-cell table:style-name="ce3" office:value-type="float" office:value="57.9" calcext:value-type="float">
            <text:p>57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04:00</text:p>
          </table:table-cell>
          <table:table-cell table:style-name="ce3" office:value-type="float" office:value="44.1" calcext:value-type="float">
            <text:p>44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05:00</text:p>
          </table:table-cell>
          <table:table-cell table:style-name="ce3" office:value-type="float" office:value="34.8" calcext:value-type="float">
            <text:p>34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06:00</text:p>
          </table:table-cell>
          <table:table-cell table:style-name="ce3" office:value-type="float" office:value="27.4" calcext:value-type="float">
            <text:p>27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07:00</text:p>
          </table:table-cell>
          <table:table-cell table:style-name="ce3" office:value-type="float" office:value="22.1" calcext:value-type="float">
            <text:p>22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08:00</text:p>
          </table:table-cell>
          <table:table-cell table:style-name="ce3" office:value-type="float" office:value="18.5" calcext:value-type="float">
            <text:p>18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09:00</text:p>
          </table:table-cell>
          <table:table-cell table:style-name="ce3" office:value-type="float" office:value="15.8" calcext:value-type="float">
            <text:p>15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10:00</text:p>
          </table:table-cell>
          <table:table-cell table:style-name="ce3" office:value-type="float" office:value="13.2" calcext:value-type="float">
            <text:p>13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20:11:00</text:p>
          </table:table-cell>
          <table:table-cell table:style-name="ce3" office:value-type="float" office:value="11.8" calcext:value-type="float">
            <text:p>11.80</text:p>
          </table:table-cell>
          <table:table-cell table:number-columns-repeated="102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ry_global_p95_dura" table:style-name="ta13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22:00</text:p>
          </table:table-cell>
          <table:table-cell table:style-name="ce3" office:value-type="float" office:value="6.34" calcext:value-type="float">
            <text:p>6.3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23:00</text:p>
          </table:table-cell>
          <table:table-cell table:style-name="ce3" office:value-type="float" office:value="4.52" calcext:value-type="float">
            <text:p>4.5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24:00</text:p>
          </table:table-cell>
          <table:table-cell table:style-name="ce3" office:value-type="float" office:value="3.32" calcext:value-type="float">
            <text:p>3.3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25:00</text:p>
          </table:table-cell>
          <table:table-cell table:style-name="ce3" office:value-type="float" office:value="2.75" calcext:value-type="float">
            <text:p>2.7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26:00</text:p>
          </table:table-cell>
          <table:table-cell table:style-name="ce3" office:value-type="float" office:value="2.46" calcext:value-type="float">
            <text:p>2.4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27:00</text:p>
          </table:table-cell>
          <table:table-cell table:style-name="ce3" office:value-type="float" office:value="2.28" calcext:value-type="float">
            <text:p>2.2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28:00</text:p>
          </table:table-cell>
          <table:table-cell table:style-name="ce3" office:value-type="float" office:value="2.15" calcext:value-type="float">
            <text:p>2.1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29:00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30:00</text:p>
          </table:table-cell>
          <table:table-cell table:style-name="ce3" office:value-type="float" office:value="2.43" calcext:value-type="float">
            <text:p>2.4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31:00</text:p>
          </table:table-cell>
          <table:table-cell table:style-name="ce3" office:value-type="float" office:value="2.91" calcext:value-type="float">
            <text:p>2.9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32:00</text:p>
          </table:table-cell>
          <table:table-cell table:style-name="ce3" office:value-type="float" office:value="3.71" calcext:value-type="float">
            <text:p>3.7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33:00</text:p>
          </table:table-cell>
          <table:table-cell table:style-name="ce3" office:value-type="float" office:value="5.32" calcext:value-type="float">
            <text:p>5.3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34:00</text:p>
          </table:table-cell>
          <table:table-cell table:style-name="ce3" office:value-type="float" office:value="9.93" calcext:value-type="float">
            <text:p>9.9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35:00</text:p>
          </table:table-cell>
          <table:table-cell table:style-name="ce3" office:value-type="float" office:value="81.1" calcext:value-type="float">
            <text:p>81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36:00</text:p>
          </table:table-cell>
          <table:table-cell table:style-name="ce3" office:value-type="float" office:value="131" calcext:value-type="float">
            <text:p>13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37:00</text:p>
          </table:table-cell>
          <table:table-cell table:style-name="ce3" office:value-type="float" office:value="133" calcext:value-type="float">
            <text:p>133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38:00</text:p>
          </table:table-cell>
          <table:table-cell table:style-name="ce3" office:value-type="float" office:value="133" calcext:value-type="float">
            <text:p>133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39:00</text:p>
          </table:table-cell>
          <table:table-cell table:style-name="ce3" office:value-type="float" office:value="124" calcext:value-type="float">
            <text:p>124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40:00</text:p>
          </table:table-cell>
          <table:table-cell table:style-name="ce3" office:value-type="float" office:value="48.8" calcext:value-type="float">
            <text:p>48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41:00</text:p>
          </table:table-cell>
          <table:table-cell table:style-name="ce3" office:value-type="float" office:value="17.5" calcext:value-type="float">
            <text:p>17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42:00</text:p>
          </table:table-cell>
          <table:table-cell table:style-name="ce3" office:value-type="float" office:value="12.1" calcext:value-type="float">
            <text:p>12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43:00</text:p>
          </table:table-cell>
          <table:table-cell table:style-name="ce3" office:value-type="float" office:value="10.2" calcext:value-type="float">
            <text:p>10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44:00</text:p>
          </table:table-cell>
          <table:table-cell table:style-name="ce3" office:value-type="float" office:value="8.71" calcext:value-type="float">
            <text:p>8.7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45:00</text:p>
          </table:table-cell>
          <table:table-cell table:style-name="ce3" office:value-type="float" office:value="7.68" calcext:value-type="float">
            <text:p>7.6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46:00</text:p>
          </table:table-cell>
          <table:table-cell table:style-name="ce3" office:value-type="float" office:value="6.99" calcext:value-type="float">
            <text:p>6.9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47:00</text:p>
          </table:table-cell>
          <table:table-cell table:style-name="ce3" office:value-type="float" office:value="6.45" calcext:value-type="float">
            <text:p>6.4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48:00</text:p>
          </table:table-cell>
          <table:table-cell table:style-name="ce3" office:value-type="float" office:value="6.04" calcext:value-type="float">
            <text:p>6.0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49:00</text:p>
          </table:table-cell>
          <table:table-cell table:style-name="ce3" office:value-type="float" office:value="5.71" calcext:value-type="float">
            <text:p>5.7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50:00</text:p>
          </table:table-cell>
          <table:table-cell table:style-name="ce3" office:value-type="float" office:value="5.51" calcext:value-type="float">
            <text:p>5.5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51:00</text:p>
          </table:table-cell>
          <table:table-cell table:style-name="ce3" office:value-type="float" office:value="5.38" calcext:value-type="float">
            <text:p>5.3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3:52:00</text:p>
          </table:table-cell>
          <table:table-cell table:style-name="ce3" office:value-type="float" office:value="5.3" calcext:value-type="float">
            <text:p>5.3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00:00</text:p>
          </table:table-cell>
          <table:table-cell table:style-name="ce3" office:value-type="float" office:value="1.97" calcext:value-type="float">
            <text:p>1.9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01:00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02:00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03:00</text:p>
          </table:table-cell>
          <table:table-cell table:style-name="ce3" office:value-type="float" office:value="1.62" calcext:value-type="float">
            <text:p>1.6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04:00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05:00</text:p>
          </table:table-cell>
          <table:table-cell table:style-name="ce3" office:value-type="float" office:value="1.58" calcext:value-type="float">
            <text:p>1.5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06:00</text:p>
          </table:table-cell>
          <table:table-cell table:style-name="ce3" office:value-type="float" office:value="1.58" calcext:value-type="float">
            <text:p>1.5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07:00</text:p>
          </table:table-cell>
          <table:table-cell table:style-name="ce3" office:value-type="float" office:value="1.58" calcext:value-type="float">
            <text:p>1.5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08:00</text:p>
          </table:table-cell>
          <table:table-cell table:style-name="ce3" office:value-type="float" office:value="1.74" calcext:value-type="float">
            <text:p>1.7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09:00</text:p>
          </table:table-cell>
          <table:table-cell table:style-name="ce3" office:value-type="float" office:value="1.98" calcext:value-type="float">
            <text:p>1.9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10:00</text:p>
          </table:table-cell>
          <table:table-cell table:style-name="ce3" office:value-type="float" office:value="2.32" calcext:value-type="float">
            <text:p>2.3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11:00</text:p>
          </table:table-cell>
          <table:table-cell table:style-name="ce3" office:value-type="float" office:value="2.87" calcext:value-type="float">
            <text:p>2.8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12:00</text:p>
          </table:table-cell>
          <table:table-cell table:style-name="ce3" office:value-type="float" office:value="4.21" calcext:value-type="float">
            <text:p>4.2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13:00</text:p>
          </table:table-cell>
          <table:table-cell table:style-name="ce3" office:value-type="float" office:value="14" calcext:value-type="float">
            <text:p>14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14:00</text:p>
          </table:table-cell>
          <table:table-cell table:style-name="ce3" office:value-type="float" office:value="33.9" calcext:value-type="float">
            <text:p>33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15:00</text:p>
          </table:table-cell>
          <table:table-cell table:style-name="ce3" office:value-type="float" office:value="44.6" calcext:value-type="float">
            <text:p>44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16:00</text:p>
          </table:table-cell>
          <table:table-cell table:style-name="ce3" office:value-type="float" office:value="60.4" calcext:value-type="float">
            <text:p>60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17:00</text:p>
          </table:table-cell>
          <table:table-cell table:style-name="ce3" office:value-type="float" office:value="63.6" calcext:value-type="float">
            <text:p>63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18:00</text:p>
          </table:table-cell>
          <table:table-cell table:style-name="ce3" office:value-type="float" office:value="59.2" calcext:value-type="float">
            <text:p>59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19:00</text:p>
          </table:table-cell>
          <table:table-cell table:style-name="ce3" office:value-type="float" office:value="50.5" calcext:value-type="float">
            <text:p>50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20:00</text:p>
          </table:table-cell>
          <table:table-cell table:style-name="ce3" office:value-type="float" office:value="40.9" calcext:value-type="float">
            <text:p>40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21:00</text:p>
          </table:table-cell>
          <table:table-cell table:style-name="ce3" office:value-type="float" office:value="35.9" calcext:value-type="float">
            <text:p>35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22:00</text:p>
          </table:table-cell>
          <table:table-cell table:style-name="ce3" office:value-type="float" office:value="34.4" calcext:value-type="float">
            <text:p>34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23:00</text:p>
          </table:table-cell>
          <table:table-cell table:style-name="ce3" office:value-type="float" office:value="32.9" calcext:value-type="float">
            <text:p>32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24:00</text:p>
          </table:table-cell>
          <table:table-cell table:style-name="ce3" office:value-type="float" office:value="28.7" calcext:value-type="float">
            <text:p>28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25:00</text:p>
          </table:table-cell>
          <table:table-cell table:style-name="ce3" office:value-type="float" office:value="22.2" calcext:value-type="float">
            <text:p>22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26:00</text:p>
          </table:table-cell>
          <table:table-cell table:style-name="ce3" office:value-type="float" office:value="17.4" calcext:value-type="float">
            <text:p>17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27:00</text:p>
          </table:table-cell>
          <table:table-cell table:style-name="ce3" office:value-type="float" office:value="13.9" calcext:value-type="float">
            <text:p>13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28:00</text:p>
          </table:table-cell>
          <table:table-cell table:style-name="ce3" office:value-type="float" office:value="11.9" calcext:value-type="float">
            <text:p>11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29:00</text:p>
          </table:table-cell>
          <table:table-cell table:style-name="ce3" office:value-type="float" office:value="10.5" calcext:value-type="float">
            <text:p>10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30:00</text:p>
          </table:table-cell>
          <table:table-cell table:style-name="ce3" office:value-type="float" office:value="9.66" calcext:value-type="float">
            <text:p>9.6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38:00</text:p>
          </table:table-cell>
          <table:table-cell table:style-name="ce3" office:value-type="float" office:value="2.95" calcext:value-type="float">
            <text:p>2.9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39:00</text:p>
          </table:table-cell>
          <table:table-cell table:style-name="ce3" office:value-type="float" office:value="2.09" calcext:value-type="float">
            <text:p>2.0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40:00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41:00</text:p>
          </table:table-cell>
          <table:table-cell table:style-name="ce3" office:value-type="float" office:value="1.73" calcext:value-type="float">
            <text:p>1.7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42:00</text:p>
          </table:table-cell>
          <table:table-cell table:style-name="ce3" office:value-type="float" office:value="1.68" calcext:value-type="float">
            <text:p>1.6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43:00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44:00</text:p>
          </table:table-cell>
          <table:table-cell table:style-name="ce3" office:value-type="float" office:value="1.65" calcext:value-type="float">
            <text:p>1.6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45:00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46:00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47:00</text:p>
          </table:table-cell>
          <table:table-cell table:style-name="ce3" office:value-type="float" office:value="2.86" calcext:value-type="float">
            <text:p>2.8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48:00</text:p>
          </table:table-cell>
          <table:table-cell table:style-name="ce3" office:value-type="float" office:value="9.47" calcext:value-type="float">
            <text:p>9.4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49:00</text:p>
          </table:table-cell>
          <table:table-cell table:style-name="ce3" office:value-type="float" office:value="14.4" calcext:value-type="float">
            <text:p>14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50:00</text:p>
          </table:table-cell>
          <table:table-cell table:style-name="ce3" office:value-type="float" office:value="16.9" calcext:value-type="float">
            <text:p>16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51:00</text:p>
          </table:table-cell>
          <table:table-cell table:style-name="ce3" office:value-type="float" office:value="19.9" calcext:value-type="float">
            <text:p>19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52:00</text:p>
          </table:table-cell>
          <table:table-cell table:style-name="ce3" office:value-type="float" office:value="26.1" calcext:value-type="float">
            <text:p>26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53:00</text:p>
          </table:table-cell>
          <table:table-cell table:style-name="ce3" office:value-type="float" office:value="35" calcext:value-type="float">
            <text:p>35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54:00</text:p>
          </table:table-cell>
          <table:table-cell table:style-name="ce3" office:value-type="float" office:value="31.1" calcext:value-type="float">
            <text:p>31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55:00</text:p>
          </table:table-cell>
          <table:table-cell table:style-name="ce3" office:value-type="float" office:value="24.6" calcext:value-type="float">
            <text:p>24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56:00</text:p>
          </table:table-cell>
          <table:table-cell table:style-name="ce3" office:value-type="float" office:value="22.3" calcext:value-type="float">
            <text:p>22.3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57:00</text:p>
          </table:table-cell>
          <table:table-cell table:style-name="ce3" office:value-type="float" office:value="20.9" calcext:value-type="float">
            <text:p>20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58:00</text:p>
          </table:table-cell>
          <table:table-cell table:style-name="ce3" office:value-type="float" office:value="19.8" calcext:value-type="float">
            <text:p>19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4:59:00</text:p>
          </table:table-cell>
          <table:table-cell table:style-name="ce3" office:value-type="float" office:value="18.7" calcext:value-type="float">
            <text:p>18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00:00</text:p>
          </table:table-cell>
          <table:table-cell table:style-name="ce3" office:value-type="float" office:value="17.2" calcext:value-type="float">
            <text:p>17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01:00</text:p>
          </table:table-cell>
          <table:table-cell table:style-name="ce3" office:value-type="float" office:value="15.9" calcext:value-type="float">
            <text:p>15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02:00</text:p>
          </table:table-cell>
          <table:table-cell table:style-name="ce3" office:value-type="float" office:value="15.2" calcext:value-type="float">
            <text:p>15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03:00</text:p>
          </table:table-cell>
          <table:table-cell table:style-name="ce3" office:value-type="float" office:value="14.7" calcext:value-type="float">
            <text:p>14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04:00</text:p>
          </table:table-cell>
          <table:table-cell table:style-name="ce3" office:value-type="float" office:value="14" calcext:value-type="float">
            <text:p>14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05:00</text:p>
          </table:table-cell>
          <table:table-cell table:style-name="ce3" office:value-type="float" office:value="12.7" calcext:value-type="float">
            <text:p>12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06:00</text:p>
          </table:table-cell>
          <table:table-cell table:style-name="ce3" office:value-type="float" office:value="11.2" calcext:value-type="float">
            <text:p>11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07:00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08:00</text:p>
          </table:table-cell>
          <table:table-cell table:style-name="ce3" office:value-type="float" office:value="9.08" calcext:value-type="float">
            <text:p>9.0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19:00</text:p>
          </table:table-cell>
          <table:table-cell table:style-name="ce3" office:value-type="float" office:value="6.14" calcext:value-type="float">
            <text:p>6.1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20:00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21:00</text:p>
          </table:table-cell>
          <table:table-cell table:style-name="ce3" office:value-type="float" office:value="3.16" calcext:value-type="float">
            <text:p>3.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22:00</text:p>
          </table:table-cell>
          <table:table-cell table:style-name="ce3" office:value-type="float" office:value="2.66" calcext:value-type="float">
            <text:p>2.6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23:00</text:p>
          </table:table-cell>
          <table:table-cell table:style-name="ce3" office:value-type="float" office:value="2.34" calcext:value-type="float">
            <text:p>2.3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24:00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25:00</text:p>
          </table:table-cell>
          <table:table-cell table:style-name="ce3" office:value-type="float" office:value="2.03" calcext:value-type="float">
            <text:p>2.0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26:00</text:p>
          </table:table-cell>
          <table:table-cell table:style-name="ce3" office:value-type="float" office:value="1.96" calcext:value-type="float">
            <text:p>1.9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27:00</text:p>
          </table:table-cell>
          <table:table-cell table:style-name="ce3" office:value-type="float" office:value="2.1" calcext:value-type="float">
            <text:p>2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28:00</text:p>
          </table:table-cell>
          <table:table-cell table:style-name="ce3" office:value-type="float" office:value="2.42" calcext:value-type="float">
            <text:p>2.4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29:00</text:p>
          </table:table-cell>
          <table:table-cell table:style-name="ce3" office:value-type="float" office:value="2.79" calcext:value-type="float">
            <text:p>2.7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30:00</text:p>
          </table:table-cell>
          <table:table-cell table:style-name="ce3" office:value-type="float" office:value="3.36" calcext:value-type="float">
            <text:p>3.3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31:00</text:p>
          </table:table-cell>
          <table:table-cell table:style-name="ce3" office:value-type="float" office:value="4.45" calcext:value-type="float">
            <text:p>4.4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32:00</text:p>
          </table:table-cell>
          <table:table-cell table:style-name="ce3" office:value-type="float" office:value="9.72" calcext:value-type="float">
            <text:p>9.7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33:00</text:p>
          </table:table-cell>
          <table:table-cell table:style-name="ce3" office:value-type="float" office:value="141" calcext:value-type="float">
            <text:p>14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34:00</text:p>
          </table:table-cell>
          <table:table-cell table:style-name="ce3" office:value-type="float" office:value="214" calcext:value-type="float">
            <text:p>214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35:00</text:p>
          </table:table-cell>
          <table:table-cell table:style-name="ce3" office:value-type="float" office:value="289" calcext:value-type="float">
            <text:p>289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36:00</text:p>
          </table:table-cell>
          <table:table-cell table:style-name="ce3" office:value-type="float" office:value="248" calcext:value-type="float">
            <text:p>248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37:00</text:p>
          </table:table-cell>
          <table:table-cell table:style-name="ce3" office:value-type="float" office:value="82.2" calcext:value-type="float">
            <text:p>82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38:00</text:p>
          </table:table-cell>
          <table:table-cell table:style-name="ce3" office:value-type="float" office:value="15.7" calcext:value-type="float">
            <text:p>15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39:00</text:p>
          </table:table-cell>
          <table:table-cell table:style-name="ce3" office:value-type="float" office:value="9.94" calcext:value-type="float">
            <text:p>9.9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40:00</text:p>
          </table:table-cell>
          <table:table-cell table:style-name="ce3" office:value-type="float" office:value="8.09" calcext:value-type="float">
            <text:p>8.0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41:00</text:p>
          </table:table-cell>
          <table:table-cell table:style-name="ce3" office:value-type="float" office:value="6.93" calcext:value-type="float">
            <text:p>6.9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42:00</text:p>
          </table:table-cell>
          <table:table-cell table:style-name="ce3" office:value-type="float" office:value="6.14" calcext:value-type="float">
            <text:p>6.1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43:00</text:p>
          </table:table-cell>
          <table:table-cell table:style-name="ce3" office:value-type="float" office:value="5.66" calcext:value-type="float">
            <text:p>5.6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44:00</text:p>
          </table:table-cell>
          <table:table-cell table:style-name="ce3" office:value-type="float" office:value="5.25" calcext:value-type="float">
            <text:p>5.2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45:00</text:p>
          </table:table-cell>
          <table:table-cell table:style-name="ce3" office:value-type="float" office:value="4.93" calcext:value-type="float">
            <text:p>4.9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46:00</text:p>
          </table:table-cell>
          <table:table-cell table:style-name="ce3" office:value-type="float" office:value="4.72" calcext:value-type="float">
            <text:p>4.7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47:00</text:p>
          </table:table-cell>
          <table:table-cell table:style-name="ce3" office:value-type="float" office:value="4.59" calcext:value-type="float">
            <text:p>4.5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48:00</text:p>
          </table:table-cell>
          <table:table-cell table:style-name="ce3" office:value-type="float" office:value="4.46" calcext:value-type="float">
            <text:p>4.4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5:49:00</text:p>
          </table:table-cell>
          <table:table-cell table:style-name="ce3" office:value-type="float" office:value="4.39" calcext:value-type="float">
            <text:p>4.3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13:00</text:p>
          </table:table-cell>
          <table:table-cell table:style-name="ce3" office:value-type="float" office:value="5.45" calcext:value-type="float">
            <text:p>5.4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14:00</text:p>
          </table:table-cell>
          <table:table-cell table:style-name="ce3" office:value-type="float" office:value="3.8" calcext:value-type="float">
            <text:p>3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15:00</text:p>
          </table:table-cell>
          <table:table-cell table:style-name="ce3" office:value-type="float" office:value="3.05" calcext:value-type="float">
            <text:p>3.0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16:00</text:p>
          </table:table-cell>
          <table:table-cell table:style-name="ce3" office:value-type="float" office:value="2.62" calcext:value-type="float">
            <text:p>2.6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17:00</text:p>
          </table:table-cell>
          <table:table-cell table:style-name="ce3" office:value-type="float" office:value="2.39" calcext:value-type="float">
            <text:p>2.3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18:00</text:p>
          </table:table-cell>
          <table:table-cell table:style-name="ce3" office:value-type="float" office:value="2.24" calcext:value-type="float">
            <text:p>2.2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19:00</text:p>
          </table:table-cell>
          <table:table-cell table:style-name="ce3" office:value-type="float" office:value="2.16" calcext:value-type="float">
            <text:p>2.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20:00</text:p>
          </table:table-cell>
          <table:table-cell table:style-name="ce3" office:value-type="float" office:value="2.2" calcext:value-type="float">
            <text:p>2.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21:00</text:p>
          </table:table-cell>
          <table:table-cell table:style-name="ce3" office:value-type="float" office:value="2.52" calcext:value-type="float">
            <text:p>2.5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22:00</text:p>
          </table:table-cell>
          <table:table-cell table:style-name="ce3" office:value-type="float" office:value="2.9" calcext:value-type="float">
            <text:p>2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23:00</text:p>
          </table:table-cell>
          <table:table-cell table:style-name="ce3" office:value-type="float" office:value="3.47" calcext:value-type="float">
            <text:p>3.4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24:00</text:p>
          </table:table-cell>
          <table:table-cell table:style-name="ce3" office:value-type="float" office:value="4.53" calcext:value-type="float">
            <text:p>4.5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25:00</text:p>
          </table:table-cell>
          <table:table-cell table:style-name="ce3" office:value-type="float" office:value="8.69" calcext:value-type="float">
            <text:p>8.6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26:00</text:p>
          </table:table-cell>
          <table:table-cell table:style-name="ce3" office:value-type="float" office:value="56.3" calcext:value-type="float">
            <text:p>56.3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27:00</text:p>
          </table:table-cell>
          <table:table-cell table:style-name="ce3" office:value-type="float" office:value="63.1" calcext:value-type="float">
            <text:p>63.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28:00</text:p>
          </table:table-cell>
          <table:table-cell table:style-name="ce3" office:value-type="float" office:value="66.8" calcext:value-type="float">
            <text:p>66.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29:00</text:p>
          </table:table-cell>
          <table:table-cell table:style-name="ce3" office:value-type="float" office:value="65.5" calcext:value-type="float">
            <text:p>65.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30:00</text:p>
          </table:table-cell>
          <table:table-cell table:style-name="ce3" office:value-type="float" office:value="62.6" calcext:value-type="float">
            <text:p>62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31:00</text:p>
          </table:table-cell>
          <table:table-cell table:style-name="ce3" office:value-type="float" office:value="60.4" calcext:value-type="float">
            <text:p>60.4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32:00</text:p>
          </table:table-cell>
          <table:table-cell table:style-name="ce3" office:value-type="float" office:value="58.6" calcext:value-type="float">
            <text:p>58.6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33:00</text:p>
          </table:table-cell>
          <table:table-cell table:style-name="ce3" office:value-type="float" office:value="41" calcext:value-type="float">
            <text:p>41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34:00</text:p>
          </table:table-cell>
          <table:table-cell table:style-name="ce3" office:value-type="float" office:value="13.9" calcext:value-type="float">
            <text:p>13.9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35:00</text:p>
          </table:table-cell>
          <table:table-cell table:style-name="ce3" office:value-type="float" office:value="8.74" calcext:value-type="float">
            <text:p>8.7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36:00</text:p>
          </table:table-cell>
          <table:table-cell table:style-name="ce3" office:value-type="float" office:value="7.11" calcext:value-type="float">
            <text:p>7.1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37:00</text:p>
          </table:table-cell>
          <table:table-cell table:style-name="ce3" office:value-type="float" office:value="6.16" calcext:value-type="float">
            <text:p>6.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38:00</text:p>
          </table:table-cell>
          <table:table-cell table:style-name="ce3" office:value-type="float" office:value="5.57" calcext:value-type="float">
            <text:p>5.5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39:00</text:p>
          </table:table-cell>
          <table:table-cell table:style-name="ce3" office:value-type="float" office:value="5.18" calcext:value-type="float">
            <text:p>5.1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40:00</text:p>
          </table:table-cell>
          <table:table-cell table:style-name="ce3" office:value-type="float" office:value="4.88" calcext:value-type="float">
            <text:p>4.8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41:00</text:p>
          </table:table-cell>
          <table:table-cell table:style-name="ce3" office:value-type="float" office:value="4.7" calcext:value-type="float">
            <text:p>4.7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026-03-14 16:42:00</text:p>
          </table:table-cell>
          <table:table-cell table:style-name="ce3" office:value-type="float" office:value="4.58" calcext:value-type="float">
            <text:p>4.58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NG_QUERY_canary_isolate_p95_dura" table:style-name="ta14">
        <table:table-column table:style-name="co3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38:00" calcext:value-type="date">
            <text:p>2026-03-15 02:38:00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6:00" calcext:value-type="date">
            <text:p>2026-03-15 02:46:00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7:00" calcext:value-type="date">
            <text:p>2026-03-15 02:47:00</text:p>
          </table:table-cell>
          <table:table-cell table:style-name="ce1" office:value-type="float" office:value="56.1" calcext:value-type="float">
            <text:p>56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8:00" calcext:value-type="date">
            <text:p>2026-03-15 02:48:00</text:p>
          </table:table-cell>
          <table:table-cell table:style-name="ce1" office:value-type="float" office:value="32.9" calcext:value-type="float">
            <text:p>32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49:00" calcext:value-type="date">
            <text:p>2026-03-15 02:49:00</text:p>
          </table:table-cell>
          <table:table-cell table:style-name="ce1" office:value-type="float" office:value="41.1" calcext:value-type="float">
            <text:p>41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0:00" calcext:value-type="date">
            <text:p>2026-03-15 02:50:00</text:p>
          </table:table-cell>
          <table:table-cell table:style-name="ce1" office:value-type="float" office:value="38.9" calcext:value-type="float">
            <text:p>38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1:00" calcext:value-type="date">
            <text:p>2026-03-15 02:51:00</text:p>
          </table:table-cell>
          <table:table-cell table:style-name="ce1" office:value-type="float" office:value="34.5" calcext:value-type="float">
            <text:p>34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2:00" calcext:value-type="date">
            <text:p>2026-03-15 02:52:00</text:p>
          </table:table-cell>
          <table:table-cell table:style-name="ce1" office:value-type="float" office:value="33.9" calcext:value-type="float">
            <text:p>33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3:00" calcext:value-type="date">
            <text:p>2026-03-15 02:53:00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4:00" calcext:value-type="date">
            <text:p>2026-03-15 02:54:00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5:00" calcext:value-type="date">
            <text:p>2026-03-15 02:55:00</text:p>
          </table:table-cell>
          <table:table-cell table:style-name="ce4" office:value-type="float" office:value="375" calcext:value-type="float">
            <text:p>37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6:00" calcext:value-type="date">
            <text:p>2026-03-15 02:56:00</text:p>
          </table:table-cell>
          <table:table-cell table:style-name="ce1" office:value-type="float" office:value="10.9" calcext:value-type="float">
            <text:p>10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7:00" calcext:value-type="date">
            <text:p>2026-03-15 02:57:00</text:p>
          </table:table-cell>
          <table:table-cell table:style-name="ce1" office:value-type="float" office:value="35.9" calcext:value-type="float">
            <text:p>35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8:00" calcext:value-type="date">
            <text:p>2026-03-15 02:58:00</text:p>
          </table:table-cell>
          <table:table-cell table:style-name="ce1" office:value-type="float" office:value="31.3" calcext:value-type="float">
            <text:p>31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2:59:00" calcext:value-type="date">
            <text:p>2026-03-15 02:59:00</text:p>
          </table:table-cell>
          <table:table-cell table:style-name="ce1" office:value-type="float" office:value="26.9" calcext:value-type="float">
            <text:p>26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0:00" calcext:value-type="date">
            <text:p>2026-03-15 03:00:00</text:p>
          </table:table-cell>
          <table:table-cell table:style-name="ce1" office:value-type="float" office:value="14.6" calcext:value-type="float">
            <text:p>14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1:00" calcext:value-type="date">
            <text:p>2026-03-15 03:01:00</text:p>
          </table:table-cell>
          <table:table-cell table:style-name="ce1" office:value-type="float" office:value="8.38" calcext:value-type="float">
            <text:p>8.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2:00" calcext:value-type="date">
            <text:p>2026-03-15 03:02:00</text:p>
          </table:table-cell>
          <table:table-cell table:style-name="ce1" office:value-type="float" office:value="8.68" calcext:value-type="float">
            <text:p>8.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3:00" calcext:value-type="date">
            <text:p>2026-03-15 03:03:00</text:p>
          </table:table-cell>
          <table:table-cell table:style-name="ce1" office:value-type="float" office:value="17.1" calcext:value-type="float">
            <text:p>17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4:00" calcext:value-type="date">
            <text:p>2026-03-15 03:04:00</text:p>
          </table:table-cell>
          <table:table-cell table:style-name="ce1" office:value-type="float" office:value="23.9" calcext:value-type="float">
            <text:p>23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5:00" calcext:value-type="date">
            <text:p>2026-03-15 03:05:0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6:00" calcext:value-type="date">
            <text:p>2026-03-15 03:06:00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7:00" calcext:value-type="date">
            <text:p>2026-03-15 03:07:00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8:00" calcext:value-type="date">
            <text:p>2026-03-15 03:08:0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09:00" calcext:value-type="date">
            <text:p>2026-03-15 03:09:00</text:p>
          </table:table-cell>
          <table:table-cell table:style-name="ce1" office:value-type="float" office:value="2.24" calcext:value-type="float">
            <text:p>2.2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0:00" calcext:value-type="date">
            <text:p>2026-03-15 03:10:00</text:p>
          </table:table-cell>
          <table:table-cell table:style-name="ce1" office:value-type="float" office:value="7.07" calcext:value-type="float">
            <text:p>7.0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1:00" calcext:value-type="date">
            <text:p>2026-03-15 03:11:00</text:p>
          </table:table-cell>
          <table:table-cell table:style-name="ce1" office:value-type="float" office:value="7.23" calcext:value-type="float">
            <text:p>7.2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2:00" calcext:value-type="date">
            <text:p>2026-03-15 03:12:00</text:p>
          </table:table-cell>
          <table:table-cell table:style-name="ce1" office:value-type="float" office:value="4.87" calcext:value-type="float">
            <text:p>4.8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3:00" calcext:value-type="date">
            <text:p>2026-03-15 03:13:00</text:p>
          </table:table-cell>
          <table:table-cell table:style-name="ce1" office:value-type="float" office:value="2.63" calcext:value-type="float">
            <text:p>2.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4:00" calcext:value-type="date">
            <text:p>2026-03-15 03:14:00</text:p>
          </table:table-cell>
          <table:table-cell table:style-name="ce1" office:value-type="float" office:value="2.67" calcext:value-type="float">
            <text:p>2.6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5:00" calcext:value-type="date">
            <text:p>2026-03-15 03:15:00</text:p>
          </table:table-cell>
          <table:table-cell table:style-name="ce4" office:value-type="float" office:value="848" calcext:value-type="float">
            <text:p>8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16:00" calcext:value-type="date">
            <text:p>2026-03-15 03:16:00</text:p>
          </table:table-cell>
          <table:table-cell table:style-name="ce1" office:value-type="float" office:value="5.16" calcext:value-type="float">
            <text:p>5.1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4:00" calcext:value-type="date">
            <text:p>2026-03-15 03:24:00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5:00" calcext:value-type="date">
            <text:p>2026-03-15 03:25:00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6:00" calcext:value-type="date">
            <text:p>2026-03-15 03:26:00</text:p>
          </table:table-cell>
          <table:table-cell table:style-name="ce1" office:value-type="float" office:value="62.4" calcext:value-type="float">
            <text:p>62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7:00" calcext:value-type="date">
            <text:p>2026-03-15 03:27:00</text:p>
          </table:table-cell>
          <table:table-cell table:style-name="ce1" office:value-type="float" office:value="52.3" calcext:value-type="float">
            <text:p>52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8:00" calcext:value-type="date">
            <text:p>2026-03-15 03:28:00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29:00" calcext:value-type="date">
            <text:p>2026-03-15 03:29:00</text:p>
          </table:table-cell>
          <table:table-cell table:style-name="ce1" office:value-type="float" office:value="46.8" calcext:value-type="float">
            <text:p>46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0:00" calcext:value-type="date">
            <text:p>2026-03-15 03:30:00</text:p>
          </table:table-cell>
          <table:table-cell table:style-name="ce1" office:value-type="float" office:value="40.6" calcext:value-type="float">
            <text:p>40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1:00" calcext:value-type="date">
            <text:p>2026-03-15 03:31:00</text:p>
          </table:table-cell>
          <table:table-cell table:style-name="ce1" office:value-type="float" office:value="17.9" calcext:value-type="float">
            <text:p>17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2:00" calcext:value-type="date">
            <text:p>2026-03-15 03:32:00</text:p>
          </table:table-cell>
          <table:table-cell table:style-name="ce4" office:value-type="float" office:value="591" calcext:value-type="float">
            <text:p>5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3:00" calcext:value-type="date">
            <text:p>2026-03-15 03:33:00</text:p>
          </table:table-cell>
          <table:table-cell table:style-name="ce1" office:value-type="float" office:value="5.61" calcext:value-type="float">
            <text:p>5.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4:00" calcext:value-type="date">
            <text:p>2026-03-15 03:34:00</text:p>
          </table:table-cell>
          <table:table-cell table:style-name="ce1" office:value-type="float" office:value="48.9" calcext:value-type="float">
            <text:p>48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5:00" calcext:value-type="date">
            <text:p>2026-03-15 03:35:00</text:p>
          </table:table-cell>
          <table:table-cell table:style-name="ce1" office:value-type="float" office:value="47.7" calcext:value-type="float">
            <text:p>47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6:00" calcext:value-type="date">
            <text:p>2026-03-15 03:36:00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7:00" calcext:value-type="date">
            <text:p>2026-03-15 03:37:00</text:p>
          </table:table-cell>
          <table:table-cell table:style-name="ce1" office:value-type="float" office:value="28.9" calcext:value-type="float">
            <text:p>28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8:00" calcext:value-type="date">
            <text:p>2026-03-15 03:38:00</text:p>
          </table:table-cell>
          <table:table-cell table:style-name="ce1" office:value-type="float" office:value="38.3" calcext:value-type="float">
            <text:p>38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39:00" calcext:value-type="date">
            <text:p>2026-03-15 03:39:00</text:p>
          </table:table-cell>
          <table:table-cell table:style-name="ce1" office:value-type="float" office:value="35.6" calcext:value-type="float">
            <text:p>35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0:00" calcext:value-type="date">
            <text:p>2026-03-15 03:40:00</text:p>
          </table:table-cell>
          <table:table-cell table:style-name="ce1" office:value-type="float" office:value="28.4" calcext:value-type="float">
            <text:p>28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1:00" calcext:value-type="date">
            <text:p>2026-03-15 03:41:00</text:p>
          </table:table-cell>
          <table:table-cell table:style-name="ce1" office:value-type="float" office:value="21.3" calcext:value-type="float">
            <text:p>21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2:00" calcext:value-type="date">
            <text:p>2026-03-15 03:42:00</text:p>
          </table:table-cell>
          <table:table-cell table:style-name="ce1" office:value-type="float" office:value="37.8" calcext:value-type="float">
            <text:p>37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3:00" calcext:value-type="date">
            <text:p>2026-03-15 03:43:00</text:p>
          </table:table-cell>
          <table:table-cell table:style-name="ce1" office:value-type="float" office:value="11.9" calcext:value-type="float">
            <text:p>11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4:00" calcext:value-type="date">
            <text:p>2026-03-15 03:44:00</text:p>
          </table:table-cell>
          <table:table-cell table:style-name="ce1" office:value-type="float" office:value="16.7" calcext:value-type="float">
            <text:p>16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5:00" calcext:value-type="date">
            <text:p>2026-03-15 03:45:00</text:p>
          </table:table-cell>
          <table:table-cell table:style-name="ce1" office:value-type="float" office:value="31.2" calcext:value-type="float">
            <text:p>31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6:00" calcext:value-type="date">
            <text:p>2026-03-15 03:46:00</text:p>
          </table:table-cell>
          <table:table-cell table:style-name="ce1" office:value-type="float" office:value="26.5" calcext:value-type="float">
            <text:p>26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7:00" calcext:value-type="date">
            <text:p>2026-03-15 03:47:00</text:p>
          </table:table-cell>
          <table:table-cell table:style-name="ce1" office:value-type="float" office:value="21.9" calcext:value-type="float">
            <text:p>21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8:00" calcext:value-type="date">
            <text:p>2026-03-15 03:48:00</text:p>
          </table:table-cell>
          <table:table-cell table:style-name="ce1" office:value-type="float" office:value="9.83" calcext:value-type="float">
            <text:p>9.8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49:00" calcext:value-type="date">
            <text:p>2026-03-15 03:49:00</text:p>
          </table:table-cell>
          <table:table-cell table:style-name="ce1" office:value-type="float" office:value="31.9" calcext:value-type="float">
            <text:p>31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0:00" calcext:value-type="date">
            <text:p>2026-03-15 03:50:00</text:p>
          </table:table-cell>
          <table:table-cell table:style-name="ce1" office:value-type="float" office:value="7.47" calcext:value-type="float">
            <text:p>7.4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1:00" calcext:value-type="date">
            <text:p>2026-03-15 03:51:00</text:p>
          </table:table-cell>
          <table:table-cell table:style-name="ce1" office:value-type="float" office:value="12.6" calcext:value-type="float">
            <text:p>12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2:00" calcext:value-type="date">
            <text:p>2026-03-15 03:52:00</text:p>
          </table:table-cell>
          <table:table-cell table:style-name="ce1" office:value-type="float" office:value="15.2" calcext:value-type="float">
            <text:p>15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3:53:00" calcext:value-type="date">
            <text:p>2026-03-15 03:53:00</text:p>
          </table:table-cell>
          <table:table-cell table:style-name="ce1" office:value-type="float" office:value="7.46" calcext:value-type="float">
            <text:p>7.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2:00" calcext:value-type="date">
            <text:p>2026-03-15 04:02:00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3:00" calcext:value-type="date">
            <text:p>2026-03-15 04:03:0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4:00" calcext:value-type="date">
            <text:p>2026-03-15 04:04:00</text:p>
          </table:table-cell>
          <table:table-cell table:style-name="ce1" office:value-type="float" office:value="65.1" calcext:value-type="float">
            <text:p>65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5:00" calcext:value-type="date">
            <text:p>2026-03-15 04:05:0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6:00" calcext:value-type="date">
            <text:p>2026-03-15 04:06:00</text:p>
          </table:table-cell>
          <table:table-cell table:style-name="ce1" office:value-type="float" office:value="50.8" calcext:value-type="float">
            <text:p>50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7:00" calcext:value-type="date">
            <text:p>2026-03-15 04:07:00</text:p>
          </table:table-cell>
          <table:table-cell table:style-name="ce1" office:value-type="float" office:value="47.1" calcext:value-type="float">
            <text:p>47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8:00" calcext:value-type="date">
            <text:p>2026-03-15 04:08:00</text:p>
          </table:table-cell>
          <table:table-cell table:style-name="ce1" office:value-type="float" office:value="38.7" calcext:value-type="float">
            <text:p>38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09:00" calcext:value-type="date">
            <text:p>2026-03-15 04:09:00</text:p>
          </table:table-cell>
          <table:table-cell table:style-name="ce1" office:value-type="float" office:value="39.4" calcext:value-type="float">
            <text:p>39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0:00" calcext:value-type="date">
            <text:p>2026-03-15 04:10:00</text:p>
          </table:table-cell>
          <table:table-cell table:style-name="ce1" office:value-type="float" office:value="11.8" calcext:value-type="float">
            <text:p>11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1:00" calcext:value-type="date">
            <text:p>2026-03-15 04:11:00</text:p>
          </table:table-cell>
          <table:table-cell table:style-name="ce4" office:value-type="float" office:value="561" calcext:value-type="float">
            <text:p>5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2:00" calcext:value-type="date">
            <text:p>2026-03-15 04:12:00</text:p>
          </table:table-cell>
          <table:table-cell table:style-name="ce1" office:value-type="float" office:value="19.7" calcext:value-type="float">
            <text:p>19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3:00" calcext:value-type="date">
            <text:p>2026-03-15 04:13:00</text:p>
          </table:table-cell>
          <table:table-cell table:style-name="ce1" office:value-type="float" office:value="46.2" calcext:value-type="float">
            <text:p>46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4:00" calcext:value-type="date">
            <text:p>2026-03-15 04:14:00</text:p>
          </table:table-cell>
          <table:table-cell table:style-name="ce1" office:value-type="float" office:value="45.3" calcext:value-type="float">
            <text:p>45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5:00" calcext:value-type="date">
            <text:p>2026-03-15 04:15:00</text:p>
          </table:table-cell>
          <table:table-cell table:style-name="ce1" office:value-type="float" office:value="46.4" calcext:value-type="float">
            <text:p>46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6:00" calcext:value-type="date">
            <text:p>2026-03-15 04:16:00</text:p>
          </table:table-cell>
          <table:table-cell table:style-name="ce1" office:value-type="float" office:value="23.4" calcext:value-type="float">
            <text:p>23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7:00" calcext:value-type="date">
            <text:p>2026-03-15 04:17:00</text:p>
          </table:table-cell>
          <table:table-cell table:style-name="ce1" office:value-type="float" office:value="37.4" calcext:value-type="float">
            <text:p>37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8:00" calcext:value-type="date">
            <text:p>2026-03-15 04:18:00</text:p>
          </table:table-cell>
          <table:table-cell table:style-name="ce1" office:value-type="float" office:value="37.1" calcext:value-type="float">
            <text:p>37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19:00" calcext:value-type="date">
            <text:p>2026-03-15 04:19:00</text:p>
          </table:table-cell>
          <table:table-cell table:style-name="ce1" office:value-type="float" office:value="30.2" calcext:value-type="float">
            <text:p>30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0:00" calcext:value-type="date">
            <text:p>2026-03-15 04:20:00</text:p>
          </table:table-cell>
          <table:table-cell table:style-name="ce1" office:value-type="float" office:value="36.9" calcext:value-type="float">
            <text:p>36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1:00" calcext:value-type="date">
            <text:p>2026-03-15 04:21:00</text:p>
          </table:table-cell>
          <table:table-cell table:style-name="ce1" office:value-type="float" office:value="27.7" calcext:value-type="float">
            <text:p>27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2:00" calcext:value-type="date">
            <text:p>2026-03-15 04:22:00</text:p>
          </table:table-cell>
          <table:table-cell table:style-name="ce1" office:value-type="float" office:value="32.4" calcext:value-type="float">
            <text:p>32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3:00" calcext:value-type="date">
            <text:p>2026-03-15 04:23:00</text:p>
          </table:table-cell>
          <table:table-cell table:style-name="ce1" office:value-type="float" office:value="18.6" calcext:value-type="float">
            <text:p>18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4:00" calcext:value-type="date">
            <text:p>2026-03-15 04:24:00</text:p>
          </table:table-cell>
          <table:table-cell table:style-name="ce1" office:value-type="float" office:value="16.4" calcext:value-type="float">
            <text:p>16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5:00" calcext:value-type="date">
            <text:p>2026-03-15 04:25:0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6:00" calcext:value-type="date">
            <text:p>2026-03-15 04:26:0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7:00" calcext:value-type="date">
            <text:p>2026-03-15 04:27:00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8:00" calcext:value-type="date">
            <text:p>2026-03-15 04:28:00</text:p>
          </table:table-cell>
          <table:table-cell table:style-name="ce1" office:value-type="float" office:value="16.9" calcext:value-type="float">
            <text:p>16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29:00" calcext:value-type="date">
            <text:p>2026-03-15 04:29:00</text:p>
          </table:table-cell>
          <table:table-cell table:style-name="ce1" office:value-type="float" office:value="20.8" calcext:value-type="float">
            <text:p>20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30:00" calcext:value-type="date">
            <text:p>2026-03-15 04:30:00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4:31:00" calcext:value-type="date">
            <text:p>2026-03-15 04:31:00</text:p>
          </table:table-cell>
          <table:table-cell table:style-name="ce1" office:value-type="float" office:value="4.83" calcext:value-type="float">
            <text:p>4.8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35:00" calcext:value-type="date">
            <text:p>2026-03-15 09:35:0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36:00" calcext:value-type="date">
            <text:p>2026-03-15 09:36:0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37:00" calcext:value-type="date">
            <text:p>2026-03-15 09:37:00</text:p>
          </table:table-cell>
          <table:table-cell table:style-name="ce1" office:value-type="float" office:value="64.6" calcext:value-type="float">
            <text:p>64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38:00" calcext:value-type="date">
            <text:p>2026-03-15 09:38:00</text:p>
          </table:table-cell>
          <table:table-cell table:style-name="ce1" office:value-type="float" office:value="56.4" calcext:value-type="float">
            <text:p>56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39:00" calcext:value-type="date">
            <text:p>2026-03-15 09:39:00</text:p>
          </table:table-cell>
          <table:table-cell table:style-name="ce1" office:value-type="float" office:value="51.2" calcext:value-type="float">
            <text:p>51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0:00" calcext:value-type="date">
            <text:p>2026-03-15 09:40:0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1:00" calcext:value-type="date">
            <text:p>2026-03-15 09:41:00</text:p>
          </table:table-cell>
          <table:table-cell table:style-name="ce1" office:value-type="float" office:value="44.3" calcext:value-type="float">
            <text:p>44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2:00" calcext:value-type="date">
            <text:p>2026-03-15 09:42:00</text:p>
          </table:table-cell>
          <table:table-cell table:style-name="ce1" office:value-type="float" office:value="4.74" calcext:value-type="float">
            <text:p>4.7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3:00" calcext:value-type="date">
            <text:p>2026-03-15 09:43:00</text:p>
          </table:table-cell>
          <table:table-cell table:style-name="ce4" office:value-type="float" office:value="556" calcext:value-type="float">
            <text:p>5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4:00" calcext:value-type="date">
            <text:p>2026-03-15 09:44:00</text:p>
          </table:table-cell>
          <table:table-cell table:style-name="ce4" office:value-type="float" office:value="746" calcext:value-type="float">
            <text:p>7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5:00" calcext:value-type="date">
            <text:p>2026-03-15 09:45:00</text:p>
          </table:table-cell>
          <table:table-cell table:style-name="ce1" office:value-type="float" office:value="38.3" calcext:value-type="float">
            <text:p>38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6:00" calcext:value-type="date">
            <text:p>2026-03-15 09:46:00</text:p>
          </table:table-cell>
          <table:table-cell table:style-name="ce1" office:value-type="float" office:value="63.7" calcext:value-type="float">
            <text:p>63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7:00" calcext:value-type="date">
            <text:p>2026-03-15 09:47:0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8:00" calcext:value-type="date">
            <text:p>2026-03-15 09:48:00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49:00" calcext:value-type="date">
            <text:p>2026-03-15 09:49:00</text:p>
          </table:table-cell>
          <table:table-cell table:style-name="ce1" office:value-type="float" office:value="61.4" calcext:value-type="float">
            <text:p>61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0:00" calcext:value-type="date">
            <text:p>2026-03-15 09:50:00</text:p>
          </table:table-cell>
          <table:table-cell table:style-name="ce1" office:value-type="float" office:value="52.1" calcext:value-type="float">
            <text:p>52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1:00" calcext:value-type="date">
            <text:p>2026-03-15 09:51:00</text:p>
          </table:table-cell>
          <table:table-cell table:style-name="ce1" office:value-type="float" office:value="48.8" calcext:value-type="float">
            <text:p>48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2:00" calcext:value-type="date">
            <text:p>2026-03-15 09:52:00</text:p>
          </table:table-cell>
          <table:table-cell table:style-name="ce1" office:value-type="float" office:value="48.3" calcext:value-type="float">
            <text:p>48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3:00" calcext:value-type="date">
            <text:p>2026-03-15 09:53:00</text:p>
          </table:table-cell>
          <table:table-cell table:style-name="ce1" office:value-type="float" office:value="45.2" calcext:value-type="float">
            <text:p>45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4:00" calcext:value-type="date">
            <text:p>2026-03-15 09:54:00</text:p>
          </table:table-cell>
          <table:table-cell table:style-name="ce1" office:value-type="float" office:value="39.4" calcext:value-type="float">
            <text:p>39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5:00" calcext:value-type="date">
            <text:p>2026-03-15 09:55:00</text:p>
          </table:table-cell>
          <table:table-cell table:style-name="ce1" office:value-type="float" office:value="41.8" calcext:value-type="float">
            <text:p>41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6:00" calcext:value-type="date">
            <text:p>2026-03-15 09:56:00</text:p>
          </table:table-cell>
          <table:table-cell table:style-name="ce1" office:value-type="float" office:value="28.8" calcext:value-type="float">
            <text:p>28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7:00" calcext:value-type="date">
            <text:p>2026-03-15 09:57:00</text:p>
          </table:table-cell>
          <table:table-cell table:style-name="ce1" office:value-type="float" office:value="44.2" calcext:value-type="float">
            <text:p>44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8:00" calcext:value-type="date">
            <text:p>2026-03-15 09:58:00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09:59:00" calcext:value-type="date">
            <text:p>2026-03-15 09:59:00</text:p>
          </table:table-cell>
          <table:table-cell table:style-name="ce1" office:value-type="float" office:value="28.8" calcext:value-type="float">
            <text:p>28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0:00" calcext:value-type="date">
            <text:p>2026-03-15 10:00:00</text:p>
          </table:table-cell>
          <table:table-cell table:style-name="ce1" office:value-type="float" office:value="23.8" calcext:value-type="float">
            <text:p>23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1:00" calcext:value-type="date">
            <text:p>2026-03-15 10:01:00</text:p>
          </table:table-cell>
          <table:table-cell table:style-name="ce1" office:value-type="float" office:value="2.62" calcext:value-type="float">
            <text:p>2.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2:00" calcext:value-type="date">
            <text:p>2026-03-15 10:02:00</text:p>
          </table:table-cell>
          <table:table-cell table:style-name="ce1" office:value-type="float" office:value="5.52" calcext:value-type="float">
            <text:p>5.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3:00" calcext:value-type="date">
            <text:p>2026-03-15 10:03:00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4:00" calcext:value-type="date">
            <text:p>2026-03-15 10:04:0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05:00" calcext:value-type="date">
            <text:p>2026-03-15 10:05:00</text:p>
          </table:table-cell>
          <table:table-cell table:style-name="ce1" office:value-type="float" office:value="12.7" calcext:value-type="float">
            <text:p>12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4:00" calcext:value-type="date">
            <text:p>2026-03-15 10:14:00</text:p>
          </table:table-cell>
          <table:table-cell table:style-name="ce1" office:value-type="float" office:value="26.9" calcext:value-type="float">
            <text:p>26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5:00" calcext:value-type="date">
            <text:p>2026-03-15 10:15:00</text:p>
          </table:table-cell>
          <table:table-cell table:style-name="ce1" office:value-type="float" office:value="17.9" calcext:value-type="float">
            <text:p>17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6:00" calcext:value-type="date">
            <text:p>2026-03-15 10:16:00</text:p>
          </table:table-cell>
          <table:table-cell table:style-name="ce1" office:value-type="float" office:value="28.4" calcext:value-type="float">
            <text:p>28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7:00" calcext:value-type="date">
            <text:p>2026-03-15 10:17:00</text:p>
          </table:table-cell>
          <table:table-cell table:style-name="ce1" office:value-type="float" office:value="24.8" calcext:value-type="float">
            <text:p>24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8:00" calcext:value-type="date">
            <text:p>2026-03-15 10:18:00</text:p>
          </table:table-cell>
          <table:table-cell table:style-name="ce1" office:value-type="float" office:value="28.1" calcext:value-type="float">
            <text:p>28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19:00" calcext:value-type="date">
            <text:p>2026-03-15 10:19:00</text:p>
          </table:table-cell>
          <table:table-cell table:style-name="ce1" office:value-type="float" office:value="19.7" calcext:value-type="float">
            <text:p>19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0:00" calcext:value-type="date">
            <text:p>2026-03-15 10:20:00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1:00" calcext:value-type="date">
            <text:p>2026-03-15 10:21:00</text:p>
          </table:table-cell>
          <table:table-cell table:style-name="ce1" office:value-type="float" office:value="6.79" calcext:value-type="float">
            <text:p>6.7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2:00" calcext:value-type="date">
            <text:p>2026-03-15 10:22:00</text:p>
          </table:table-cell>
          <table:table-cell table:style-name="ce4" office:value-type="float" office:value="258" calcext:value-type="float">
            <text:p>25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3:00" calcext:value-type="date">
            <text:p>2026-03-15 10:23:00</text:p>
          </table:table-cell>
          <table:table-cell table:style-name="ce4" office:value-type="float" office:value="514" calcext:value-type="float">
            <text:p>5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4:00" calcext:value-type="date">
            <text:p>2026-03-15 10:24:00</text:p>
          </table:table-cell>
          <table:table-cell table:style-name="ce1" office:value-type="float" office:value="22.8" calcext:value-type="float">
            <text:p>22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5:00" calcext:value-type="date">
            <text:p>2026-03-15 10:25:0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6:00" calcext:value-type="date">
            <text:p>2026-03-15 10:26:00</text:p>
          </table:table-cell>
          <table:table-cell table:style-name="ce1" office:value-type="float" office:value="39.1" calcext:value-type="float">
            <text:p>39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7:00" calcext:value-type="date">
            <text:p>2026-03-15 10:27:00</text:p>
          </table:table-cell>
          <table:table-cell table:style-name="ce1" office:value-type="float" office:value="29.3" calcext:value-type="float">
            <text:p>29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8:00" calcext:value-type="date">
            <text:p>2026-03-15 10:28:00</text:p>
          </table:table-cell>
          <table:table-cell table:style-name="ce1" office:value-type="float" office:value="18.8" calcext:value-type="float">
            <text:p>18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29:00" calcext:value-type="date">
            <text:p>2026-03-15 10:29:00</text:p>
          </table:table-cell>
          <table:table-cell table:style-name="ce1" office:value-type="float" office:value="23.1" calcext:value-type="float">
            <text:p>23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0:00" calcext:value-type="date">
            <text:p>2026-03-15 10:30:00</text:p>
          </table:table-cell>
          <table:table-cell table:style-name="ce1" office:value-type="float" office:value="27.3" calcext:value-type="float">
            <text:p>27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1:00" calcext:value-type="date">
            <text:p>2026-03-15 10:31:00</text:p>
          </table:table-cell>
          <table:table-cell table:style-name="ce1" office:value-type="float" office:value="15.5" calcext:value-type="float">
            <text:p>15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2:00" calcext:value-type="date">
            <text:p>2026-03-15 10:32:00</text:p>
          </table:table-cell>
          <table:table-cell table:style-name="ce1" office:value-type="float" office:value="7.52" calcext:value-type="float">
            <text:p>7.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3:00" calcext:value-type="date">
            <text:p>2026-03-15 10:33:00</text:p>
          </table:table-cell>
          <table:table-cell table:style-name="ce1" office:value-type="float" office:value="18.4" calcext:value-type="float">
            <text:p>18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4:00" calcext:value-type="date">
            <text:p>2026-03-15 10:34:00</text:p>
          </table:table-cell>
          <table:table-cell table:style-name="ce1" office:value-type="float" office:value="7.05" calcext:value-type="float">
            <text:p>7.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5:00" calcext:value-type="date">
            <text:p>2026-03-15 10:35:00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6:00" calcext:value-type="date">
            <text:p>2026-03-15 10:36:00</text:p>
          </table:table-cell>
          <table:table-cell table:style-name="ce1" office:value-type="float" office:value="7.8" calcext:value-type="float">
            <text:p>7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7:00" calcext:value-type="date">
            <text:p>2026-03-15 10:37:00</text:p>
          </table:table-cell>
          <table:table-cell table:style-name="ce1" office:value-type="float" office:value="14.6" calcext:value-type="float">
            <text:p>14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8:00" calcext:value-type="date">
            <text:p>2026-03-15 10:38:00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39:00" calcext:value-type="date">
            <text:p>2026-03-15 10:39:00</text:p>
          </table:table-cell>
          <table:table-cell table:style-name="ce1" office:value-type="float" office:value="8.02" calcext:value-type="float">
            <text:p>8.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40:00" calcext:value-type="date">
            <text:p>2026-03-15 10:40:00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41:00" calcext:value-type="date">
            <text:p>2026-03-15 10:41:00</text:p>
          </table:table-cell>
          <table:table-cell table:style-name="ce1" office:value-type="float" office:value="2.23" calcext:value-type="float">
            <text:p>2.2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42:00" calcext:value-type="date">
            <text:p>2026-03-15 10:42:00</text:p>
          </table:table-cell>
          <table:table-cell table:style-name="ce1" office:value-type="float" office:value="8.46" calcext:value-type="float">
            <text:p>8.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43:00" calcext:value-type="date">
            <text:p>2026-03-15 10:43:00</text:p>
          </table:table-cell>
          <table:table-cell table:style-name="ce4" office:value-type="float" office:value="136" calcext:value-type="float">
            <text:p>13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2:00" calcext:value-type="date">
            <text:p>2026-03-15 10:52:0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3:00" calcext:value-type="date">
            <text:p>2026-03-15 10:53:00</text:p>
          </table:table-cell>
          <table:table-cell table:style-name="ce1" office:value-type="float" office:value="57.7" calcext:value-type="float">
            <text:p>57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4:00" calcext:value-type="date">
            <text:p>2026-03-15 10:54:00</text:p>
          </table:table-cell>
          <table:table-cell table:style-name="ce1" office:value-type="float" office:value="46.3" calcext:value-type="float">
            <text:p>46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5:00" calcext:value-type="date">
            <text:p>2026-03-15 10:55:00</text:p>
          </table:table-cell>
          <table:table-cell table:style-name="ce1" office:value-type="float" office:value="41.6" calcext:value-type="float">
            <text:p>41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6:00" calcext:value-type="date">
            <text:p>2026-03-15 10:56:00</text:p>
          </table:table-cell>
          <table:table-cell table:style-name="ce1" office:value-type="float" office:value="39.5" calcext:value-type="float">
            <text:p>39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7:00" calcext:value-type="date">
            <text:p>2026-03-15 10:57:00</text:p>
          </table:table-cell>
          <table:table-cell table:style-name="ce1" office:value-type="float" office:value="35.1" calcext:value-type="float">
            <text:p>35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8:00" calcext:value-type="date">
            <text:p>2026-03-15 10:58:00</text:p>
          </table:table-cell>
          <table:table-cell table:style-name="ce1" office:value-type="float" office:value="36.3" calcext:value-type="float">
            <text:p>36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0:59:00" calcext:value-type="date">
            <text:p>2026-03-15 10:59:00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0:00" calcext:value-type="date">
            <text:p>2026-03-15 11:00:00</text:p>
          </table:table-cell>
          <table:table-cell table:style-name="ce1" office:value-type="float" office:value="32.8" calcext:value-type="float">
            <text:p>32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1:00" calcext:value-type="date">
            <text:p>2026-03-15 11:01:00</text:p>
          </table:table-cell>
          <table:table-cell table:style-name="ce1" office:value-type="float" office:value="15.5" calcext:value-type="float">
            <text:p>15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2:00" calcext:value-type="date">
            <text:p>2026-03-15 11:02:00</text:p>
          </table:table-cell>
          <table:table-cell table:style-name="ce4" office:value-type="float" office:value="538" calcext:value-type="float">
            <text:p>5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3:00" calcext:value-type="date">
            <text:p>2026-03-15 11:03:00</text:p>
          </table:table-cell>
          <table:table-cell table:style-name="ce1" office:value-type="float" office:value="14.1" calcext:value-type="float">
            <text:p>14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4:00" calcext:value-type="date">
            <text:p>2026-03-15 11:04:00</text:p>
          </table:table-cell>
          <table:table-cell table:style-name="ce1" office:value-type="float" office:value="15.9" calcext:value-type="float">
            <text:p>15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5:00" calcext:value-type="date">
            <text:p>2026-03-15 11:05:00</text:p>
          </table:table-cell>
          <table:table-cell table:style-name="ce1" office:value-type="float" office:value="1.91" calcext:value-type="float">
            <text:p>1.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6:00" calcext:value-type="date">
            <text:p>2026-03-15 11:06:00</text:p>
          </table:table-cell>
          <table:table-cell table:style-name="ce1" office:value-type="float" office:value="10.9" calcext:value-type="float">
            <text:p>10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7:00" calcext:value-type="date">
            <text:p>2026-03-15 11:07:00</text:p>
          </table:table-cell>
          <table:table-cell table:style-name="ce1" office:value-type="float" office:value="7.21" calcext:value-type="float">
            <text:p>7.2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8:00" calcext:value-type="date">
            <text:p>2026-03-15 11:08:00</text:p>
          </table:table-cell>
          <table:table-cell table:style-name="ce1" office:value-type="float" office:value="7.41" calcext:value-type="float">
            <text:p>7.4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09:00" calcext:value-type="date">
            <text:p>2026-03-15 11:09:00</text:p>
          </table:table-cell>
          <table:table-cell table:style-name="ce1" office:value-type="float" office:value="3.74" calcext:value-type="float">
            <text:p>3.7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0:00" calcext:value-type="date">
            <text:p>2026-03-15 11:10:00</text:p>
          </table:table-cell>
          <table:table-cell table:style-name="ce4" office:value-type="float" office:value="602" calcext:value-type="float">
            <text:p>6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1:00" calcext:value-type="date">
            <text:p>2026-03-15 11:11:00</text:p>
          </table:table-cell>
          <table:table-cell table:style-name="ce1" office:value-type="float" office:value="1.87" calcext:value-type="float">
            <text:p>1.8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2:00" calcext:value-type="date">
            <text:p>2026-03-15 11:12:00</text:p>
          </table:table-cell>
          <table:table-cell table:style-name="ce1" office:value-type="float" office:value="3.88" calcext:value-type="float">
            <text:p>3.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3:00" calcext:value-type="date">
            <text:p>2026-03-15 11:13:00</text:p>
          </table:table-cell>
          <table:table-cell table:style-name="ce1" office:value-type="float" office:value="2.07" calcext:value-type="float">
            <text:p>2.0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4:00" calcext:value-type="date">
            <text:p>2026-03-15 11:14:00</text:p>
          </table:table-cell>
          <table:table-cell table:style-name="ce1" office:value-type="float" office:value="6.02" calcext:value-type="float">
            <text:p>6.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5:00" calcext:value-type="date">
            <text:p>2026-03-15 11:15: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6:00" calcext:value-type="date">
            <text:p>2026-03-15 11:16:00</text:p>
          </table:table-cell>
          <table:table-cell table:style-name="ce1" office:value-type="float" office:value="1.95" calcext:value-type="float">
            <text:p>1.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7:00" calcext:value-type="date">
            <text:p>2026-03-15 11:17:00</text:p>
          </table:table-cell>
          <table:table-cell table:style-name="ce4" office:value-type="float" office:value="330" calcext:value-type="float">
            <text:p>3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8:00" calcext:value-type="date">
            <text:p>2026-03-15 11:18:00</text:p>
          </table:table-cell>
          <table:table-cell table:style-name="ce4" office:value-type="float" office:value="391" calcext:value-type="float">
            <text:p>3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19:00" calcext:value-type="date">
            <text:p>2026-03-15 11:19:00</text:p>
          </table:table-cell>
          <table:table-cell table:style-name="ce4" office:value-type="float" office:value="502" calcext:value-type="float">
            <text:p>5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20:00" calcext:value-type="date">
            <text:p>2026-03-15 11:20:00</text:p>
          </table:table-cell>
          <table:table-cell table:style-name="ce4" office:value-type="float" office:value="432" calcext:value-type="float">
            <text:p>43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21:00" calcext:value-type="date">
            <text:p>2026-03-15 11:21:00</text:p>
          </table:table-cell>
          <table:table-cell table:style-name="ce1" office:value-type="float" office:value="8.5" calcext:value-type="float">
            <text:p>8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5T11:22:00" calcext:value-type="date">
            <text:p>2026-03-15 11:22:00</text:p>
          </table:table-cell>
          <table:table-cell table:style-name="ce4" office:value-type="float" office:value="204" calcext:value-type="float">
            <text:p>204</text:p>
          </table:table-cell>
          <table:table-cell table:number-columns-repeated="1022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NG_QUERY_Rolling_p95_dura" table:style-name="ta15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0:00" calcext:value-type="date">
            <text:p>2026-03-14 17:00:00</text:p>
          </table:table-cell>
          <table:table-cell table:style-name="ce1" office:value-type="float" office:value="63.9" calcext:value-type="float">
            <text:p>63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1:00" calcext:value-type="date">
            <text:p>2026-03-14 17:01:00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2:00" calcext:value-type="date">
            <text:p>2026-03-14 17:02:00</text:p>
          </table:table-cell>
          <table:table-cell table:style-name="ce1" office:value-type="float" office:value="45.2" calcext:value-type="float">
            <text:p>45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3:00" calcext:value-type="date">
            <text:p>2026-03-14 17:03:00</text:p>
          </table:table-cell>
          <table:table-cell table:style-name="ce1" office:value-type="float" office:value="7.44" calcext:value-type="float">
            <text:p>7.4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4:00" calcext:value-type="date">
            <text:p>2026-03-14 17:04:00</text:p>
          </table:table-cell>
          <table:table-cell table:style-name="ce1" office:value-type="float" office:value="3.93" calcext:value-type="float">
            <text:p>3.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5:00" calcext:value-type="date">
            <text:p>2026-03-14 17:05:00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6:00" calcext:value-type="date">
            <text:p>2026-03-14 17:06:00</text:p>
          </table:table-cell>
          <table:table-cell table:style-name="ce1" office:value-type="float" office:value="454" calcext:value-type="float">
            <text:p>4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7:00" calcext:value-type="date">
            <text:p>2026-03-14 17:07:00</text:p>
          </table:table-cell>
          <table:table-cell table:style-name="ce1" office:value-type="float" office:value="324" calcext:value-type="float">
            <text:p>32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8:00" calcext:value-type="date">
            <text:p>2026-03-14 17:08:00</text:p>
          </table:table-cell>
          <table:table-cell table:style-name="ce1" office:value-type="float" office:value="707" calcext:value-type="float">
            <text:p>70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09:00" calcext:value-type="date">
            <text:p>2026-03-14 17:09:00</text:p>
          </table:table-cell>
          <table:table-cell table:style-name="ce1" office:value-type="float" office:value="1054" calcext:value-type="float">
            <text:p>10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0:00" calcext:value-type="date">
            <text:p>2026-03-14 17:10:00</text:p>
          </table:table-cell>
          <table:table-cell table:style-name="ce1" office:value-type="float" office:value="24774" calcext:value-type="float">
            <text:p>2477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1:00" calcext:value-type="date">
            <text:p>2026-03-14 17:11:00</text:p>
          </table:table-cell>
          <table:table-cell table:style-name="ce1" office:value-type="float" office:value="15217" calcext:value-type="float">
            <text:p>1521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2:00" calcext:value-type="date">
            <text:p>2026-03-14 17:12:00</text:p>
          </table:table-cell>
          <table:table-cell table:style-name="ce1" office:value-type="float" office:value="12100" calcext:value-type="float">
            <text:p>121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3:00" calcext:value-type="date">
            <text:p>2026-03-14 17:13:00</text:p>
          </table:table-cell>
          <table:table-cell table:style-name="ce1" office:value-type="float" office:value="10454" calcext:value-type="float">
            <text:p>104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4:00" calcext:value-type="date">
            <text:p>2026-03-14 17:14:00</text:p>
          </table:table-cell>
          <table:table-cell table:style-name="ce1" office:value-type="float" office:value="9438" calcext:value-type="float">
            <text:p>94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5:00" calcext:value-type="date">
            <text:p>2026-03-14 17:15:00</text:p>
          </table:table-cell>
          <table:table-cell table:style-name="ce1" office:value-type="float" office:value="8573" calcext:value-type="float">
            <text:p>85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6:00" calcext:value-type="date">
            <text:p>2026-03-14 17:16:00</text:p>
          </table:table-cell>
          <table:table-cell table:style-name="ce1" office:value-type="float" office:value="7895" calcext:value-type="float">
            <text:p>78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7:00" calcext:value-type="date">
            <text:p>2026-03-14 17:17:00</text:p>
          </table:table-cell>
          <table:table-cell table:style-name="ce1" office:value-type="float" office:value="6973" calcext:value-type="float">
            <text:p>69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8:00" calcext:value-type="date">
            <text:p>2026-03-14 17:18:00</text:p>
          </table:table-cell>
          <table:table-cell table:style-name="ce1" office:value-type="float" office:value="6019" calcext:value-type="float">
            <text:p>601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19:00" calcext:value-type="date">
            <text:p>2026-03-14 17:19:00</text:p>
          </table:table-cell>
          <table:table-cell table:style-name="ce1" office:value-type="float" office:value="5208" calcext:value-type="float">
            <text:p>520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0:00" calcext:value-type="date">
            <text:p>2026-03-14 17:20:00</text:p>
          </table:table-cell>
          <table:table-cell table:style-name="ce1" office:value-type="float" office:value="4624" calcext:value-type="float">
            <text:p>462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1:00" calcext:value-type="date">
            <text:p>2026-03-14 17:21:00</text:p>
          </table:table-cell>
          <table:table-cell table:style-name="ce1" office:value-type="float" office:value="3831" calcext:value-type="float">
            <text:p>383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2:00" calcext:value-type="date">
            <text:p>2026-03-14 17:22:00</text:p>
          </table:table-cell>
          <table:table-cell table:style-name="ce1" office:value-type="float" office:value="2795" calcext:value-type="float">
            <text:p>27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3:00" calcext:value-type="date">
            <text:p>2026-03-14 17:23:00</text:p>
          </table:table-cell>
          <table:table-cell table:style-name="ce1" office:value-type="float" office:value="1890" calcext:value-type="float">
            <text:p>189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4:00" calcext:value-type="date">
            <text:p>2026-03-14 17:24:00</text:p>
          </table:table-cell>
          <table:table-cell table:style-name="ce1" office:value-type="float" office:value="1462" calcext:value-type="float">
            <text:p>14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5:00" calcext:value-type="date">
            <text:p>2026-03-14 17:25:00</text:p>
          </table:table-cell>
          <table:table-cell table:style-name="ce1" office:value-type="float" office:value="1146" calcext:value-type="float">
            <text:p>11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6:00" calcext:value-type="date">
            <text:p>2026-03-14 17:26:00</text:p>
          </table:table-cell>
          <table:table-cell table:style-name="ce1" office:value-type="float" office:value="857" calcext:value-type="float">
            <text:p>8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7:00" calcext:value-type="date">
            <text:p>2026-03-14 17:27:00</text:p>
          </table:table-cell>
          <table:table-cell table:style-name="ce1" office:value-type="float" office:value="646" calcext:value-type="float">
            <text:p>6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8:00" calcext:value-type="date">
            <text:p>2026-03-14 17:28:00</text:p>
          </table:table-cell>
          <table:table-cell table:style-name="ce1" office:value-type="float" office:value="509" calcext:value-type="float">
            <text:p>50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29:00" calcext:value-type="date">
            <text:p>2026-03-14 17:29:00</text:p>
          </table:table-cell>
          <table:table-cell table:style-name="ce1" office:value-type="float" office:value="444" calcext:value-type="float">
            <text:p>44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1:00" calcext:value-type="date">
            <text:p>2026-03-14 17:41:00</text:p>
          </table:table-cell>
          <table:table-cell table:style-name="ce1" office:value-type="float" office:value="889" calcext:value-type="float">
            <text:p>8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2:00" calcext:value-type="date">
            <text:p>2026-03-14 17:42:00</text:p>
          </table:table-cell>
          <table:table-cell table:style-name="ce1" office:value-type="float" office:value="504" calcext:value-type="float">
            <text:p>5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3:00" calcext:value-type="date">
            <text:p>2026-03-14 17:43:00</text:p>
          </table:table-cell>
          <table:table-cell table:style-name="ce1" office:value-type="float" office:value="38.9" calcext:value-type="float">
            <text:p>38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4:00" calcext:value-type="date">
            <text:p>2026-03-14 17:44:00</text:p>
          </table:table-cell>
          <table:table-cell table:style-name="ce1" office:value-type="float" office:value="14.2" calcext:value-type="float">
            <text:p>14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5:00" calcext:value-type="date">
            <text:p>2026-03-14 17:45:00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6:00" calcext:value-type="date">
            <text:p>2026-03-14 17:46:00</text:p>
          </table:table-cell>
          <table:table-cell table:style-name="ce1" office:value-type="float" office:value="309" calcext:value-type="float">
            <text:p>30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7:00" calcext:value-type="date">
            <text:p>2026-03-14 17:47:00</text:p>
          </table:table-cell>
          <table:table-cell table:style-name="ce1" office:value-type="float" office:value="603" calcext:value-type="float">
            <text:p>6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8:00" calcext:value-type="date">
            <text:p>2026-03-14 17:48:00</text:p>
          </table:table-cell>
          <table:table-cell table:style-name="ce1" office:value-type="float" office:value="6643" calcext:value-type="float">
            <text:p>66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49:00" calcext:value-type="date">
            <text:p>2026-03-14 17:49:00</text:p>
          </table:table-cell>
          <table:table-cell table:style-name="ce1" office:value-type="float" office:value="47976" calcext:value-type="float">
            <text:p>4797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0:00" calcext:value-type="date">
            <text:p>2026-03-14 17:50:00</text:p>
          </table:table-cell>
          <table:table-cell table:style-name="ce1" office:value-type="float" office:value="20452" calcext:value-type="float">
            <text:p>204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1:00" calcext:value-type="date">
            <text:p>2026-03-14 17:51:00</text:p>
          </table:table-cell>
          <table:table-cell table:style-name="ce1" office:value-type="float" office:value="9751" calcext:value-type="float">
            <text:p>97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2:00" calcext:value-type="date">
            <text:p>2026-03-14 17:52:00</text:p>
          </table:table-cell>
          <table:table-cell table:style-name="ce1" office:value-type="float" office:value="7374" calcext:value-type="float">
            <text:p>737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3:00" calcext:value-type="date">
            <text:p>2026-03-14 17:53:00</text:p>
          </table:table-cell>
          <table:table-cell table:style-name="ce1" office:value-type="float" office:value="6633" calcext:value-type="float">
            <text:p>66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4:00" calcext:value-type="date">
            <text:p>2026-03-14 17:54:00</text:p>
          </table:table-cell>
          <table:table-cell table:style-name="ce1" office:value-type="float" office:value="5911" calcext:value-type="float">
            <text:p>591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5:00" calcext:value-type="date">
            <text:p>2026-03-14 17:55:00</text:p>
          </table:table-cell>
          <table:table-cell table:style-name="ce1" office:value-type="float" office:value="4944" calcext:value-type="float">
            <text:p>494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6:00" calcext:value-type="date">
            <text:p>2026-03-14 17:56:00</text:p>
          </table:table-cell>
          <table:table-cell table:style-name="ce1" office:value-type="float" office:value="4299" calcext:value-type="float">
            <text:p>42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7:00" calcext:value-type="date">
            <text:p>2026-03-14 17:57:00</text:p>
          </table:table-cell>
          <table:table-cell table:style-name="ce1" office:value-type="float" office:value="3840" calcext:value-type="float">
            <text:p>38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8:00" calcext:value-type="date">
            <text:p>2026-03-14 17:58:00</text:p>
          </table:table-cell>
          <table:table-cell table:style-name="ce1" office:value-type="float" office:value="3195" calcext:value-type="float">
            <text:p>31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7:59:00" calcext:value-type="date">
            <text:p>2026-03-14 17:59:00</text:p>
          </table:table-cell>
          <table:table-cell table:style-name="ce1" office:value-type="float" office:value="2577" calcext:value-type="float">
            <text:p>257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0:00" calcext:value-type="date">
            <text:p>2026-03-14 18:00:00</text:p>
          </table:table-cell>
          <table:table-cell table:style-name="ce1" office:value-type="float" office:value="2109" calcext:value-type="float">
            <text:p>210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1:00" calcext:value-type="date">
            <text:p>2026-03-14 18:01:00</text:p>
          </table:table-cell>
          <table:table-cell table:style-name="ce1" office:value-type="float" office:value="1727" calcext:value-type="float">
            <text:p>172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2:00" calcext:value-type="date">
            <text:p>2026-03-14 18:02:00</text:p>
          </table:table-cell>
          <table:table-cell table:style-name="ce1" office:value-type="float" office:value="1400" calcext:value-type="float">
            <text:p>14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3:00" calcext:value-type="date">
            <text:p>2026-03-14 18:03:00</text:p>
          </table:table-cell>
          <table:table-cell table:style-name="ce1" office:value-type="float" office:value="1169" calcext:value-type="float">
            <text:p>11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4:00" calcext:value-type="date">
            <text:p>2026-03-14 18:04:00</text:p>
          </table:table-cell>
          <table:table-cell table:style-name="ce1" office:value-type="float" office:value="989" calcext:value-type="float">
            <text:p>9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5:00" calcext:value-type="date">
            <text:p>2026-03-14 18:05:00</text:p>
          </table:table-cell>
          <table:table-cell table:style-name="ce1" office:value-type="float" office:value="835" calcext:value-type="float">
            <text:p>8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6:00" calcext:value-type="date">
            <text:p>2026-03-14 18:06:00</text:p>
          </table:table-cell>
          <table:table-cell table:style-name="ce1" office:value-type="float" office:value="693" calcext:value-type="float">
            <text:p>6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7:00" calcext:value-type="date">
            <text:p>2026-03-14 18:07:00</text:p>
          </table:table-cell>
          <table:table-cell table:style-name="ce1" office:value-type="float" office:value="581" calcext:value-type="float">
            <text:p>58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8:00" calcext:value-type="date">
            <text:p>2026-03-14 18:08:00</text:p>
          </table:table-cell>
          <table:table-cell table:style-name="ce1" office:value-type="float" office:value="493" calcext:value-type="float">
            <text:p>49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09:00" calcext:value-type="date">
            <text:p>2026-03-14 18:09:00</text:p>
          </table:table-cell>
          <table:table-cell table:style-name="ce1" office:value-type="float" office:value="429" calcext:value-type="float">
            <text:p>42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10:00" calcext:value-type="date">
            <text:p>2026-03-14 18:10:00</text:p>
          </table:table-cell>
          <table:table-cell table:style-name="ce1" office:value-type="float" office:value="372" calcext:value-type="float">
            <text:p>3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11:00" calcext:value-type="date">
            <text:p>2026-03-14 18:11:00</text:p>
          </table:table-cell>
          <table:table-cell table:style-name="ce1" office:value-type="float" office:value="85.1" calcext:value-type="float">
            <text:p>85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4:00" calcext:value-type="date">
            <text:p>2026-03-14 18:24:00</text:p>
          </table:table-cell>
          <table:table-cell table:style-name="ce1" office:value-type="float" office:value="29.9" calcext:value-type="float">
            <text:p>29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5:00" calcext:value-type="date">
            <text:p>2026-03-14 18:25:00</text:p>
          </table:table-cell>
          <table:table-cell table:style-name="ce1" office:value-type="float" office:value="47.2" calcext:value-type="float">
            <text:p>47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6:00" calcext:value-type="date">
            <text:p>2026-03-14 18:26:00</text:p>
          </table:table-cell>
          <table:table-cell table:style-name="ce1" office:value-type="float" office:value="35.1" calcext:value-type="float">
            <text:p>35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7:00" calcext:value-type="date">
            <text:p>2026-03-14 18:27:00</text:p>
          </table:table-cell>
          <table:table-cell table:style-name="ce1" office:value-type="float" office:value="19.2" calcext:value-type="float">
            <text:p>19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8:00" calcext:value-type="date">
            <text:p>2026-03-14 18:28:00</text:p>
          </table:table-cell>
          <table:table-cell table:style-name="ce4" office:value-type="float" office:value="769" calcext:value-type="float">
            <text:p>7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29:00" calcext:value-type="date">
            <text:p>2026-03-14 18:29:00</text:p>
          </table:table-cell>
          <table:table-cell table:style-name="ce1" office:value-type="float" office:value="5.98" calcext:value-type="float">
            <text:p>5.9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0:00" calcext:value-type="date">
            <text:p>2026-03-14 18:30:00</text:p>
          </table:table-cell>
          <table:table-cell table:style-name="ce1" office:value-type="float" office:value="11.9" calcext:value-type="float">
            <text:p>11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1:00" calcext:value-type="date">
            <text:p>2026-03-14 18:31:00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2:00" calcext:value-type="date">
            <text:p>2026-03-14 18:32:00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3:00" calcext:value-type="date">
            <text:p>2026-03-14 18:33:00</text:p>
          </table:table-cell>
          <table:table-cell table:style-name="ce1" office:value-type="float" office:value="513" calcext:value-type="float">
            <text:p>51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4:00" calcext:value-type="date">
            <text:p>2026-03-14 18:34:00</text:p>
          </table:table-cell>
          <table:table-cell table:style-name="ce1" office:value-type="float" office:value="51703" calcext:value-type="float">
            <text:p>517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5:00" calcext:value-type="date">
            <text:p>2026-03-14 18:35:00</text:p>
          </table:table-cell>
          <table:table-cell table:style-name="ce1" office:value-type="float" office:value="41581" calcext:value-type="float">
            <text:p>4158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6:00" calcext:value-type="date">
            <text:p>2026-03-14 18:36:00</text:p>
          </table:table-cell>
          <table:table-cell table:style-name="ce1" office:value-type="float" office:value="11133" calcext:value-type="float">
            <text:p>111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7:00" calcext:value-type="date">
            <text:p>2026-03-14 18:37:00</text:p>
          </table:table-cell>
          <table:table-cell table:style-name="ce1" office:value-type="float" office:value="6776" calcext:value-type="float">
            <text:p>677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8:00" calcext:value-type="date">
            <text:p>2026-03-14 18:38:00</text:p>
          </table:table-cell>
          <table:table-cell table:style-name="ce1" office:value-type="float" office:value="4973" calcext:value-type="float">
            <text:p>49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39:00" calcext:value-type="date">
            <text:p>2026-03-14 18:39:00</text:p>
          </table:table-cell>
          <table:table-cell table:style-name="ce1" office:value-type="float" office:value="4034" calcext:value-type="float">
            <text:p>403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0:00" calcext:value-type="date">
            <text:p>2026-03-14 18:40:00</text:p>
          </table:table-cell>
          <table:table-cell table:style-name="ce1" office:value-type="float" office:value="3452" calcext:value-type="float">
            <text:p>34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1:00" calcext:value-type="date">
            <text:p>2026-03-14 18:41:00</text:p>
          </table:table-cell>
          <table:table-cell table:style-name="ce1" office:value-type="float" office:value="2786" calcext:value-type="float">
            <text:p>278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2:00" calcext:value-type="date">
            <text:p>2026-03-14 18:42:00</text:p>
          </table:table-cell>
          <table:table-cell table:style-name="ce1" office:value-type="float" office:value="2291" calcext:value-type="float">
            <text:p>229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3:00" calcext:value-type="date">
            <text:p>2026-03-14 18:43:00</text:p>
          </table:table-cell>
          <table:table-cell table:style-name="ce1" office:value-type="float" office:value="1925" calcext:value-type="float">
            <text:p>192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4:00" calcext:value-type="date">
            <text:p>2026-03-14 18:44:00</text:p>
          </table:table-cell>
          <table:table-cell table:style-name="ce1" office:value-type="float" office:value="1571" calcext:value-type="float">
            <text:p>15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5:00" calcext:value-type="date">
            <text:p>2026-03-14 18:45:00</text:p>
          </table:table-cell>
          <table:table-cell table:style-name="ce1" office:value-type="float" office:value="1272" calcext:value-type="float">
            <text:p>12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6:00" calcext:value-type="date">
            <text:p>2026-03-14 18:46:00</text:p>
          </table:table-cell>
          <table:table-cell table:style-name="ce1" office:value-type="float" office:value="996" calcext:value-type="float">
            <text:p>9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7:00" calcext:value-type="date">
            <text:p>2026-03-14 18:47:00</text:p>
          </table:table-cell>
          <table:table-cell table:style-name="ce1" office:value-type="float" office:value="763" calcext:value-type="float">
            <text:p>7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8:00" calcext:value-type="date">
            <text:p>2026-03-14 18:48:00</text:p>
          </table:table-cell>
          <table:table-cell table:style-name="ce1" office:value-type="float" office:value="583" calcext:value-type="float">
            <text:p>58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49:00" calcext:value-type="date">
            <text:p>2026-03-14 18:49:00</text:p>
          </table:table-cell>
          <table:table-cell table:style-name="ce1" office:value-type="float" office:value="457" calcext:value-type="float">
            <text:p>4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50:00" calcext:value-type="date">
            <text:p>2026-03-14 18:50:00</text:p>
          </table:table-cell>
          <table:table-cell table:style-name="ce1" office:value-type="float" office:value="373" calcext:value-type="float">
            <text:p>3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51:00" calcext:value-type="date">
            <text:p>2026-03-14 18:51:00</text:p>
          </table:table-cell>
          <table:table-cell table:style-name="ce1" office:value-type="float" office:value="319" calcext:value-type="float">
            <text:p>31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52:00" calcext:value-type="date">
            <text:p>2026-03-14 18:52:00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53:00" calcext:value-type="date">
            <text:p>2026-03-14 18:53:00</text:p>
          </table:table-cell>
          <table:table-cell table:style-name="ce1" office:value-type="float" office:value="233" calcext:value-type="float">
            <text:p>2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8:54:00" calcext:value-type="date">
            <text:p>2026-03-14 18:54:00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3:00" calcext:value-type="date">
            <text:p>2026-03-14 19:03:00</text:p>
          </table:table-cell>
          <table:table-cell table:style-name="ce1" office:value-type="float" office:value="1031" calcext:value-type="float">
            <text:p>103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4:00" calcext:value-type="date">
            <text:p>2026-03-14 19:04:00</text:p>
          </table:table-cell>
          <table:table-cell table:style-name="ce1" office:value-type="float" office:value="918" calcext:value-type="float">
            <text:p>91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5:00" calcext:value-type="date">
            <text:p>2026-03-14 19:05:00</text:p>
          </table:table-cell>
          <table:table-cell table:style-name="ce1" office:value-type="float" office:value="758" calcext:value-type="float">
            <text:p>75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6:00" calcext:value-type="date">
            <text:p>2026-03-14 19:06:00</text:p>
          </table:table-cell>
          <table:table-cell table:style-name="ce1" office:value-type="float" office:value="554" calcext:value-type="float">
            <text:p>5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7:00" calcext:value-type="date">
            <text:p>2026-03-14 19:07:00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8:00" calcext:value-type="date">
            <text:p>2026-03-14 19:08:00</text:p>
          </table:table-cell>
          <table:table-cell table:style-name="ce1" office:value-type="float" office:value="36.6" calcext:value-type="float">
            <text:p>36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09:00" calcext:value-type="date">
            <text:p>2026-03-14 19:09:00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0:00" calcext:value-type="date">
            <text:p>2026-03-14 19:10:00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1:00" calcext:value-type="date">
            <text:p>2026-03-14 19:11:00</text:p>
          </table:table-cell>
          <table:table-cell table:style-name="ce1" office:value-type="float" office:value="3764" calcext:value-type="float">
            <text:p>37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2:00" calcext:value-type="date">
            <text:p>2026-03-14 19:12:00</text:p>
          </table:table-cell>
          <table:table-cell table:style-name="ce1" office:value-type="float" office:value="5464" calcext:value-type="float">
            <text:p>54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3:00" calcext:value-type="date">
            <text:p>2026-03-14 19:13:00</text:p>
          </table:table-cell>
          <table:table-cell table:style-name="ce1" office:value-type="float" office:value="4217" calcext:value-type="float">
            <text:p>421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4:00" calcext:value-type="date">
            <text:p>2026-03-14 19:14:00</text:p>
          </table:table-cell>
          <table:table-cell table:style-name="ce1" office:value-type="float" office:value="3536" calcext:value-type="float">
            <text:p>353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5:00" calcext:value-type="date">
            <text:p>2026-03-14 19:15:00</text:p>
          </table:table-cell>
          <table:table-cell table:style-name="ce1" office:value-type="float" office:value="2888" calcext:value-type="float">
            <text:p>28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6:00" calcext:value-type="date">
            <text:p>2026-03-14 19:16:00</text:p>
          </table:table-cell>
          <table:table-cell table:style-name="ce1" office:value-type="float" office:value="2361" calcext:value-type="float">
            <text:p>23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7:00" calcext:value-type="date">
            <text:p>2026-03-14 19:17:00</text:p>
          </table:table-cell>
          <table:table-cell table:style-name="ce1" office:value-type="float" office:value="2047" calcext:value-type="float">
            <text:p>204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8:00" calcext:value-type="date">
            <text:p>2026-03-14 19:18:00</text:p>
          </table:table-cell>
          <table:table-cell table:style-name="ce1" office:value-type="float" office:value="1786" calcext:value-type="float">
            <text:p>178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19:00" calcext:value-type="date">
            <text:p>2026-03-14 19:19:00</text:p>
          </table:table-cell>
          <table:table-cell table:style-name="ce1" office:value-type="float" office:value="1548" calcext:value-type="float">
            <text:p>15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0:00" calcext:value-type="date">
            <text:p>2026-03-14 19:20:00</text:p>
          </table:table-cell>
          <table:table-cell table:style-name="ce1" office:value-type="float" office:value="1312" calcext:value-type="float">
            <text:p>131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1:00" calcext:value-type="date">
            <text:p>2026-03-14 19:21:00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2:00" calcext:value-type="date">
            <text:p>2026-03-14 19:22:00</text:p>
          </table:table-cell>
          <table:table-cell table:style-name="ce1" office:value-type="float" office:value="984" calcext:value-type="float">
            <text:p>98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3:00" calcext:value-type="date">
            <text:p>2026-03-14 19:23:00</text:p>
          </table:table-cell>
          <table:table-cell table:style-name="ce1" office:value-type="float" office:value="876" calcext:value-type="float">
            <text:p>87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4:00" calcext:value-type="date">
            <text:p>2026-03-14 19:24:00</text:p>
          </table:table-cell>
          <table:table-cell table:style-name="ce1" office:value-type="float" office:value="785" calcext:value-type="float">
            <text:p>78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5:00" calcext:value-type="date">
            <text:p>2026-03-14 19:25:00</text:p>
          </table:table-cell>
          <table:table-cell table:style-name="ce1" office:value-type="float" office:value="701" calcext:value-type="float">
            <text:p>7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6:00" calcext:value-type="date">
            <text:p>2026-03-14 19:26:00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7:00" calcext:value-type="date">
            <text:p>2026-03-14 19:27:00</text:p>
          </table:table-cell>
          <table:table-cell table:style-name="ce1" office:value-type="float" office:value="559" calcext:value-type="float">
            <text:p>55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8:00" calcext:value-type="date">
            <text:p>2026-03-14 19:28:00</text:p>
          </table:table-cell>
          <table:table-cell table:style-name="ce1" office:value-type="float" office:value="496" calcext:value-type="float">
            <text:p>4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29:00" calcext:value-type="date">
            <text:p>2026-03-14 19:29:00</text:p>
          </table:table-cell>
          <table:table-cell table:style-name="ce1" office:value-type="float" office:value="446" calcext:value-type="float">
            <text:p>4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30:00" calcext:value-type="date">
            <text:p>2026-03-14 19:30:00</text:p>
          </table:table-cell>
          <table:table-cell table:style-name="ce1" office:value-type="float" office:value="399" calcext:value-type="float">
            <text:p>3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31:00" calcext:value-type="date">
            <text:p>2026-03-14 19:31:00</text:p>
          </table:table-cell>
          <table:table-cell table:style-name="ce1" office:value-type="float" office:value="363" calcext:value-type="float">
            <text:p>3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32:00" calcext:value-type="date">
            <text:p>2026-03-14 19:32:00</text:p>
          </table:table-cell>
          <table:table-cell table:style-name="ce1" office:value-type="float" office:value="332" calcext:value-type="float">
            <text:p>33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33:00" calcext:value-type="date">
            <text:p>2026-03-14 19:33:00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1:00" calcext:value-type="date">
            <text:p>2026-03-14 19:41:00</text:p>
          </table:table-cell>
          <table:table-cell table:style-name="ce1" office:value-type="float" office:value="352" calcext:value-type="float">
            <text:p>3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2:00" calcext:value-type="date">
            <text:p>2026-03-14 19:42:00</text:p>
          </table:table-cell>
          <table:table-cell table:style-name="ce1" office:value-type="float" office:value="57.8" calcext:value-type="float">
            <text:p>57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3:00" calcext:value-type="date">
            <text:p>2026-03-14 19:43:00</text:p>
          </table:table-cell>
          <table:table-cell table:style-name="ce1" office:value-type="float" office:value="19.3" calcext:value-type="float">
            <text:p>19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4:00" calcext:value-type="date">
            <text:p>2026-03-14 19:44:00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5:00" calcext:value-type="date">
            <text:p>2026-03-14 19:45:00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6:00" calcext:value-type="date">
            <text:p>2026-03-14 19:46:00</text:p>
          </table:table-cell>
          <table:table-cell table:style-name="ce1"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7:00" calcext:value-type="date">
            <text:p>2026-03-14 19:47:00</text:p>
          </table:table-cell>
          <table:table-cell table:style-name="ce1" office:value-type="float" office:value="3935" calcext:value-type="float">
            <text:p>39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8:00" calcext:value-type="date">
            <text:p>2026-03-14 19:48:00</text:p>
          </table:table-cell>
          <table:table-cell table:style-name="ce1" office:value-type="float" office:value="27697" calcext:value-type="float">
            <text:p>2769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49:00" calcext:value-type="date">
            <text:p>2026-03-14 19:49:00</text:p>
          </table:table-cell>
          <table:table-cell table:style-name="ce1" office:value-type="float" office:value="38556" calcext:value-type="float">
            <text:p>385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0:00" calcext:value-type="date">
            <text:p>2026-03-14 19:50:00</text:p>
          </table:table-cell>
          <table:table-cell table:style-name="ce1" office:value-type="float" office:value="21022" calcext:value-type="float">
            <text:p>2102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1:00" calcext:value-type="date">
            <text:p>2026-03-14 19:51:00</text:p>
          </table:table-cell>
          <table:table-cell table:style-name="ce1" office:value-type="float" office:value="11978" calcext:value-type="float">
            <text:p>1197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2:00" calcext:value-type="date">
            <text:p>2026-03-14 19:52:00</text:p>
          </table:table-cell>
          <table:table-cell table:style-name="ce1" office:value-type="float" office:value="9056" calcext:value-type="float">
            <text:p>90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3:00" calcext:value-type="date">
            <text:p>2026-03-14 19:53:00</text:p>
          </table:table-cell>
          <table:table-cell table:style-name="ce1" office:value-type="float" office:value="7660" calcext:value-type="float">
            <text:p>766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4:00" calcext:value-type="date">
            <text:p>2026-03-14 19:54:00</text:p>
          </table:table-cell>
          <table:table-cell table:style-name="ce1" office:value-type="float" office:value="6637" calcext:value-type="float">
            <text:p>663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5:00" calcext:value-type="date">
            <text:p>2026-03-14 19:55:00</text:p>
          </table:table-cell>
          <table:table-cell table:style-name="ce1" office:value-type="float" office:value="5686" calcext:value-type="float">
            <text:p>568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6:00" calcext:value-type="date">
            <text:p>2026-03-14 19:56:00</text:p>
          </table:table-cell>
          <table:table-cell table:style-name="ce1" office:value-type="float" office:value="5038" calcext:value-type="float">
            <text:p>50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7:00" calcext:value-type="date">
            <text:p>2026-03-14 19:57:00</text:p>
          </table:table-cell>
          <table:table-cell table:style-name="ce1" office:value-type="float" office:value="4482" calcext:value-type="float">
            <text:p>448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8:00" calcext:value-type="date">
            <text:p>2026-03-14 19:58:00</text:p>
          </table:table-cell>
          <table:table-cell table:style-name="ce1" office:value-type="float" office:value="4035" calcext:value-type="float">
            <text:p>40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9:59:00" calcext:value-type="date">
            <text:p>2026-03-14 19:59:00</text:p>
          </table:table-cell>
          <table:table-cell table:style-name="ce1" office:value-type="float" office:value="3335" calcext:value-type="float">
            <text:p>33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0:00" calcext:value-type="date">
            <text:p>2026-03-14 20:00:00</text:p>
          </table:table-cell>
          <table:table-cell table:style-name="ce1" office:value-type="float" office:value="2662" calcext:value-type="float">
            <text:p>26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1:00" calcext:value-type="date">
            <text:p>2026-03-14 20:01:00</text:p>
          </table:table-cell>
          <table:table-cell table:style-name="ce1" office:value-type="float" office:value="2145" calcext:value-type="float">
            <text:p>21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2:00" calcext:value-type="date">
            <text:p>2026-03-14 20:02:00</text:p>
          </table:table-cell>
          <table:table-cell table:style-name="ce1" office:value-type="float" office:value="1772" calcext:value-type="float">
            <text:p>17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3:00" calcext:value-type="date">
            <text:p>2026-03-14 20:03:00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4:00" calcext:value-type="date">
            <text:p>2026-03-14 20:04:00</text:p>
          </table:table-cell>
          <table:table-cell table:style-name="ce1" office:value-type="float" office:value="1048" calcext:value-type="float">
            <text:p>10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5:00" calcext:value-type="date">
            <text:p>2026-03-14 20:05:00</text:p>
          </table:table-cell>
          <table:table-cell table:style-name="ce1" office:value-type="float" office:value="827" calcext:value-type="float">
            <text:p>82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6:00" calcext:value-type="date">
            <text:p>2026-03-14 20:06:00</text:p>
          </table:table-cell>
          <table:table-cell table:style-name="ce1" office:value-type="float" office:value="650" calcext:value-type="float">
            <text:p>65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7:00" calcext:value-type="date">
            <text:p>2026-03-14 20:07:00</text:p>
          </table:table-cell>
          <table:table-cell table:style-name="ce1" office:value-type="float" office:value="525" calcext:value-type="float">
            <text:p>52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8:00" calcext:value-type="date">
            <text:p>2026-03-14 20:08:00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09:00" calcext:value-type="date">
            <text:p>2026-03-14 20:09:00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10:00" calcext:value-type="date">
            <text:p>2026-03-14 20:10:00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20:11:00" calcext:value-type="date">
            <text:p>2026-03-14 20:11:00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NG_QUERY_Canary_global_p95_dura" table:style-name="ta16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P95 Latency ms</text:p>
          </table:table-cell>
          <table:table-cell table:style-name="ce1" office:value-type="string" calcext:value-type="string">
            <text:p>CANARY_GLOBA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::transaction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2:00" calcext:value-type="date">
            <text:p>2026-03-14 13:22:00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3:00" calcext:value-type="date">
            <text:p>2026-03-14 13:23:00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4:00" calcext:value-type="date">
            <text:p>2026-03-14 13:24: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5:00" calcext:value-type="date">
            <text:p>2026-03-14 13:25:00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6:00" calcext:value-type="date">
            <text:p>2026-03-14 13:26:00</text:p>
          </table:table-cell>
          <table:table-cell table:style-name="ce1" office:value-type="float" office:value="58.7" calcext:value-type="float">
            <text:p>58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7:00" calcext:value-type="date">
            <text:p>2026-03-14 13:27:0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8:00" calcext:value-type="date">
            <text:p>2026-03-14 13:28:00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29:00" calcext:value-type="date">
            <text:p>2026-03-14 13:29:00</text:p>
          </table:table-cell>
          <table:table-cell table:style-name="ce1" office:value-type="float" office:value="18.6" calcext:value-type="float">
            <text:p>18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0:00" calcext:value-type="date">
            <text:p>2026-03-14 13:30:00</text:p>
          </table:table-cell>
          <table:table-cell table:style-name="ce4" office:value-type="float" office:value="801" calcext:value-type="float">
            <text:p>8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1:00" calcext:value-type="date">
            <text:p>2026-03-14 13:31:00</text:p>
          </table:table-cell>
          <table:table-cell table:style-name="ce1" office:value-type="float" office:value="1.14" calcext:value-type="float">
            <text:p>1.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2:00" calcext:value-type="date">
            <text:p>2026-03-14 13:32:00</text:p>
          </table:table-cell>
          <table:table-cell table:style-name="ce1" office:value-type="float" office:value="2.26" calcext:value-type="float">
            <text:p>2.2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3:00" calcext:value-type="date">
            <text:p>2026-03-14 13:33:00</text:p>
          </table:table-cell>
          <table:table-cell table:style-name="ce1" office:value-type="float" office:value="4.81" calcext:value-type="float">
            <text:p>4.8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4:00" calcext:value-type="date">
            <text:p>2026-03-14 13:34:00</text:p>
          </table:table-cell>
          <table:table-cell table:style-name="ce1" office:value-type="float" office:value="14.7" calcext:value-type="float">
            <text:p>14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5:00" calcext:value-type="date">
            <text:p>2026-03-14 13:35:00</text:p>
          </table:table-cell>
          <table:table-cell table:style-name="ce1" office:value-type="float" office:value="667" calcext:value-type="float">
            <text:p>66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6:00" calcext:value-type="date">
            <text:p>2026-03-14 13:36:00</text:p>
          </table:table-cell>
          <table:table-cell table:style-name="ce1" office:value-type="float" office:value="6.14" calcext:value-type="float">
            <text:p>6.1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7:00" calcext:value-type="date">
            <text:p>2026-03-14 13:37:00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8:00" calcext:value-type="date">
            <text:p>2026-03-14 13:38:00</text:p>
          </table:table-cell>
          <table:table-cell table:style-name="ce1" office:value-type="float" office:value="3180" calcext:value-type="float">
            <text:p>318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39:00" calcext:value-type="date">
            <text:p>2026-03-14 13:39:00</text:p>
          </table:table-cell>
          <table:table-cell table:style-name="ce1" office:value-type="float" office:value="2964" calcext:value-type="float">
            <text:p>29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0:00" calcext:value-type="date">
            <text:p>2026-03-14 13:40:00</text:p>
          </table:table-cell>
          <table:table-cell table:style-name="ce1" office:value-type="float" office:value="1082" calcext:value-type="float">
            <text:p>108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1:00" calcext:value-type="date">
            <text:p>2026-03-14 13:41:00</text:p>
          </table:table-cell>
          <table:table-cell table:style-name="ce1" office:value-type="float" office:value="407" calcext:value-type="float">
            <text:p>40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2:00" calcext:value-type="date">
            <text:p>2026-03-14 13:42:00</text:p>
          </table:table-cell>
          <table:table-cell table:style-name="ce1" office:value-type="float" office:value="288" calcext:value-type="float">
            <text:p>2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3:00" calcext:value-type="date">
            <text:p>2026-03-14 13:43:00</text:p>
          </table:table-cell>
          <table:table-cell table:style-name="ce1" office:value-type="float" office:value="235" calcext:value-type="float">
            <text:p>2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4:00" calcext:value-type="date">
            <text:p>2026-03-14 13:44:00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5:00" calcext:value-type="date">
            <text:p>2026-03-14 13:45:00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6:00" calcext:value-type="date">
            <text:p>2026-03-14 13:46:00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7:00" calcext:value-type="date">
            <text:p>2026-03-14 13:47:0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8:00" calcext:value-type="date">
            <text:p>2026-03-14 13:48:00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49:00" calcext:value-type="date">
            <text:p>2026-03-14 13:49:00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50:00" calcext:value-type="date">
            <text:p>2026-03-14 13:50:00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51:00" calcext:value-type="date">
            <text:p>2026-03-14 13:51:00</text:p>
          </table:table-cell>
          <table:table-cell table:style-name="ce1" office:value-type="float" office:value="99.1" calcext:value-type="float">
            <text:p>99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3:52:00" calcext:value-type="date">
            <text:p>2026-03-14 13:52:00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0:00" calcext:value-type="date">
            <text:p>2026-03-14 14:00:00</text:p>
          </table:table-cell>
          <table:table-cell table:style-name="ce1" office:value-type="float" office:value="5.61" calcext:value-type="float">
            <text:p>5.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1:00" calcext:value-type="date">
            <text:p>2026-03-14 14:01:00</text:p>
          </table:table-cell>
          <table:table-cell table:style-name="ce1" office:value-type="float" office:value="36.4" calcext:value-type="float">
            <text:p>36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2:00" calcext:value-type="date">
            <text:p>2026-03-14 14:02:00</text:p>
          </table:table-cell>
          <table:table-cell table:style-name="ce1" office:value-type="float" office:value="30.7" calcext:value-type="float">
            <text:p>30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3:00" calcext:value-type="date">
            <text:p>2026-03-14 14:03:00</text:p>
          </table:table-cell>
          <table:table-cell table:style-name="ce1" office:value-type="float" office:value="36.9" calcext:value-type="float">
            <text:p>36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4:00" calcext:value-type="date">
            <text:p>2026-03-14 14:04:0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5:00" calcext:value-type="date">
            <text:p>2026-03-14 14:05:00</text:p>
          </table:table-cell>
          <table:table-cell table:style-name="ce1" office:value-type="float" office:value="29.3" calcext:value-type="float">
            <text:p>29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6:00" calcext:value-type="date">
            <text:p>2026-03-14 14:06:00</text:p>
          </table:table-cell>
          <table:table-cell table:style-name="ce1" office:value-type="float" office:value="29.2" calcext:value-type="float">
            <text:p>29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7:00" calcext:value-type="date">
            <text:p>2026-03-14 14:07:00</text:p>
          </table:table-cell>
          <table:table-cell table:style-name="ce1" office:value-type="float" office:value="10.4" calcext:value-type="float">
            <text:p>10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8:00" calcext:value-type="date">
            <text:p>2026-03-14 14:08:00</text:p>
          </table:table-cell>
          <table:table-cell table:style-name="ce4" office:value-type="float" office:value="469" calcext:value-type="float">
            <text:p>4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09:00" calcext:value-type="date">
            <text:p>2026-03-14 14:09:00</text:p>
          </table:table-cell>
          <table:table-cell table:style-name="ce4" office:value-type="float" office:value="562" calcext:value-type="float">
            <text:p>5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0:00" calcext:value-type="date">
            <text:p>2026-03-14 14:10:00</text:p>
          </table:table-cell>
          <table:table-cell table:style-name="ce4" office:value-type="float" office:value="803" calcext:value-type="float">
            <text:p>8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1:00" calcext:value-type="date">
            <text:p>2026-03-14 14:11:00</text:p>
          </table:table-cell>
          <table:table-cell table:style-name="ce1" office:value-type="float" office:value="1.56" calcext:value-type="float">
            <text:p>1.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2:00" calcext:value-type="date">
            <text:p>2026-03-14 14:12:00</text:p>
          </table:table-cell>
          <table:table-cell table:style-name="ce1" office:value-type="float" office:value="4.45" calcext:value-type="float">
            <text:p>4.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3:00" calcext:value-type="date">
            <text:p>2026-03-14 14:13:0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4:00" calcext:value-type="date">
            <text:p>2026-03-14 14:14:00</text:p>
          </table:table-cell>
          <table:table-cell table:style-name="ce1" office:value-type="float" office:value="7.64" calcext:value-type="float">
            <text:p>7.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5:00" calcext:value-type="date">
            <text:p>2026-03-14 14:15:00</text:p>
          </table:table-cell>
          <table:table-cell table:style-name="ce1" office:value-type="float" office:value="45.9" calcext:value-type="float">
            <text:p>45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6:00" calcext:value-type="date">
            <text:p>2026-03-14 14:16:00</text:p>
          </table:table-cell>
          <table:table-cell table:style-name="ce1" office:value-type="float" office:value="13.7" calcext:value-type="float">
            <text:p>13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7:00" calcext:value-type="date">
            <text:p>2026-03-14 14:17:00</text:p>
          </table:table-cell>
          <table:table-cell table:style-name="ce1" office:value-type="float" office:value="913" calcext:value-type="float">
            <text:p>91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8:00" calcext:value-type="date">
            <text:p>2026-03-14 14:18:00</text:p>
          </table:table-cell>
          <table:table-cell table:style-name="ce1" office:value-type="float" office:value="1417" calcext:value-type="float">
            <text:p>141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19:00" calcext:value-type="date">
            <text:p>2026-03-14 14:19:00</text:p>
          </table:table-cell>
          <table:table-cell table:style-name="ce1" office:value-type="float" office:value="1201" calcext:value-type="float">
            <text:p>12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0:00" calcext:value-type="date">
            <text:p>2026-03-14 14:20:00</text:p>
          </table:table-cell>
          <table:table-cell table:style-name="ce1" office:value-type="float" office:value="968" calcext:value-type="float">
            <text:p>9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1:00" calcext:value-type="date">
            <text:p>2026-03-14 14:21:00</text:p>
          </table:table-cell>
          <table:table-cell table:style-name="ce1" office:value-type="float" office:value="860" calcext:value-type="float">
            <text:p>86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2:00" calcext:value-type="date">
            <text:p>2026-03-14 14:22:0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3:00" calcext:value-type="date">
            <text:p>2026-03-14 14:23:00</text:p>
          </table:table-cell>
          <table:table-cell table:style-name="ce1" office:value-type="float" office:value="789" calcext:value-type="float">
            <text:p>7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4:00" calcext:value-type="date">
            <text:p>2026-03-14 14:24:00</text:p>
          </table:table-cell>
          <table:table-cell table:style-name="ce1" office:value-type="float" office:value="683" calcext:value-type="float">
            <text:p>68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5:00" calcext:value-type="date">
            <text:p>2026-03-14 14:25:00</text:p>
          </table:table-cell>
          <table:table-cell table:style-name="ce1" office:value-type="float" office:value="528" calcext:value-type="float">
            <text:p>52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6:00" calcext:value-type="date">
            <text:p>2026-03-14 14:26:00</text:p>
          </table:table-cell>
          <table:table-cell table:style-name="ce1" office:value-type="float" office:value="412" calcext:value-type="float">
            <text:p>41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7:00" calcext:value-type="date">
            <text:p>2026-03-14 14:27:00</text:p>
          </table:table-cell>
          <table:table-cell table:style-name="ce1" office:value-type="float" office:value="331" calcext:value-type="float">
            <text:p>33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8:00" calcext:value-type="date">
            <text:p>2026-03-14 14:28:00</text:p>
          </table:table-cell>
          <table:table-cell table:style-name="ce1" office:value-type="float" office:value="283" calcext:value-type="float">
            <text:p>28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29:00" calcext:value-type="date">
            <text:p>2026-03-14 14:29:00</text:p>
          </table:table-cell>
          <table:table-cell table:style-name="ce1"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30:00" calcext:value-type="date">
            <text:p>2026-03-14 14:30:00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38:00" calcext:value-type="date">
            <text:p>2026-03-14 14:38:00</text:p>
          </table:table-cell>
          <table:table-cell table:style-name="ce1" office:value-type="float" office:value="41.3" calcext:value-type="float">
            <text:p>41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39:00" calcext:value-type="date">
            <text:p>2026-03-14 14:39:00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0:00" calcext:value-type="date">
            <text:p>2026-03-14 14:40:00</text:p>
          </table:table-cell>
          <table:table-cell table:style-name="ce1" office:value-type="float" office:value="41.6" calcext:value-type="float">
            <text:p>41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1:00" calcext:value-type="date">
            <text:p>2026-03-14 14:41:00</text:p>
          </table:table-cell>
          <table:table-cell table:style-name="ce1" office:value-type="float" office:value="41.3" calcext:value-type="float">
            <text:p>41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2:00" calcext:value-type="date">
            <text:p>2026-03-14 14:42:00</text:p>
          </table:table-cell>
          <table:table-cell table:style-name="ce1" office:value-type="float" office:value="38.5" calcext:value-type="float">
            <text:p>38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3:00" calcext:value-type="date">
            <text:p>2026-03-14 14:43:00</text:p>
          </table:table-cell>
          <table:table-cell table:style-name="ce1" office:value-type="float" office:value="36.1" calcext:value-type="float">
            <text:p>36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4:00" calcext:value-type="date">
            <text:p>2026-03-14 14:44:00</text:p>
          </table:table-cell>
          <table:table-cell table:style-name="ce1" office:value-type="float" office:value="16.1" calcext:value-type="float">
            <text:p>16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5:00" calcext:value-type="date">
            <text:p>2026-03-14 14:45:00</text:p>
          </table:table-cell>
          <table:table-cell table:style-name="ce4" office:value-type="float" office:value="588" calcext:value-type="float">
            <text:p>58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6:00" calcext:value-type="date">
            <text:p>2026-03-14 14:46:00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7:00" calcext:value-type="date">
            <text:p>2026-03-14 14:47:00</text:p>
          </table:table-cell>
          <table:table-cell table:style-name="ce1" office:value-type="float" office:value="2.89" calcext:value-type="float">
            <text:p>2.8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8:00" calcext:value-type="date">
            <text:p>2026-03-14 14:48:00</text:p>
          </table:table-cell>
          <table:table-cell table:style-name="ce1" office:value-type="float" office:value="21.2" calcext:value-type="float">
            <text:p>21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49:00" calcext:value-type="date">
            <text:p>2026-03-14 14:49:00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0:00" calcext:value-type="date">
            <text:p>2026-03-14 14:50:00</text:p>
          </table:table-cell>
          <table:table-cell table:style-name="ce1" office:value-type="float" office:value="7.11" calcext:value-type="float">
            <text:p>7.1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1:00" calcext:value-type="date">
            <text:p>2026-03-14 14:51:00</text:p>
          </table:table-cell>
          <table:table-cell table:style-name="ce1" office:value-type="float" office:value="6.16" calcext:value-type="float">
            <text:p>6.1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2:00" calcext:value-type="date">
            <text:p>2026-03-14 14:52:00</text:p>
          </table:table-cell>
          <table:table-cell table:style-name="ce1" office:value-type="float" office:value="25.5" calcext:value-type="float">
            <text:p>25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3:00" calcext:value-type="date">
            <text:p>2026-03-14 14:53:00</text:p>
          </table:table-cell>
          <table:table-cell table:style-name="ce1" office:value-type="float" office:value="226" calcext:value-type="float">
            <text:p>22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4:00" calcext:value-type="date">
            <text:p>2026-03-14 14:54:00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5:00" calcext:value-type="date">
            <text:p>2026-03-14 14:55:00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6:00" calcext:value-type="date">
            <text:p>2026-03-14 14:56:00</text:p>
          </table:table-cell>
          <table:table-cell table:style-name="ce1" office:value-type="float" office:value="534" calcext:value-type="float">
            <text:p>53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7:00" calcext:value-type="date">
            <text:p>2026-03-14 14:57:00</text:p>
          </table:table-cell>
          <table:table-cell table:style-name="ce1" office:value-type="float" office:value="502" calcext:value-type="float">
            <text:p>5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8:00" calcext:value-type="date">
            <text:p>2026-03-14 14:58:00</text:p>
          </table:table-cell>
          <table:table-cell table:style-name="ce1" office:value-type="float" office:value="469" calcext:value-type="float">
            <text:p>4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4:59:00" calcext:value-type="date">
            <text:p>2026-03-14 14:59:00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0:00" calcext:value-type="date">
            <text:p>2026-03-14 15:00:00</text:p>
          </table:table-cell>
          <table:table-cell table:style-name="ce1" office:value-type="float" office:value="408" calcext:value-type="float">
            <text:p>40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1:00" calcext:value-type="date">
            <text:p>2026-03-14 15:01:00</text:p>
          </table:table-cell>
          <table:table-cell table:style-name="ce1" office:value-type="float" office:value="372" calcext:value-type="float">
            <text:p>3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2:00" calcext:value-type="date">
            <text:p>2026-03-14 15:02:00</text:p>
          </table:table-cell>
          <table:table-cell table:style-name="ce1" office:value-type="float" office:value="356" calcext:value-type="float">
            <text:p>3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3:00" calcext:value-type="date">
            <text:p>2026-03-14 15:03:00</text:p>
          </table:table-cell>
          <table:table-cell table:style-name="ce1" office:value-type="float" office:value="327" calcext:value-type="float">
            <text:p>32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4:00" calcext:value-type="date">
            <text:p>2026-03-14 15:04:00</text:p>
          </table:table-cell>
          <table:table-cell table:style-name="ce1" office:value-type="float" office:value="311" calcext:value-type="float">
            <text:p>31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5:00" calcext:value-type="date">
            <text:p>2026-03-14 15:05:00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6:00" calcext:value-type="date">
            <text:p>2026-03-14 15:06:00</text:p>
          </table:table-cell>
          <table:table-cell table:style-name="ce1" office:value-type="float" office:value="251" calcext:value-type="float">
            <text:p>2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7:00" calcext:value-type="date">
            <text:p>2026-03-14 15:07:00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08:00" calcext:value-type="date">
            <text:p>2026-03-14 15:08:00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19:00" calcext:value-type="date">
            <text:p>2026-03-14 15:19:00</text:p>
          </table:table-cell>
          <table:table-cell table:style-name="ce1" office:value-type="float" office:value="15.9" calcext:value-type="float">
            <text:p>15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0:00" calcext:value-type="date">
            <text:p>2026-03-14 15:20:00</text:p>
          </table:table-cell>
          <table:table-cell table:style-name="ce1" office:value-type="float" office:value="94.4" calcext:value-type="float">
            <text:p>94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1:00" calcext:value-type="date">
            <text:p>2026-03-14 15:21:00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2:00" calcext:value-type="date">
            <text:p>2026-03-14 15:22:00</text:p>
          </table:table-cell>
          <table:table-cell table:style-name="ce1" office:value-type="float" office:value="63.3" calcext:value-type="float">
            <text:p>63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3:00" calcext:value-type="date">
            <text:p>2026-03-14 15:23:00</text:p>
          </table:table-cell>
          <table:table-cell table:style-name="ce1" office:value-type="float" office:value="55.9" calcext:value-type="float">
            <text:p>55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4:00" calcext:value-type="date">
            <text:p>2026-03-14 15:24:00</text:p>
          </table:table-cell>
          <table:table-cell table:style-name="ce1" office:value-type="float" office:value="51.2" calcext:value-type="float">
            <text:p>51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5:00" calcext:value-type="date">
            <text:p>2026-03-14 15:25:00</text:p>
          </table:table-cell>
          <table:table-cell table:style-name="ce1" office:value-type="float" office:value="46.4" calcext:value-type="float">
            <text:p>46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6:00" calcext:value-type="date">
            <text:p>2026-03-14 15:26:00</text:p>
          </table:table-cell>
          <table:table-cell table:style-name="ce1" office:value-type="float" office:value="38.5" calcext:value-type="float">
            <text:p>38.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7:00" calcext:value-type="date">
            <text:p>2026-03-14 15:27:00</text:p>
          </table:table-cell>
          <table:table-cell table:style-name="ce1" office:value-type="float" office:value="2.79" calcext:value-type="float">
            <text:p>2.7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8:00" calcext:value-type="date">
            <text:p>2026-03-14 15:28:00</text:p>
          </table:table-cell>
          <table:table-cell table:style-name="ce4" office:value-type="float" office:value="651" calcext:value-type="float">
            <text:p>6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29:00" calcext:value-type="date">
            <text:p>2026-03-14 15:29:00</text:p>
          </table:table-cell>
          <table:table-cell table:style-name="ce4" office:value-type="float" office:value="908" calcext:value-type="float">
            <text:p>90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0:00" calcext:value-type="date">
            <text:p>2026-03-14 15:30:00</text:p>
          </table:table-cell>
          <table:table-cell table:style-name="ce1" office:value-type="float" office:value="1.43" calcext:value-type="float">
            <text:p>1.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1:00" calcext:value-type="date">
            <text:p>2026-03-14 15:31:00</text:p>
          </table:table-cell>
          <table:table-cell table:style-name="ce1" office:value-type="float" office:value="3.39" calcext:value-type="float">
            <text:p>3.3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2:00" calcext:value-type="date">
            <text:p>2026-03-14 15:32:00</text:p>
          </table:table-cell>
          <table:table-cell table:style-name="ce1" office:value-type="float" office:value="33.1" calcext:value-type="float">
            <text:p>33.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3:00" calcext:value-type="date">
            <text:p>2026-03-14 15:33:00</text:p>
          </table:table-cell>
          <table:table-cell table:style-name="ce1" office:value-type="float" office:value="1502" calcext:value-type="float">
            <text:p>150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4:00" calcext:value-type="date">
            <text:p>2026-03-14 15:34:00</text:p>
          </table:table-cell>
          <table:table-cell table:style-name="ce1" office:value-type="float" office:value="295" calcext:value-type="float">
            <text:p>29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5:00" calcext:value-type="date">
            <text:p>2026-03-14 15:35:00</text:p>
          </table:table-cell>
          <table:table-cell table:style-name="ce1" office:value-type="float" office:value="2217" calcext:value-type="float">
            <text:p>221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6:00" calcext:value-type="date">
            <text:p>2026-03-14 15:36:00</text:p>
          </table:table-cell>
          <table:table-cell table:style-name="ce1" office:value-type="float" office:value="5871" calcext:value-type="float">
            <text:p>58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7:00" calcext:value-type="date">
            <text:p>2026-03-14 15:37:00</text:p>
          </table:table-cell>
          <table:table-cell table:style-name="ce1" office:value-type="float" office:value="1796" calcext:value-type="float">
            <text:p>17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8:00" calcext:value-type="date">
            <text:p>2026-03-14 15:38:00</text:p>
          </table:table-cell>
          <table:table-cell table:style-name="ce1" office:value-type="float" office:value="351" calcext:value-type="float">
            <text:p>3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39:00" calcext:value-type="date">
            <text:p>2026-03-14 15:39:00</text:p>
          </table:table-cell>
          <table:table-cell table:style-name="ce1" office:value-type="float" office:value="235" calcext:value-type="float">
            <text:p>2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0:00" calcext:value-type="date">
            <text:p>2026-03-14 15:40:00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1:00" calcext:value-type="date">
            <text:p>2026-03-14 15:41:00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2:00" calcext:value-type="date">
            <text:p>2026-03-14 15:42:0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3:00" calcext:value-type="date">
            <text:p>2026-03-14 15:43:00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4:00" calcext:value-type="date">
            <text:p>2026-03-14 15:44:00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5:00" calcext:value-type="date">
            <text:p>2026-03-14 15:45:00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6:00" calcext:value-type="date">
            <text:p>2026-03-14 15:46:00</text:p>
          </table:table-cell>
          <table:table-cell table:style-name="ce1" office:value-type="float" office:value="97.8" calcext:value-type="float">
            <text:p>97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7:00" calcext:value-type="date">
            <text:p>2026-03-14 15:47:00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8:00" calcext:value-type="date">
            <text:p>2026-03-14 15:48:00</text:p>
          </table:table-cell>
          <table:table-cell table:style-name="ce1" office:value-type="float" office:value="97.3" calcext:value-type="float">
            <text:p>97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5:49:00" calcext:value-type="date">
            <text:p>2026-03-14 15:49:00</text:p>
          </table:table-cell>
          <table:table-cell table:style-name="ce1" office:value-type="float" office:value="49.3" calcext:value-type="float">
            <text:p>49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3:00" calcext:value-type="date">
            <text:p>2026-03-14 16:13:00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4:00" calcext:value-type="date">
            <text:p>2026-03-14 16:14:00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5:00" calcext:value-type="date">
            <text:p>2026-03-14 16:15:00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6:00" calcext:value-type="date">
            <text:p>2026-03-14 16:16:00</text:p>
          </table:table-cell>
          <table:table-cell table:style-name="ce1" office:value-type="float" office:value="62.6" calcext:value-type="float">
            <text:p>62.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7:00" calcext:value-type="date">
            <text:p>2026-03-14 16:17:0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8:00" calcext:value-type="date">
            <text:p>2026-03-14 16:18:00</text:p>
          </table:table-cell>
          <table:table-cell table:style-name="ce1" office:value-type="float" office:value="53.7" calcext:value-type="float">
            <text:p>53.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19:00" calcext:value-type="date">
            <text:p>2026-03-14 16:19:00</text:p>
          </table:table-cell>
          <table:table-cell table:style-name="ce1" office:value-type="float" office:value="49.3" calcext:value-type="float">
            <text:p>49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0:00" calcext:value-type="date">
            <text:p>2026-03-14 16:20:00</text:p>
          </table:table-cell>
          <table:table-cell table:style-name="ce1" office:value-type="float" office:value="5.17" calcext:value-type="float">
            <text:p>5.1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1:00" calcext:value-type="date">
            <text:p>2026-03-14 16:21:00</text:p>
          </table:table-cell>
          <table:table-cell table:style-name="ce4" office:value-type="float" office:value="648" calcext:value-type="float">
            <text:p>6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2:00" calcext:value-type="date">
            <text:p>2026-03-14 16:22:00</text:p>
          </table:table-cell>
          <table:table-cell table:style-name="ce4" office:value-type="float" office:value="927" calcext:value-type="float">
            <text:p>92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3:00" calcext:value-type="date">
            <text:p>2026-03-14 16:23:00</text:p>
          </table:table-cell>
          <table:table-cell table:style-name="ce1" office:value-type="float" office:value="1.43" calcext:value-type="float">
            <text:p>1.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4:00" calcext:value-type="date">
            <text:p>2026-03-14 16:24:00</text:p>
          </table:table-cell>
          <table:table-cell table:style-name="ce1" office:value-type="float" office:value="3.15" calcext:value-type="float">
            <text:p>3.1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5:00" calcext:value-type="date">
            <text:p>2026-03-14 16:25:00</text:p>
          </table:table-cell>
          <table:table-cell table:style-name="ce1" office:value-type="float" office:value="20.3" calcext:value-type="float">
            <text:p>20.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6:00" calcext:value-type="date">
            <text:p>2026-03-14 16:26:00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7:00" calcext:value-type="date">
            <text:p>2026-03-14 16:27:00</text:p>
          </table:table-cell>
          <table:table-cell table:style-name="ce1" office:value-type="float" office:value="7.51" calcext:value-type="float">
            <text:p>7.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8:00" calcext:value-type="date">
            <text:p>2026-03-14 16:28:00</text:p>
          </table:table-cell>
          <table:table-cell table:style-name="ce1" office:value-type="float" office:value="78.4" calcext:value-type="float">
            <text:p>78.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29:00" calcext:value-type="date">
            <text:p>2026-03-14 16:29:00</text:p>
          </table:table-cell>
          <table:table-cell table:style-name="ce1" office:value-type="float" office:value="1569" calcext:value-type="float">
            <text:p>15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0:00" calcext:value-type="date">
            <text:p>2026-03-14 16:30:00</text:p>
          </table:table-cell>
          <table:table-cell table:style-name="ce1" office:value-type="float" office:value="1499" calcext:value-type="float">
            <text:p>149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1:00" calcext:value-type="date">
            <text:p>2026-03-14 16:31:00</text:p>
          </table:table-cell>
          <table:table-cell table:style-name="ce1" office:value-type="float" office:value="1448" calcext:value-type="float">
            <text:p>14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2:00" calcext:value-type="date">
            <text:p>2026-03-14 16:32:00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3:00" calcext:value-type="date">
            <text:p>2026-03-14 16:33:00</text:p>
          </table:table-cell>
          <table:table-cell table:style-name="ce1" office:value-type="float" office:value="950" calcext:value-type="float">
            <text:p>95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4:00" calcext:value-type="date">
            <text:p>2026-03-14 16:34:00</text:p>
          </table:table-cell>
          <table:table-cell table:style-name="ce1" office:value-type="float" office:value="323" calcext:value-type="float">
            <text:p>32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5:00" calcext:value-type="date">
            <text:p>2026-03-14 16:35:00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6:00" calcext:value-type="date">
            <text:p>2026-03-14 16:36:00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7:00" calcext:value-type="date">
            <text:p>2026-03-14 16:37:00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8:00" calcext:value-type="date">
            <text:p>2026-03-14 16:38:00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39:00" calcext:value-type="date">
            <text:p>2026-03-14 16:39:00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40:00" calcext:value-type="date">
            <text:p>2026-03-14 16:40:00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41:00" calcext:value-type="date">
            <text:p>2026-03-14 16:41:00</text:p>
          </table:table-cell>
          <table:table-cell table:style-name="ce1" office:value-type="float" office:value="98.2" calcext:value-type="float">
            <text:p>98.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6-03-14T16:42:00" calcext:value-type="date">
            <text:p>2026-03-14 16:42:00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102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ary_5f_isolate_5f_requests_5f_per_5f_min" style:display-name="PageStyle_Canary_isolate_requests_per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ary_5f_isolate_5f_failure_5f_per_5f_min" style:display-name="PageStyle_Canary_isolate_failure_per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ary_5f_global_5f_failure_5f_per_5f_min" style:display-name="PageStyle_Canary_global_failure_per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ary_5f_global_5f_requests_5f_per_5f_min" style:display-name="PageStyle_Canary_global_requests_per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ling_5f_requests_5f_total_5f_per_5f_min" style:display-name="PageStyle_Rolling_requests_total_per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ling_5f_failure_5f_per_5f_min" style:display-name="PageStyle_Rolling_failure_per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ary_5f_global_5f_requests_5f_p95" style:display-name="PageStyle_Canary_global_requests_p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ling_5f_requests_5f_p95" style:display-name="PageStyle_Rolling_requests_p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ary_5f_isolate_5f_requests_5f_p95" style:display-name="PageStyle_Canary_isolate_requests_p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ary_5f_isolate_5f_p95_5f_dura" style:display-name="PageStyle_canary_isolate_p95_d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ling_5f_p95_5f_dura" style:display-name="PageStyle_Rolling_p95_d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ary_5f_global_5f_p95_5f_dura" style:display-name="PageStyle_canary_global_p95_d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RONG_5f_QUERY_5f_canary_5f_isolate_5f_p95_5f_dura" style:display-name="PageStyle_WRONG_QUERY_canary_isolate_p95_d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RONG_5f_QUERY_5f_Rolling_5f_p95_5f_dura" style:display-name="PageStyle_WRONG_QUERY_Rolling_p95_d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RONG_5f_QUERY_5f_Canary_5f_global_5f_p95_5f_dura" style:display-name="PageStyle_WRONG_QUERY_Canary_global_p95_d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cell-count="4290" meta:object-count="0"/>
    <meta:generator>LibreOfficeDev/6.0.5.2$Linux_X86_64 LibreOffice_project/</meta:generator>
  </office:meta>
</office:document-meta>
</file>